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7632in" table:align="left"/>
    </style:style>
    <style:style style:name="Table1.A" style:family="table-column">
      <style:table-column-properties style:column-width="1.6167in"/>
    </style:style>
    <style:style style:name="Table1.B" style:family="table-column">
      <style:table-column-properties style:column-width="4.1465in"/>
    </style:style>
    <style:style style:name="Table1.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8688in"/>
    </style:style>
    <style:style style:name="Table5.B" style:family="table-column">
      <style:table-column-properties style:column-width="4.8243in"/>
    </style:style>
    <style:style style:name="Table5.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0417in"/>
    </style:style>
    <style:style style:name="Table2.B" style:family="table-column">
      <style:table-column-properties style:column-width="5.6514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1.1854in"/>
    </style:style>
    <style:style style:name="Table3.B" style:family="table-column">
      <style:table-column-properties style:column-width="5.5076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0417in"/>
    </style:style>
    <style:style style:name="Table4.B" style:family="table-column">
      <style:table-column-properties style:column-width="5.6514in"/>
    </style:style>
    <style:style style:name="Table4.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634in"/>
    </style:style>
    <style:style style:name="Table6.B" style:family="table-column">
      <style:table-column-properties style:column-width="6.059in"/>
    </style:style>
    <style:style style:name="Table6.A1" style:family="table-cell">
      <style:table-cell-properties style:vertical-align="middle" fo:padding="0.0194in" fo:border="none"/>
    </style:style>
    <style:style style:name="Table11" style:family="table">
      <style:table-properties style:width="5.525in" fo:margin-left="0in" fo:margin-top="0in" fo:margin-bottom="0in" table:align="left" style:writing-mode="lr-tb"/>
    </style:style>
    <style:style style:name="Table11.A" style:family="table-column">
      <style:table-column-properties style:column-width="0.9597in"/>
    </style:style>
    <style:style style:name="Table11.B" style:family="table-column">
      <style:table-column-properties style:column-width="0.9861in"/>
    </style:style>
    <style:style style:name="Table11.C" style:family="table-column">
      <style:table-column-properties style:column-width="0.984in"/>
    </style:style>
    <style:style style:name="Table11.D" style:family="table-column">
      <style:table-column-properties style:column-width="1.1868in"/>
    </style:style>
    <style:style style:name="Table11.E" style:family="table-column">
      <style:table-column-properties style:column-width="1.4083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background-image/>
      </style:table-cell-properties>
    </style:style>
    <style:style style:name="Table11.A2" style:family="table-cell">
      <style:table-cell-properties fo:padding-left="0.075in" fo:padding-right="0.075in" fo:padding-top="0in" fo:padding-bottom="0in" fo:border="0.5pt solid #000000"/>
    </style:style>
    <style:style style:name="Table11.B2" style:family="table-cell">
      <style:table-cell-properties fo:padding-left="0.075in" fo:padding-right="0.075in" fo:padding-top="0in" fo:padding-bottom="0in" fo:border="0.5pt solid #000000"/>
    </style:style>
    <style:style style:name="Table11.C2" style:family="table-cell">
      <style:table-cell-properties fo:padding-left="0.075in" fo:padding-right="0.075in" fo:padding-top="0in" fo:padding-bottom="0in" fo:border="0.5pt solid #000000"/>
    </style:style>
    <style:style style:name="Table11.D2" style:family="table-cell">
      <style:table-cell-properties fo:padding-left="0.075in" fo:padding-right="0.075in" fo:padding-top="0in" fo:padding-bottom="0in" fo:border="0.5pt solid #000000"/>
    </style:style>
    <style:style style:name="Table11.E2" style:family="table-cell">
      <style:table-cell-properties fo:padding-left="0.075in" fo:padding-right="0.075in" fo:padding-top="0in" fo:padding-bottom="0in" fo:border="0.5pt solid #000000"/>
    </style:style>
    <style:style style:name="Table7" style:family="table">
      <style:table-properties style:width="6.6931in" table:align="left"/>
    </style:style>
    <style:style style:name="Table7.A" style:family="table-column">
      <style:table-column-properties style:column-width="0.8354in"/>
    </style:style>
    <style:style style:name="Table7.B" style:family="table-column">
      <style:table-column-properties style:column-width="5.8576in"/>
    </style:style>
    <style:style style:name="Table7.A1" style:family="table-cell">
      <style:table-cell-properties style:vertical-align="middle" fo:padding="0.0194in" fo:border="none"/>
    </style:style>
    <style:style style:name="Table8" style:family="table">
      <style:table-properties style:width="6.5729in" table:align="left"/>
    </style:style>
    <style:style style:name="Table8.A" style:family="table-column">
      <style:table-column-properties style:column-width="1.8979in"/>
    </style:style>
    <style:style style:name="Table8.B" style:family="table-column">
      <style:table-column-properties style:column-width="4.675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1.6056in"/>
    </style:style>
    <style:style style:name="Table9.B" style:family="table-column">
      <style:table-column-properties style:column-width="5.0875in"/>
    </style:style>
    <style:style style:name="Table9.A1" style:family="table-cell">
      <style:table-cell-properties style:vertical-align="middle" fo:padding="0.0194in" fo:border="none"/>
    </style:style>
    <style:style style:name="Table10" style:family="table">
      <style:table-properties style:width="5.4889in" table:align="left"/>
    </style:style>
    <style:style style:name="Table10.A" style:family="table-column">
      <style:table-column-properties style:column-width="0.841in"/>
    </style:style>
    <style:style style:name="Table10.B" style:family="table-column">
      <style:table-column-properties style:column-width="4.6479in"/>
    </style:style>
    <style:style style:name="Table10.A1" style:family="table-cell">
      <style:table-cell-properties style:vertical-align="middle" fo:padding="0.0194in" fo:border="none"/>
    </style:style>
    <style:style style:name="Table12" style:family="table">
      <style:table-properties style:width="6.475in" table:align="left"/>
    </style:style>
    <style:style style:name="Table12.A" style:family="table-column">
      <style:table-column-properties style:column-width="1.0958in"/>
    </style:style>
    <style:style style:name="Table12.B" style:family="table-column">
      <style:table-column-properties style:column-width="5.3792in"/>
    </style:style>
    <style:style style:name="Table12.A1" style:family="table-cell">
      <style:table-cell-properties style:vertical-align="middle" fo:padding="0.0194in" fo:border="none"/>
    </style:style>
    <style:style style:name="Table13" style:family="table">
      <style:table-properties style:width="6.5931in" table:align="left"/>
    </style:style>
    <style:style style:name="Table13.A" style:family="table-column">
      <style:table-column-properties style:column-width="0.9056in"/>
    </style:style>
    <style:style style:name="Table13.B" style:family="table-column">
      <style:table-column-properties style:column-width="5.6875in"/>
    </style:style>
    <style:style style:name="Table13.A1" style:family="table-cell">
      <style:table-cell-properties style:vertical-align="middle" fo:padding="0.0194in" fo:border="none"/>
    </style:style>
    <style:style style:name="P1" style:family="paragraph" style:parent-style-name="Table_20_Contents">
      <style:paragraph-properties fo:margin-top="0in" fo:margin-bottom="0.1965in" loext:contextual-spacing="false"/>
    </style:style>
    <style:style style:name="P2" style:family="paragraph" style:parent-style-name="Table_20_Contents">
      <style:paragraph-properties fo:margin-top="0in" fo:margin-bottom="0.1965in" loext:contextual-spacing="false"/>
      <style:text-properties fo:font-style="italic"/>
    </style:style>
    <style:style style:name="P3" style:family="paragraph" style:parent-style-name="Preformatted_20_Text">
      <style:paragraph-properties fo:margin-top="0in" fo:margin-bottom="0.1965in" loext:contextual-spacing="false"/>
    </style:style>
    <style:style style:name="P4" style:family="paragraph" style:parent-style-name="Standard">
      <style:text-properties officeooo:paragraph-rsid="00151f86"/>
    </style:style>
    <style:style style:name="P5" style:family="paragraph" style:parent-style-name="Standard">
      <style:text-properties fo:color="#c9211e" fo:language="bg" fo:country="BG" fo:font-weight="bold" officeooo:paragraph-rsid="00151f86" style:font-weight-asian="bold"/>
    </style:style>
    <style:style style:name="P6" style:family="paragraph" style:parent-style-name="Standard">
      <style:text-properties fo:color="#c9211e" fo:language="en" fo:country="US" officeooo:paragraph-rsid="00151f86"/>
    </style:style>
    <style:style style:name="P7" style:family="paragraph" style:parent-style-name="Standard">
      <style:text-properties fo:color="#c9211e" fo:font-weight="bold" style:font-weight-asian="bold" style:font-weight-complex="bold"/>
    </style:style>
    <style:style style:name="P8" style:family="paragraph" style:parent-style-name="Standard">
      <style:text-properties fo:color="#c9211e" fo:font-size="16pt" fo:font-weight="bold" style:font-size-asian="16pt" style:font-weight-asian="bold" style:font-size-complex="16pt" style:font-weight-complex="bold"/>
    </style:style>
    <style:style style:name="P9" style:family="paragraph" style:parent-style-name="Standard">
      <style:text-properties fo:color="#c9211e" fo:font-weight="normal" officeooo:paragraph-rsid="001a1ae1" style:font-weight-asian="normal" style:font-weight-complex="normal"/>
    </style:style>
    <style:style style:name="P10" style:family="paragraph" style:parent-style-name="Standard">
      <style:text-properties fo:color="#c9211e" fo:font-size="18pt" fo:font-weight="normal" officeooo:paragraph-rsid="001aaa3d" style:font-size-asian="18pt" style:font-weight-asian="normal" style:font-size-complex="18pt" style:font-weight-complex="normal"/>
    </style:style>
    <style:style style:name="P11" style:family="paragraph" style:parent-style-name="Standard">
      <style:text-properties style:use-window-font-color="true" fo:font-weight="bold" style:font-weight-asian="bold" style:font-weight-complex="bold"/>
    </style:style>
    <style:style style:name="P12" style:family="paragraph" style:parent-style-name="Standard">
      <style:text-properties officeooo:paragraph-rsid="001b676f"/>
    </style:style>
    <style:style style:name="P13" style:family="paragraph" style:parent-style-name="Preformatted_20_Text">
      <style:text-properties fo:color="#c9211e" fo:font-weight="bold" style:font-weight-asian="bold" style:font-weight-complex="bold"/>
    </style:style>
    <style:style style:name="P14" style:family="paragraph" style:parent-style-name="Text_20_body">
      <style:text-properties fo:color="#c9211e" fo:font-weight="bold" style:font-weight-asian="bold" style:font-weight-complex="bold"/>
    </style:style>
    <style:style style:name="P15" style:family="paragraph" style:parent-style-name="Text_20_body">
      <style:text-properties style:use-window-font-color="true" fo:font-weight="bold" style:font-weight-asian="bold" style:font-weight-complex="bold"/>
    </style:style>
    <style:style style:name="P16" style:family="paragraph" style:parent-style-name="Text_20_body">
      <style:paragraph-properties fo:text-align="justify" style:justify-single-word="false"/>
      <style:text-properties fo:color="#000000" style:font-name="arial"/>
    </style:style>
    <style:style style:name="P17" style:family="paragraph" style:parent-style-name="Standard">
      <style:paragraph-properties fo:margin-top="0.0555in" fo:margin-bottom="0in" loext:contextual-spacing="false" fo:line-height="100%"/>
      <style:text-properties officeooo:paragraph-rsid="001aaa3d"/>
    </style:style>
    <style:style style:name="P18" style:family="paragraph" style:parent-style-name="Standard">
      <style:paragraph-properties fo:margin-top="0.0555in" fo:margin-bottom="0in" loext:contextual-spacing="false" fo:line-height="100%"/>
      <style:text-properties officeooo:paragraph-rsid="001b676f"/>
    </style:style>
    <style:style style:name="P19" style:family="paragraph" style:parent-style-name="Standard">
      <style:paragraph-properties fo:margin-top="0.0555in" fo:margin-bottom="0in" loext:contextual-spacing="false"/>
      <style:text-properties fo:color="#ff0000" fo:font-weight="normal" officeooo:paragraph-rsid="001b676f" style:font-weight-asian="normal" style:font-weight-complex="normal"/>
    </style:style>
    <style:style style:name="P20" style:family="paragraph" style:parent-style-name="Standard">
      <style:paragraph-properties fo:margin-top="0.0555in" fo:margin-bottom="0in" loext:contextual-spacing="false"/>
      <style:text-properties fo:color="#81d41a" fo:font-weight="bold" officeooo:paragraph-rsid="001b676f" style:font-weight-asian="bold" style:font-weight-complex="bold"/>
    </style:style>
    <style:style style:name="P21" style:family="paragraph" style:parent-style-name="Heading_20_2">
      <style:paragraph-properties fo:margin-left="-0.0098in" fo:margin-right="0in" fo:margin-top="0.0835in" fo:margin-bottom="0.0555in" loext:contextual-spacing="false" fo:line-height="100%" fo:text-indent="0in" style:auto-text-indent="false">
        <style:tab-stops>
          <style:tab-stop style:position="0.3752in"/>
        </style:tab-stops>
      </style:paragraph-properties>
      <style:text-properties fo:color="#00a933" fo:language="bg" fo:country="BG" fo:font-weight="bold" officeooo:rsid="001b676f" officeooo:paragraph-rsid="001b676f" style:font-weight-asian="bold" style:font-weight-complex="bold"/>
    </style:style>
    <style:style style:name="P22" style:family="paragraph" style:parent-style-name="Standard">
      <style:paragraph-properties fo:margin-top="0.0555in" fo:margin-bottom="0in" loext:contextual-spacing="false" fo:line-height="100%"/>
      <style:text-properties style:use-window-font-color="true" style:font-name="Consolas" fo:font-weight="bold" officeooo:paragraph-rsid="001aaa3d" style:font-weight-asian="bold" style:font-weight-complex="bold"/>
    </style:style>
    <style:style style:name="P23" style:family="paragraph" style:parent-style-name="Standard">
      <style:paragraph-properties fo:margin-top="0.0555in" fo:margin-bottom="0in" loext:contextual-spacing="false" fo:line-height="100%"/>
      <style:text-properties style:use-window-font-color="true" style:font-name="Consolas" fo:font-weight="bold" officeooo:rsid="001aaa3d" officeooo:paragraph-rsid="001aaa3d" style:font-weight-asian="bold" style:font-weight-complex="bold"/>
    </style:style>
    <style:style style:name="P24" style:family="paragraph" style:parent-style-name="Standard">
      <style:paragraph-properties fo:margin-top="0.0555in" fo:margin-bottom="0in" loext:contextual-spacing="false"/>
      <style:text-properties fo:color="#00a933" fo:language="bg" fo:country="BG" fo:font-weight="bold" officeooo:paragraph-rsid="001b676f" style:font-weight-asian="bold" style:font-weight-complex="bold"/>
    </style:style>
    <style:style style:name="P25" style:family="paragraph" style:parent-style-name="Standard">
      <style:paragraph-properties fo:margin-top="0.0555in" fo:margin-bottom="0in" loext:contextual-spacing="false"/>
      <style:text-properties fo:color="#ff0000" fo:language="bg" fo:country="BG" fo:font-weight="normal" officeooo:paragraph-rsid="001b676f" style:font-weight-asian="normal" style:font-weight-complex="normal"/>
    </style:style>
    <style:style style:name="P26" style:family="paragraph" style:parent-style-name="Standard">
      <style:paragraph-properties fo:margin-top="0.0555in" fo:margin-bottom="0in" loext:contextual-spacing="false" fo:line-height="100%"/>
      <style:text-properties fo:font-weight="bold" officeooo:paragraph-rsid="001b676f" style:font-weight-asian="bold"/>
    </style:style>
    <style:style style:name="P27" style:family="paragraph" style:parent-style-name="Standard">
      <style:text-properties fo:color="#81d41a" fo:language="bg" fo:country="BG" fo:font-weight="bold" officeooo:paragraph-rsid="001a1ae1" style:font-weight-asian="bold" style:font-weight-complex="bold"/>
    </style:style>
    <style:style style:name="P28" style:family="paragraph" style:parent-style-name="Heading_20_4">
      <style:paragraph-properties fo:margin-top="0in" fo:margin-bottom="0in" loext:contextual-spacing="fals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paragraph-properties fo:margin-top="0in" fo:margin-bottom="0in" loext:contextual-spacing="false"/>
    </style:style>
    <style:style style:name="P42" style:family="paragraph" style:parent-style-name="Text_20_body" style:list-style-name="L1">
      <style:paragraph-properties fo:margin-top="0in" fo:margin-bottom="0in" loext:contextual-spacing="false"/>
    </style:style>
    <style:style style:name="P43" style:family="paragraph" style:parent-style-name="Text_20_body">
      <style:paragraph-properties fo:margin-top="0in" fo:margin-bottom="0in" loext:contextual-spacing="false" fo:text-align="center" style:justify-single-word="false"/>
      <style:text-properties fo:color="#000000" fo:font-size="9pt"/>
    </style:style>
    <style:style style:name="P44" style:family="paragraph" style:parent-style-name="Text_20_body">
      <style:paragraph-properties fo:margin-top="0in" fo:margin-bottom="0in" loext:contextual-spacing="false"/>
      <style:text-properties loext:padding="0in" loext:border="none"/>
    </style:style>
    <style:style style:name="P45" style:family="paragraph" style:parent-style-name="Text_20_body">
      <style:paragraph-properties fo:margin-top="0in" fo:margin-bottom="0in" loext:contextual-spacing="false" fo:text-align="center" style:justify-single-word="false"/>
      <style:text-properties loext:padding="0in" loext:border="none"/>
    </style:style>
    <style:style style:name="P46" style:family="paragraph" style:parent-style-name="Text_20_body">
      <style:paragraph-properties fo:margin-top="0in" fo:margin-bottom="0in" loext:contextual-spacing="false" fo:text-align="center" style:justify-single-word="false"/>
    </style:style>
    <style:style style:name="P47" style:family="paragraph" style:parent-style-name="Text_20_body">
      <style:paragraph-properties fo:margin-left="-0.0098in" fo:margin-right="0in" fo:margin-top="0.0835in" fo:margin-bottom="0.0555in" loext:contextual-spacing="false" fo:line-height="100%" fo:text-indent="0in" style:auto-text-indent="false">
        <style:tab-stops>
          <style:tab-stop style:position="0.3752in"/>
        </style:tab-stops>
      </style:paragraph-properties>
      <style:text-properties fo:color="#00a933" fo:language="bg" fo:country="BG" fo:font-weight="bold" officeooo:rsid="001b676f" officeooo:paragraph-rsid="001b676f" style:font-weight-asian="bold" style:font-weight-complex="bold"/>
    </style:style>
    <style:style style:name="P48" style:family="paragraph" style:parent-style-name="Text_20_body">
      <style:paragraph-properties fo:margin-top="0.2083in" fo:margin-bottom="0.2083in" loext:contextual-spacing="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c9211e" fo:language="en" fo:country="US"/>
    </style:style>
    <style:style style:name="T5" style:family="text">
      <style:text-properties fo:color="#c9211e" fo:language="en" fo:country="US" fo:font-weight="bold"/>
    </style:style>
    <style:style style:name="T6" style:family="text">
      <style:text-properties fo:color="#c9211e" fo:language="en" fo:country="US" fo:font-weight="bold" style:font-weight-asian="bold"/>
    </style:style>
    <style:style style:name="T7" style:family="text">
      <style:text-properties style:use-window-font-color="true" fo:font-weight="normal" style:font-weight-asian="normal" style:font-weight-complex="normal"/>
    </style:style>
    <style:style style:name="T8" style:family="text">
      <style:text-properties style:use-window-font-color="true" fo:language="bg" fo:country="BG"/>
    </style:style>
    <style:style style:name="T9" style:family="text">
      <style:text-properties style:use-window-font-color="true" fo:language="bg" fo:country="BG" fo:font-weight="normal" style:font-weight-asian="normal"/>
    </style:style>
    <style:style style:name="T10" style:family="text">
      <style:text-properties fo:color="#000000" style:font-name="arial"/>
    </style:style>
    <style:style style:name="T11" style:family="text">
      <style:text-properties fo:color="#0000ff" style:font-name="arial"/>
    </style:style>
    <style:style style:name="T12" style:family="text">
      <style:text-properties fo:language="bg" fo:country="BG"/>
    </style:style>
    <style:style style:name="T13" style:family="text">
      <style:text-properties fo:language="bg" fo:country="BG" fo:font-weight="bold" style:font-weight-asian="bold" style:font-weight-complex="bold"/>
    </style:style>
    <style:style style:name="T14" style:family="text">
      <style:text-properties fo:color="#81d41a" fo:language="bg" fo:country="BG" fo:font-weight="bold" style:font-weight-asian="bold" style:font-weight-complex="bold"/>
    </style:style>
    <style:style style:name="T15" style:family="text">
      <style:text-properties fo:color="#81d41a" fo:language="bg" fo:country="BG" fo:font-weight="bold" officeooo:rsid="001aaa3d" style:font-weight-asian="bold" style:font-weight-complex="bold"/>
    </style:style>
    <style:style style:name="T16" style:family="text">
      <style:text-properties fo:color="#81d41a" fo:language="bg" fo:country="BG" fo:font-weight="bold" officeooo:rsid="001b676f" style:font-weight-asian="bold" style:font-weight-complex="bold"/>
    </style:style>
    <style:style style:name="T17" style:family="text">
      <style:text-properties fo:color="#00a933" fo:language="bg" fo:country="BG" fo:font-weight="bold" style:font-weight-asian="bold" style:font-weight-complex="bold"/>
    </style:style>
    <style:style style:name="T18" style:family="text">
      <style:text-properties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026214195440">
          <table:table-cell table:style-name="Table1.A1" office:value-type="string">
            <text:p text:style-name="Table_20_Heading">SQL Statement</text:p>
          </table:table-cell>
          <table:table-cell table:style-name="Table1.A1" office:value-type="string">
            <text:p text:style-name="Table_20_Heading">Syntax</text:p>
          </table:table-cell>
        </table:table-row>
        <table:table-row table:style-name="TableLine94026127419280">
          <table:table-cell table:style-name="Table1.A1" office:value-type="string">
            <text:p text:style-name="Table_20_Contents">AND / OR</text:p>
          </table:table-cell>
          <table:table-cell table:style-name="Table1.A1" office:value-type="string">
            <text:p text:style-name="Table_20_Contents">SELECT column_name(s)<text:line-break/>FROM table_name<text:line-break/>WHERE condition<text:line-break/>AND|OR condition</text:p>
          </table:table-cell>
        </table:table-row>
        <table:table-row table:style-name="TableLine94026127419632">
          <table:table-cell table:style-name="Table1.A1" office:value-type="string">
            <text:p text:style-name="Table_20_Contents">ALTER TABLE</text:p>
          </table:table-cell>
          <table:table-cell table:style-name="Table1.A1" office:value-type="string">
            <text:p text:style-name="P1">ALTER TABLE table_name <text:line-break/>ADD column_name datatype</text:p>
            <text:p text:style-name="P1">or</text:p>
            <text:p text:style-name="P1">ALTER TABLE table_name <text:line-break/>DROP COLUMN column_name</text:p>
          </table:table-cell>
        </table:table-row>
        <table:table-row table:style-name="TableLine94026127420160">
          <table:table-cell table:style-name="Table1.A1" office:value-type="string">
            <text:p text:style-name="Table_20_Contents">AS (alias)</text:p>
          </table:table-cell>
          <table:table-cell table:style-name="Table1.A1" office:value-type="string">
            <text:p text:style-name="P1">SELECT column_name AS column_alias<text:line-break/>FROM table_name</text:p>
            <text:p text:style-name="P1">or</text:p>
            <text:p text:style-name="P1">SELECT column_name<text:line-break/>FROM table_name  AS table_alias</text:p>
          </table:table-cell>
        </table:table-row>
        <table:table-row table:style-name="TableLine94026127420880">
          <table:table-cell table:style-name="Table1.A1" office:value-type="string">
            <text:p text:style-name="Table_20_Contents">BETWEEN</text:p>
          </table:table-cell>
          <table:table-cell table:style-name="Table1.A1" office:value-type="string">
            <text:p text:style-name="Table_20_Contents">SELECT column_name(s)<text:line-break/>FROM table_name<text:line-break/>WHERE column_name<text:line-break/>BETWEEN value1 AND value2</text:p>
          </table:table-cell>
        </table:table-row>
        <table:table-row table:style-name="TableLine94026127421680">
          <table:table-cell table:style-name="Table1.A1" office:value-type="string">
            <text:p text:style-name="Table_20_Contents">CREATE DATABASE</text:p>
          </table:table-cell>
          <table:table-cell table:style-name="Table1.A1" office:value-type="string">
            <text:p text:style-name="Table_20_Contents">CREATE DATABASE database_name</text:p>
          </table:table-cell>
        </table:table-row>
        <table:table-row table:style-name="TableLine94026127422432">
          <table:table-cell table:style-name="Table1.A1" office:value-type="string">
            <text:p text:style-name="Table_20_Contents">CREATE TABLE</text:p>
          </table:table-cell>
          <table:table-cell table:style-name="Table1.A1" office:value-type="string">
            <text:p text:style-name="Table_20_Contents">CREATE TABLE table_name<text:line-break/>(<text:line-break/>column_name1 data_type,<text:line-break/>column_name2 data_type,<text:line-break/>column_name3 data_type,<text:line-break/>...<text:line-break/>)</text:p>
          </table:table-cell>
        </table:table-row>
        <table:table-row table:style-name="TableLine94026127423232">
          <table:table-cell table:style-name="Table1.A1" office:value-type="string">
            <text:p text:style-name="Table_20_Contents">CREATE INDEX</text:p>
          </table:table-cell>
          <table:table-cell table:style-name="Table1.A1" office:value-type="string">
            <text:p text:style-name="P1">CREATE INDEX index_name<text:line-break/>ON table_name (column_name)</text:p>
            <text:p text:style-name="P1">or</text:p>
            <text:p text:style-name="P1">CREATE UNIQUE INDEX index_name<text:line-break/>ON table_name (column_name)</text:p>
          </table:table-cell>
        </table:table-row>
        <table:table-row table:style-name="TableLine94026127424032">
          <table:table-cell table:style-name="Table1.A1" office:value-type="string">
            <text:p text:style-name="Table_20_Contents">CREATE VIEW</text:p>
          </table:table-cell>
          <table:table-cell table:style-name="Table1.A1" office:value-type="string">
            <text:p text:style-name="Table_20_Contents">CREATE VIEW view_name AS<text:line-break/>SELECT column_name(s)<text:line-break/>FROM table_name<text:line-break/>WHERE condition</text:p>
          </table:table-cell>
        </table:table-row>
        <table:table-row table:style-name="TableLine94026127424752">
          <table:table-cell table:style-name="Table1.A1" office:value-type="string">
            <text:p text:style-name="Table_20_Contents">DELETE</text:p>
          </table:table-cell>
          <table:table-cell table:style-name="Table1.A1" office:value-type="string">
            <text:p text:style-name="P1">DELETE FROM table_name<text:line-break/>WHERE some_column=some_value</text:p>
            <text:p text:style-name="P1"><text:soft-page-break/>or</text:p>
            <text:p text:style-name="P1">DELETE FROM table_name <text:line-break/>(<text:span text:style-name="T1">Note: </text:span>Deletes the entire table!!)</text:p>
            <text:p text:style-name="P1">DELETE * FROM table_name <text:line-break/>(<text:span text:style-name="T1">Note: </text:span>Deletes the entire table!!)</text:p>
          </table:table-cell>
        </table:table-row>
        <table:table-row table:style-name="TableLine94026127425552">
          <table:table-cell table:style-name="Table1.A1" office:value-type="string">
            <text:p text:style-name="Table_20_Contents">DROP DATABASE</text:p>
          </table:table-cell>
          <table:table-cell table:style-name="Table1.A1" office:value-type="string">
            <text:p text:style-name="Table_20_Contents">DROP DATABASE database_name</text:p>
          </table:table-cell>
        </table:table-row>
        <table:table-row table:style-name="TableLine94026127426352">
          <table:table-cell table:style-name="Table1.A1" office:value-type="string">
            <text:p text:style-name="Table_20_Contents">DROP INDEX</text:p>
          </table:table-cell>
          <table:table-cell table:style-name="Table1.A1" office:value-type="string">
            <text:p text:style-name="Table_20_Contents">DROP INDEX table_name.index_name (SQL Server)<text:line-break/>DROP INDEX index_name ON table_name (MS Access)<text:line-break/>DROP INDEX index_name (DB2/Oracle)<text:line-break/>ALTER TABLE table_name<text:line-break/>DROP INDEX index_name (MySQL)</text:p>
          </table:table-cell>
        </table:table-row>
        <table:table-row table:style-name="TableLine94026127427152">
          <table:table-cell table:style-name="Table1.A1" office:value-type="string">
            <text:p text:style-name="Table_20_Contents">DROP TABLE</text:p>
          </table:table-cell>
          <table:table-cell table:style-name="Table1.A1" office:value-type="string">
            <text:p text:style-name="Table_20_Contents">DROP TABLE table_name</text:p>
          </table:table-cell>
        </table:table-row>
        <table:table-row table:style-name="TableLine94026127427952">
          <table:table-cell table:style-name="Table1.A1" office:value-type="string">
            <text:p text:style-name="Table_20_Contents">EXISTS</text:p>
          </table:table-cell>
          <table:table-cell table:style-name="Table1.A1" office:value-type="string">
            <text:p text:style-name="Table_20_Contents">IF EXISTS (SELECT * FROM table_name WHERE id = ?)<text:line-break/>BEGIN<text:line-break/>--do what needs to be done if exists<text:line-break/>END<text:line-break/>ELSE<text:line-break/>BEGIN<text:line-break/>--do what needs to be done if not<text:line-break/>END</text:p>
          </table:table-cell>
        </table:table-row>
        <table:table-row table:style-name="TableLine94026127428752">
          <table:table-cell table:style-name="Table1.A1" office:value-type="string">
            <text:p text:style-name="Table_20_Contents">GROUP BY</text:p>
          </table:table-cell>
          <table:table-cell table:style-name="Table1.A1" office:value-type="string">
            <text:p text:style-name="Table_20_Contents">SELECT column_name, aggregate_function(column_name)<text:line-break/>FROM table_name<text:line-break/>WHERE column_name operator value<text:line-break/>GROUP BY column_name</text:p>
          </table:table-cell>
        </table:table-row>
        <table:table-row table:style-name="TableLine94026127429552">
          <table:table-cell table:style-name="Table1.A1" office:value-type="string">
            <text:p text:style-name="Table_20_Contents">HAVING</text:p>
          </table:table-cell>
          <table:table-cell table:style-name="Table1.A1" office:value-type="string">
            <text:p text:style-name="Table_20_Contents">SELECT column_name, aggregate_function(column_name)<text:line-break/>FROM table_name<text:line-break/>WHERE column_name operator value<text:line-break/>GROUP BY column_name<text:line-break/>HAVING aggregate_function(column_name) operator value</text:p>
          </table:table-cell>
        </table:table-row>
        <table:table-row table:style-name="TableLine94026127430352">
          <table:table-cell table:style-name="Table1.A1" office:value-type="string">
            <text:p text:style-name="Table_20_Contents">IN</text:p>
          </table:table-cell>
          <table:table-cell table:style-name="Table1.A1" office:value-type="string">
            <text:p text:style-name="Table_20_Contents">SELECT column_name(s)<text:line-break/>FROM table_name<text:line-break/>WHERE column_name<text:line-break/>IN (value1,value2,..)</text:p>
          </table:table-cell>
        </table:table-row>
        <table:table-row table:style-name="TableLine94026127431152">
          <table:table-cell table:style-name="Table1.A1" office:value-type="string">
            <text:p text:style-name="Table_20_Contents">INSERT INTO</text:p>
          </table:table-cell>
          <table:table-cell table:style-name="Table1.A1" office:value-type="string">
            <text:p text:style-name="P1">INSERT INTO table_name<text:line-break/>VALUES (value1, value2, value3,....)</text:p>
            <text:p text:style-name="P2">or</text:p>
            <text:p text:style-name="P1">INSERT INTO table_name<text:line-break/>(column1, column2, column3,...)<text:line-break/>VALUES (value1, value2, value3,....)</text:p>
          </table:table-cell>
        </table:table-row>
        <table:table-row table:style-name="TableLine94026127431952">
          <table:table-cell table:style-name="Table1.A1" office:value-type="string">
            <text:p text:style-name="Table_20_Contents">INNER JOIN</text:p>
          </table:table-cell>
          <table:table-cell table:style-name="Table1.A1" office:value-type="string">
            <text:p text:style-name="Table_20_Contents">SELECT column_name(s)<text:line-break/>FROM table_name1<text:line-break/>INNER JOIN table_name2 <text:line-break/>ON table_name1.column_name=table_name2.column_name</text:p>
          </table:table-cell>
        </table:table-row>
        <table:table-row table:style-name="TableLine94026127432752">
          <table:table-cell table:style-name="Table1.A1" office:value-type="string">
            <text:p text:style-name="Table_20_Contents">LEFT JOIN</text:p>
          </table:table-cell>
          <table:table-cell table:style-name="Table1.A1" office:value-type="string">
            <text:p text:style-name="Table_20_Contents">SELECT column_name(s)<text:line-break/><text:soft-page-break/>FROM table_name1<text:line-break/>LEFT JOIN table_name2 <text:line-break/>ON table_name1.column_name=table_name2.column_name</text:p>
          </table:table-cell>
        </table:table-row>
        <table:table-row table:style-name="TableLine94026127433584">
          <table:table-cell table:style-name="Table1.A1" office:value-type="string">
            <text:p text:style-name="Table_20_Contents">RIGHT JOIN</text:p>
          </table:table-cell>
          <table:table-cell table:style-name="Table1.A1" office:value-type="string">
            <text:p text:style-name="Table_20_Contents">SELECT column_name(s)<text:line-break/>FROM table_name1<text:line-break/>RIGHT JOIN table_name2 <text:line-break/>ON table_name1.column_name=table_name2.column_name</text:p>
          </table:table-cell>
        </table:table-row>
        <table:table-row table:style-name="TableLine94026127434416">
          <table:table-cell table:style-name="Table1.A1" office:value-type="string">
            <text:p text:style-name="Table_20_Contents">FULL JOIN</text:p>
          </table:table-cell>
          <table:table-cell table:style-name="Table1.A1" office:value-type="string">
            <text:p text:style-name="Table_20_Contents">SELECT column_name(s)<text:line-break/>FROM table_name1<text:line-break/>FULL JOIN table_name2 <text:line-break/>ON table_name1.column_name=table_name2.column_name</text:p>
          </table:table-cell>
        </table:table-row>
        <table:table-row table:style-name="TableLine94026127435248">
          <table:table-cell table:style-name="Table1.A1" office:value-type="string">
            <text:p text:style-name="Table_20_Contents">LIKE</text:p>
          </table:table-cell>
          <table:table-cell table:style-name="Table1.A1" office:value-type="string">
            <text:p text:style-name="Table_20_Contents">SELECT column_name(s)<text:line-break/>FROM table_name<text:line-break/>WHERE column_name LIKE pattern</text:p>
          </table:table-cell>
        </table:table-row>
        <table:table-row table:style-name="TableLine94026127116288">
          <table:table-cell table:style-name="Table1.A1" office:value-type="string">
            <text:p text:style-name="Table_20_Contents">ORDER BY</text:p>
          </table:table-cell>
          <table:table-cell table:style-name="Table1.A1" office:value-type="string">
            <text:p text:style-name="Table_20_Contents">SELECT column_name(s)<text:line-break/>FROM table_name<text:line-break/>ORDER BY column_name [ASC|DESC]</text:p>
          </table:table-cell>
        </table:table-row>
        <table:table-row table:style-name="TableLine94026127117120">
          <table:table-cell table:style-name="Table1.A1" office:value-type="string">
            <text:p text:style-name="Table_20_Contents">SELECT</text:p>
          </table:table-cell>
          <table:table-cell table:style-name="Table1.A1" office:value-type="string">
            <text:p text:style-name="Table_20_Contents">SELECT column_name(s)<text:line-break/>FROM table_name</text:p>
          </table:table-cell>
        </table:table-row>
        <table:table-row table:style-name="TableLine94026127117952">
          <table:table-cell table:style-name="Table1.A1" office:value-type="string">
            <text:p text:style-name="Table_20_Contents">SELECT *</text:p>
          </table:table-cell>
          <table:table-cell table:style-name="Table1.A1" office:value-type="string">
            <text:p text:style-name="Table_20_Contents">SELECT *<text:line-break/>FROM table_name</text:p>
          </table:table-cell>
        </table:table-row>
        <table:table-row table:style-name="TableLine94026127118784">
          <table:table-cell table:style-name="Table1.A1" office:value-type="string">
            <text:p text:style-name="Table_20_Contents">SELECT DISTINCT</text:p>
          </table:table-cell>
          <table:table-cell table:style-name="Table1.A1" office:value-type="string">
            <text:p text:style-name="Table_20_Contents">SELECT DISTINCT column_name(s)<text:line-break/>FROM table_name</text:p>
          </table:table-cell>
        </table:table-row>
        <table:table-row table:style-name="TableLine94026127119616">
          <table:table-cell table:style-name="Table1.A1" office:value-type="string">
            <text:p text:style-name="Table_20_Contents">SELECT INTO</text:p>
          </table:table-cell>
          <table:table-cell table:style-name="Table1.A1" office:value-type="string">
            <text:p text:style-name="P1">SELECT *<text:line-break/>INTO new_table_name [IN externaldatabase]<text:line-break/>FROM old_table_name</text:p>
            <text:p text:style-name="P2">or</text:p>
            <text:p text:style-name="P1">SELECT column_name(s)<text:line-break/>INTO new_table_name [IN externaldatabase]<text:line-break/>FROM old_table_name</text:p>
          </table:table-cell>
        </table:table-row>
        <table:table-row table:style-name="TableLine94026127120448">
          <table:table-cell table:style-name="Table1.A1" office:value-type="string">
            <text:p text:style-name="Table_20_Contents">SELECT TOP</text:p>
          </table:table-cell>
          <table:table-cell table:style-name="Table1.A1" office:value-type="string">
            <text:p text:style-name="Table_20_Contents">SELECT TOP number|percent column_name(s)<text:line-break/>FROM table_name</text:p>
          </table:table-cell>
        </table:table-row>
        <table:table-row table:style-name="TableLine94026127121280">
          <table:table-cell table:style-name="Table1.A1" office:value-type="string">
            <text:p text:style-name="Table_20_Contents">TRUNCATE TABLE</text:p>
          </table:table-cell>
          <table:table-cell table:style-name="Table1.A1" office:value-type="string">
            <text:p text:style-name="Table_20_Contents">TRUNCATE TABLE table_name</text:p>
          </table:table-cell>
        </table:table-row>
        <table:table-row table:style-name="TableLine94026127122112">
          <table:table-cell table:style-name="Table1.A1" office:value-type="string">
            <text:p text:style-name="Table_20_Contents">UNION</text:p>
          </table:table-cell>
          <table:table-cell table:style-name="Table1.A1" office:value-type="string">
            <text:p text:style-name="Table_20_Contents">SELECT column_name(s) FROM table_name1<text:line-break/>UNION<text:line-break/>SELECT column_name(s) FROM table_name2</text:p>
          </table:table-cell>
        </table:table-row>
        <table:table-row table:style-name="TableLine94026127122944">
          <table:table-cell table:style-name="Table1.A1" office:value-type="string">
            <text:p text:style-name="Table_20_Contents">UNION ALL</text:p>
          </table:table-cell>
          <table:table-cell table:style-name="Table1.A1" office:value-type="string">
            <text:p text:style-name="Table_20_Contents">SELECT column_name(s) FROM table_name1<text:line-break/>UNION ALL<text:line-break/>SELECT column_name(s) FROM table_name2</text:p>
          </table:table-cell>
        </table:table-row>
        <table:table-row table:style-name="TableLine94026127123776">
          <table:table-cell table:style-name="Table1.A1" office:value-type="string">
            <text:p text:style-name="Table_20_Contents">UPDATE</text:p>
          </table:table-cell>
          <table:table-cell table:style-name="Table1.A1" office:value-type="string">
            <text:p text:style-name="Table_20_Contents">UPDATE table_name<text:line-break/>SET column1=value, column2=value,...<text:line-break/>WHERE some_column=some_value</text:p>
          </table:table-cell>
        </table:table-row>
        <table:table-row table:style-name="TableLine94026127124608">
          <table:table-cell table:style-name="Table1.A1" office:value-type="string">
            <text:p text:style-name="Table_20_Contents">WHERE</text:p>
          </table:table-cell>
          <table:table-cell table:style-name="Table1.A1" office:value-type="string">
            <text:p text:style-name="Table_20_Contents">SELECT column_name(s)<text:line-break/>FROM table_name<text:line-break/>WHERE column_name operator value</text:p>
          </table:table-cell>
        </table:table-row>
      </table:table>
      <text:p text:style-name="Standard"/>
      <text:h text:style-name="Heading_20_2" text:outline-level="2"><text:soft-page-break/>SQL Keywords</text:h>
      <table:table table:name="Table5" table:style-name="Table5">
        <table:table-column table:style-name="Table5.A"/>
        <table:table-column table:style-name="Table5.B"/>
        <table:table-row table:style-name="TableLine94026127125872">
          <table:table-cell table:style-name="Table5.A1" office:value-type="string">
            <text:p text:style-name="Table_20_Heading">Keyword</text:p>
          </table:table-cell>
          <table:table-cell table:style-name="Table5.A1" office:value-type="string">
            <text:p text:style-name="Table_20_Heading">Description</text:p>
          </table:table-cell>
        </table:table-row>
        <table:table-row table:style-name="TableLine94026127132256">
          <table:table-cell table:style-name="Table5.A1" office:value-type="string">
            <text:p text:style-name="Table_20_Contents"><text:a xlink:type="simple" xlink:href="https://www.w3schools.com/sql/sql_ref_add.asp" text:style-name="Internet_20_link" text:visited-style-name="Visited_20_Internet_20_Link">ADD</text:a></text:p>
          </table:table-cell>
          <table:table-cell table:style-name="Table5.A1" office:value-type="string">
            <text:p text:style-name="Table_20_Contents">Adds a column in an existing table</text:p>
          </table:table-cell>
        </table:table-row>
        <table:table-row table:style-name="TableLine94026184584912">
          <table:table-cell table:style-name="Table5.A1" office:value-type="string">
            <text:p text:style-name="Table_20_Contents"><text:a xlink:type="simple" xlink:href="https://www.w3schools.com/sql/sql_ref_add_constraint.asp" text:style-name="Internet_20_link" text:visited-style-name="Visited_20_Internet_20_Link">ADD CONSTRAINT</text:a></text:p>
          </table:table-cell>
          <table:table-cell table:style-name="Table5.A1" office:value-type="string">
            <text:p text:style-name="Table_20_Contents">Adds a constraint after a table is already created</text:p>
          </table:table-cell>
        </table:table-row>
        <table:table-row table:style-name="TableLine94026184585440">
          <table:table-cell table:style-name="Table5.A1" office:value-type="string">
            <text:p text:style-name="Table_20_Contents"><text:a xlink:type="simple" xlink:href="https://www.w3schools.com/sql/sql_ref_all.asp" text:style-name="Internet_20_link" text:visited-style-name="Visited_20_Internet_20_Link">ALL</text:a></text:p>
          </table:table-cell>
          <table:table-cell table:style-name="Table5.A1" office:value-type="string">
            <text:p text:style-name="Table_20_Contents">Returns true if all of the subquery values meet the condition</text:p>
          </table:table-cell>
        </table:table-row>
        <table:table-row table:style-name="TableLine94026184586080">
          <table:table-cell table:style-name="Table5.A1" office:value-type="string">
            <text:p text:style-name="Table_20_Contents"><text:a xlink:type="simple" xlink:href="https://www.w3schools.com/sql/sql_ref_alter.asp" text:style-name="Internet_20_link" text:visited-style-name="Visited_20_Internet_20_Link">ALTER</text:a></text:p>
          </table:table-cell>
          <table:table-cell table:style-name="Table5.A1" office:value-type="string">
            <text:p text:style-name="Table_20_Contents">Adds, deletes, or modifies columns in a table, or changes the data type of a column in a table</text:p>
          </table:table-cell>
        </table:table-row>
        <table:table-row table:style-name="TableLine94026184586720">
          <table:table-cell table:style-name="Table5.A1" office:value-type="string">
            <text:p text:style-name="Table_20_Contents"><text:a xlink:type="simple" xlink:href="https://www.w3schools.com/sql/sql_ref_alter_column.asp" text:style-name="Internet_20_link" text:visited-style-name="Visited_20_Internet_20_Link">ALTER COLUMN</text:a></text:p>
          </table:table-cell>
          <table:table-cell table:style-name="Table5.A1" office:value-type="string">
            <text:p text:style-name="Table_20_Contents">Changes the data type of a column in a table</text:p>
          </table:table-cell>
        </table:table-row>
        <table:table-row table:style-name="TableLine94026184587312">
          <table:table-cell table:style-name="Table5.A1" office:value-type="string">
            <text:p text:style-name="Table_20_Contents"><text:a xlink:type="simple" xlink:href="https://www.w3schools.com/sql/sql_ref_alter_table.asp" text:style-name="Internet_20_link" text:visited-style-name="Visited_20_Internet_20_Link">ALTER TABLE</text:a></text:p>
          </table:table-cell>
          <table:table-cell table:style-name="Table5.A1" office:value-type="string">
            <text:p text:style-name="Table_20_Contents">Adds, deletes, or modifies columns in a table</text:p>
          </table:table-cell>
        </table:table-row>
        <table:table-row table:style-name="TableLine94026184588032">
          <table:table-cell table:style-name="Table5.A1" office:value-type="string">
            <text:p text:style-name="Table_20_Contents"><text:a xlink:type="simple" xlink:href="https://www.w3schools.com/sql/sql_ref_and.asp" text:style-name="Internet_20_link" text:visited-style-name="Visited_20_Internet_20_Link">AND</text:a></text:p>
          </table:table-cell>
          <table:table-cell table:style-name="Table5.A1" office:value-type="string">
            <text:p text:style-name="Table_20_Contents">Only includes rows where both conditions is true</text:p>
          </table:table-cell>
        </table:table-row>
        <table:table-row table:style-name="TableLine94026184588832">
          <table:table-cell table:style-name="Table5.A1" office:value-type="string">
            <text:p text:style-name="Table_20_Contents"><text:a xlink:type="simple" xlink:href="https://www.w3schools.com/sql/sql_ref_any.asp" text:style-name="Internet_20_link" text:visited-style-name="Visited_20_Internet_20_Link">ANY</text:a></text:p>
          </table:table-cell>
          <table:table-cell table:style-name="Table5.A1" office:value-type="string">
            <text:p text:style-name="Table_20_Contents">Returns true if any of the subquery values meet the condition</text:p>
          </table:table-cell>
        </table:table-row>
        <table:table-row table:style-name="TableLine94026184589552">
          <table:table-cell table:style-name="Table5.A1" office:value-type="string">
            <text:p text:style-name="Table_20_Contents"><text:a xlink:type="simple" xlink:href="https://www.w3schools.com/sql/sql_ref_as.asp" text:style-name="Internet_20_link" text:visited-style-name="Visited_20_Internet_20_Link">AS</text:a></text:p>
          </table:table-cell>
          <table:table-cell table:style-name="Table5.A1" office:value-type="string">
            <text:p text:style-name="Table_20_Contents">Renames a column or table with an alias</text:p>
          </table:table-cell>
        </table:table-row>
        <table:table-row table:style-name="TableLine94026184590352">
          <table:table-cell table:style-name="Table5.A1" office:value-type="string">
            <text:p text:style-name="Table_20_Contents"><text:a xlink:type="simple" xlink:href="https://www.w3schools.com/sql/sql_ref_asc.asp" text:style-name="Internet_20_link" text:visited-style-name="Visited_20_Internet_20_Link">ASC</text:a></text:p>
          </table:table-cell>
          <table:table-cell table:style-name="Table5.A1" office:value-type="string">
            <text:p text:style-name="Table_20_Contents">Sorts the result set in ascending order</text:p>
          </table:table-cell>
        </table:table-row>
        <table:table-row table:style-name="TableLine94026184591152">
          <table:table-cell table:style-name="Table5.A1" office:value-type="string">
            <text:p text:style-name="Table_20_Contents"><text:a xlink:type="simple" xlink:href="https://www.w3schools.com/sql/sql_ref_backup_database.asp" text:style-name="Internet_20_link" text:visited-style-name="Visited_20_Internet_20_Link">BACKUP DATABASE</text:a></text:p>
          </table:table-cell>
          <table:table-cell table:style-name="Table5.A1" office:value-type="string">
            <text:p text:style-name="Table_20_Contents">Creates a back up of an existing database</text:p>
          </table:table-cell>
        </table:table-row>
        <table:table-row table:style-name="TableLine94026184591952">
          <table:table-cell table:style-name="Table5.A1" office:value-type="string">
            <text:p text:style-name="Table_20_Contents"><text:a xlink:type="simple" xlink:href="https://www.w3schools.com/sql/sql_ref_between.asp" text:style-name="Internet_20_link" text:visited-style-name="Visited_20_Internet_20_Link">BETWEEN</text:a></text:p>
          </table:table-cell>
          <table:table-cell table:style-name="Table5.A1" office:value-type="string">
            <text:p text:style-name="Table_20_Contents">Selects values within a given range</text:p>
          </table:table-cell>
        </table:table-row>
        <table:table-row table:style-name="TableLine94026184592752">
          <table:table-cell table:style-name="Table5.A1" office:value-type="string">
            <text:p text:style-name="Table_20_Contents"><text:a xlink:type="simple" xlink:href="https://www.w3schools.com/sql/sql_ref_case.asp" text:style-name="Internet_20_link" text:visited-style-name="Visited_20_Internet_20_Link">CASE</text:a></text:p>
          </table:table-cell>
          <table:table-cell table:style-name="Table5.A1" office:value-type="string">
            <text:p text:style-name="Table_20_Contents">Creates different outputs based on conditions</text:p>
          </table:table-cell>
        </table:table-row>
        <table:table-row table:style-name="TableLine94026184593552">
          <table:table-cell table:style-name="Table5.A1" office:value-type="string">
            <text:p text:style-name="Table_20_Contents"><text:a xlink:type="simple" xlink:href="https://www.w3schools.com/sql/sql_ref_check.asp" text:style-name="Internet_20_link" text:visited-style-name="Visited_20_Internet_20_Link">CHECK</text:a></text:p>
          </table:table-cell>
          <table:table-cell table:style-name="Table5.A1" office:value-type="string">
            <text:p text:style-name="Table_20_Contents">A constraint that limits the value that can be placed in a column</text:p>
          </table:table-cell>
        </table:table-row>
        <table:table-row table:style-name="TableLine94026184594352">
          <table:table-cell table:style-name="Table5.A1" office:value-type="string">
            <text:p text:style-name="Table_20_Contents"><text:a xlink:type="simple" xlink:href="https://www.w3schools.com/sql/sql_ref_column.asp" text:style-name="Internet_20_link" text:visited-style-name="Visited_20_Internet_20_Link">COLUMN</text:a></text:p>
          </table:table-cell>
          <table:table-cell table:style-name="Table5.A1" office:value-type="string">
            <text:p text:style-name="Table_20_Contents">Changes the data type of a column or deletes a column in a table</text:p>
          </table:table-cell>
        </table:table-row>
        <table:table-row table:style-name="TableLine94026184595152">
          <table:table-cell table:style-name="Table5.A1" office:value-type="string">
            <text:p text:style-name="Table_20_Contents"><text:a xlink:type="simple" xlink:href="https://www.w3schools.com/sql/sql_ref_constraint.asp" text:style-name="Internet_20_link" text:visited-style-name="Visited_20_Internet_20_Link">CONSTRAINT</text:a></text:p>
          </table:table-cell>
          <table:table-cell table:style-name="Table5.A1" office:value-type="string">
            <text:p text:style-name="Table_20_Contents">Adds or deletes a constraint</text:p>
          </table:table-cell>
        </table:table-row>
        <table:table-row table:style-name="TableLine94026127287024">
          <table:table-cell table:style-name="Table5.A1" office:value-type="string">
            <text:p text:style-name="Table_20_Contents"><text:a xlink:type="simple" xlink:href="https://www.w3schools.com/sql/sql_ref_create.asp" text:style-name="Internet_20_link" text:visited-style-name="Visited_20_Internet_20_Link">CREATE</text:a></text:p>
          </table:table-cell>
          <table:table-cell table:style-name="Table5.A1" office:value-type="string">
            <text:p text:style-name="Table_20_Contents">Creates a database, index, view, table, or procedure</text:p>
          </table:table-cell>
        </table:table-row>
        <table:table-row table:style-name="TableLine94026127287824">
          <table:table-cell table:style-name="Table5.A1" office:value-type="string">
            <text:p text:style-name="Table_20_Contents"><text:a xlink:type="simple" xlink:href="https://www.w3schools.com/sql/sql_ref_create_database.asp" text:style-name="Internet_20_link" text:visited-style-name="Visited_20_Internet_20_Link">CREATE DATABASE</text:a></text:p>
          </table:table-cell>
          <table:table-cell table:style-name="Table5.A1" office:value-type="string">
            <text:p text:style-name="Table_20_Contents">Creates a new SQL database</text:p>
          </table:table-cell>
        </table:table-row>
        <table:table-row table:style-name="TableLine94026127288624">
          <table:table-cell table:style-name="Table5.A1" office:value-type="string">
            <text:p text:style-name="Table_20_Contents"><text:a xlink:type="simple" xlink:href="https://www.w3schools.com/sql/sql_ref_create_index.asp" text:style-name="Internet_20_link" text:visited-style-name="Visited_20_Internet_20_Link">CREATE INDEX</text:a></text:p>
          </table:table-cell>
          <table:table-cell table:style-name="Table5.A1" office:value-type="string">
            <text:p text:style-name="Table_20_Contents">Creates an index on a table (allows duplicate values)</text:p>
          </table:table-cell>
        </table:table-row>
        <table:table-row table:style-name="TableLine94026127289424">
          <table:table-cell table:style-name="Table5.A1" office:value-type="string">
            <text:p text:style-name="Table_20_Contents"><text:a xlink:type="simple" xlink:href="https://www.w3schools.com/sql/sql_ref_create_or_replace_view.asp" text:style-name="Internet_20_link" text:visited-style-name="Visited_20_Internet_20_Link">CREATE OR REPLACE VIEW</text:a></text:p>
          </table:table-cell>
          <table:table-cell table:style-name="Table5.A1" office:value-type="string">
            <text:p text:style-name="Table_20_Contents">Updates a view</text:p>
          </table:table-cell>
        </table:table-row>
        <table:table-row table:style-name="TableLine94026127290224">
          <table:table-cell table:style-name="Table5.A1" office:value-type="string">
            <text:p text:style-name="Table_20_Contents"><text:a xlink:type="simple" xlink:href="https://www.w3schools.com/sql/sql_ref_create_table.asp" text:style-name="Internet_20_link" text:visited-style-name="Visited_20_Internet_20_Link">CREATE TABLE</text:a></text:p>
          </table:table-cell>
          <table:table-cell table:style-name="Table5.A1" office:value-type="string">
            <text:p text:style-name="Table_20_Contents">Creates a new table in the database</text:p>
          </table:table-cell>
        </table:table-row>
        <table:table-row table:style-name="TableLine94026127291024">
          <table:table-cell table:style-name="Table5.A1" office:value-type="string">
            <text:p text:style-name="Table_20_Contents"><text:a xlink:type="simple" xlink:href="https://www.w3schools.com/sql/sql_ref_create_procedure.asp" text:style-name="Internet_20_link" text:visited-style-name="Visited_20_Internet_20_Link">CREATE PROCEDURE</text:a></text:p>
          </table:table-cell>
          <table:table-cell table:style-name="Table5.A1" office:value-type="string">
            <text:p text:style-name="Table_20_Contents">Creates a stored procedure</text:p>
          </table:table-cell>
        </table:table-row>
        <table:table-row table:style-name="TableLine94026127291824">
          <table:table-cell table:style-name="Table5.A1" office:value-type="string">
            <text:p text:style-name="Table_20_Contents"><text:a xlink:type="simple" xlink:href="https://www.w3schools.com/sql/sql_ref_create_unique_index.asp" text:style-name="Internet_20_link" text:visited-style-name="Visited_20_Internet_20_Link">CREATE UNIQUE INDEX</text:a></text:p>
          </table:table-cell>
          <table:table-cell table:style-name="Table5.A1" office:value-type="string">
            <text:p text:style-name="Table_20_Contents">Creates a unique index on a table (no duplicate values)</text:p>
          </table:table-cell>
        </table:table-row>
        <table:table-row table:style-name="TableLine94026127292624">
          <table:table-cell table:style-name="Table5.A1" office:value-type="string">
            <text:p text:style-name="Table_20_Contents"><text:a xlink:type="simple" xlink:href="https://www.w3schools.com/sql/sql_ref_create_view.asp" text:style-name="Internet_20_link" text:visited-style-name="Visited_20_Internet_20_Link">CREATE VIEW</text:a></text:p>
          </table:table-cell>
          <table:table-cell table:style-name="Table5.A1" office:value-type="string">
            <text:p text:style-name="Table_20_Contents">Creates a view based on the result set of a SELECT statement</text:p>
          </table:table-cell>
        </table:table-row>
        <table:table-row table:style-name="TableLine94026127293424">
          <table:table-cell table:style-name="Table5.A1" office:value-type="string">
            <text:p text:style-name="Table_20_Contents"><text:a xlink:type="simple" xlink:href="https://www.w3schools.com/sql/sql_ref_database.asp" text:style-name="Internet_20_link" text:visited-style-name="Visited_20_Internet_20_Link">DATABASE</text:a></text:p>
          </table:table-cell>
          <table:table-cell table:style-name="Table5.A1" office:value-type="string">
            <text:p text:style-name="Table_20_Contents">Creates or deletes an SQL database</text:p>
          </table:table-cell>
        </table:table-row>
        <table:table-row table:style-name="TableLine94026127294224">
          <table:table-cell table:style-name="Table5.A1" office:value-type="string">
            <text:p text:style-name="Table_20_Contents"><text:a xlink:type="simple" xlink:href="https://www.w3schools.com/sql/sql_ref_default.asp" text:style-name="Internet_20_link" text:visited-style-name="Visited_20_Internet_20_Link">DEFAULT</text:a></text:p>
          </table:table-cell>
          <table:table-cell table:style-name="Table5.A1" office:value-type="string">
            <text:p text:style-name="Table_20_Contents">A constraint that provides a default value for a column</text:p>
          </table:table-cell>
        </table:table-row>
        <table:table-row table:style-name="TableLine94026127295024">
          <table:table-cell table:style-name="Table5.A1" office:value-type="string">
            <text:p text:style-name="Table_20_Contents"><text:a xlink:type="simple" xlink:href="https://www.w3schools.com/sql/sql_ref_delete.asp" text:style-name="Internet_20_link" text:visited-style-name="Visited_20_Internet_20_Link">DELETE</text:a></text:p>
          </table:table-cell>
          <table:table-cell table:style-name="Table5.A1" office:value-type="string">
            <text:p text:style-name="Table_20_Contents">Deletes rows from a table</text:p>
          </table:table-cell>
        </table:table-row>
        <table:table-row table:style-name="TableLine94026127295824">
          <table:table-cell table:style-name="Table5.A1" office:value-type="string">
            <text:p text:style-name="Table_20_Contents"><text:a xlink:type="simple" xlink:href="https://www.w3schools.com/sql/sql_ref_desc.asp" text:style-name="Internet_20_link" text:visited-style-name="Visited_20_Internet_20_Link">DESC</text:a></text:p>
          </table:table-cell>
          <table:table-cell table:style-name="Table5.A1" office:value-type="string">
            <text:p text:style-name="Table_20_Contents">Sorts the result set in descending order</text:p>
          </table:table-cell>
        </table:table-row>
        <table:table-row table:style-name="TableLine94026127296624">
          <table:table-cell table:style-name="Table5.A1" office:value-type="string">
            <text:p text:style-name="Table_20_Contents"><text:a xlink:type="simple" xlink:href="https://www.w3schools.com/sql/sql_ref_distinct.asp" text:style-name="Internet_20_link" text:visited-style-name="Visited_20_Internet_20_Link">DISTINCT</text:a></text:p>
          </table:table-cell>
          <table:table-cell table:style-name="Table5.A1" office:value-type="string">
            <text:p text:style-name="Table_20_Contents">Selects only distinct (different) values</text:p>
          </table:table-cell>
        </table:table-row>
        <table:table-row table:style-name="TableLine94026127297456">
          <table:table-cell table:style-name="Table5.A1" office:value-type="string">
            <text:p text:style-name="Table_20_Contents"><text:a xlink:type="simple" xlink:href="https://www.w3schools.com/sql/sql_ref_drop.asp" text:style-name="Internet_20_link" text:visited-style-name="Visited_20_Internet_20_Link">DROP</text:a></text:p>
          </table:table-cell>
          <table:table-cell table:style-name="Table5.A1" office:value-type="string">
            <text:p text:style-name="Table_20_Contents">Deletes a column, constraint, database, index, table, or view</text:p>
          </table:table-cell>
        </table:table-row>
        <table:table-row table:style-name="TableLine94026127298288">
          <table:table-cell table:style-name="Table5.A1" office:value-type="string">
            <text:p text:style-name="Table_20_Contents"><text:a xlink:type="simple" xlink:href="https://www.w3schools.com/sql/sql_ref_drop_column.asp" text:style-name="Internet_20_link" text:visited-style-name="Visited_20_Internet_20_Link">DROP COLUMN</text:a></text:p>
          </table:table-cell>
          <table:table-cell table:style-name="Table5.A1" office:value-type="string">
            <text:p text:style-name="Table_20_Contents">Deletes a column in a table</text:p>
          </table:table-cell>
        </table:table-row>
        <table:table-row table:style-name="TableLine94026127299120">
          <table:table-cell table:style-name="Table5.A1" office:value-type="string">
            <text:p text:style-name="Table_20_Contents"><text:a xlink:type="simple" xlink:href="https://www.w3schools.com/sql/sql_ref_drop_constraint.asp" text:style-name="Internet_20_link" text:visited-style-name="Visited_20_Internet_20_Link">DROP CONSTRAINT</text:a></text:p>
          </table:table-cell>
          <table:table-cell table:style-name="Table5.A1" office:value-type="string">
            <text:p text:style-name="Table_20_Contents">Deletes a UNIQUE, PRIMARY KEY, FOREIGN KEY, or CHECK constraint</text:p>
          </table:table-cell>
        </table:table-row>
        <table:table-row table:style-name="TableLine94026127299952">
          <table:table-cell table:style-name="Table5.A1" office:value-type="string">
            <text:p text:style-name="Table_20_Contents"><text:a xlink:type="simple" xlink:href="https://www.w3schools.com/sql/sql_ref_drop_database.asp" text:style-name="Internet_20_link" text:visited-style-name="Visited_20_Internet_20_Link">DROP DATABASE</text:a></text:p>
          </table:table-cell>
          <table:table-cell table:style-name="Table5.A1" office:value-type="string">
            <text:p text:style-name="Table_20_Contents">Deletes an existing SQL database</text:p>
          </table:table-cell>
        </table:table-row>
        <table:table-row table:style-name="TableLine94026127300784">
          <table:table-cell table:style-name="Table5.A1" office:value-type="string">
            <text:p text:style-name="Table_20_Contents"><text:a xlink:type="simple" xlink:href="https://www.w3schools.com/sql/sql_ref_drop_default.asp" text:style-name="Internet_20_link" text:visited-style-name="Visited_20_Internet_20_Link">DROP DEFAULT</text:a></text:p>
          </table:table-cell>
          <table:table-cell table:style-name="Table5.A1" office:value-type="string">
            <text:p text:style-name="Table_20_Contents">Deletes a DEFAULT constraint</text:p>
          </table:table-cell>
        </table:table-row>
        <table:table-row table:style-name="TableLine94026127301616">
          <table:table-cell table:style-name="Table5.A1" office:value-type="string">
            <text:p text:style-name="Table_20_Contents"><text:a xlink:type="simple" xlink:href="https://www.w3schools.com/sql/sql_ref_drop_index.asp" text:style-name="Internet_20_link" text:visited-style-name="Visited_20_Internet_20_Link">DROP INDEX</text:a></text:p>
          </table:table-cell>
          <table:table-cell table:style-name="Table5.A1" office:value-type="string">
            <text:p text:style-name="Table_20_Contents">Deletes an index in a table</text:p>
          </table:table-cell>
        </table:table-row>
        <table:table-row table:style-name="TableLine94026127302448">
          <table:table-cell table:style-name="Table5.A1" office:value-type="string">
            <text:p text:style-name="Table_20_Contents"><text:a xlink:type="simple" xlink:href="https://www.w3schools.com/sql/sql_ref_drop_table.asp" text:style-name="Internet_20_link" text:visited-style-name="Visited_20_Internet_20_Link">DROP TABLE</text:a></text:p>
          </table:table-cell>
          <table:table-cell table:style-name="Table5.A1" office:value-type="string">
            <text:p text:style-name="Table_20_Contents">Deletes an existing table in the database</text:p>
          </table:table-cell>
        </table:table-row>
        <table:table-row table:style-name="TableLine94026127303280">
          <table:table-cell table:style-name="Table5.A1" office:value-type="string">
            <text:p text:style-name="Table_20_Contents"><text:a xlink:type="simple" xlink:href="https://www.w3schools.com/sql/sql_ref_drop_view.asp" text:style-name="Internet_20_link" text:visited-style-name="Visited_20_Internet_20_Link">DROP VIEW</text:a></text:p>
          </table:table-cell>
          <table:table-cell table:style-name="Table5.A1" office:value-type="string">
            <text:p text:style-name="Table_20_Contents">Deletes a view</text:p>
          </table:table-cell>
        </table:table-row>
        <text:soft-page-break/>
        <table:table-row table:style-name="TableLine94026127304112">
          <table:table-cell table:style-name="Table5.A1" office:value-type="string">
            <text:p text:style-name="Table_20_Contents"><text:a xlink:type="simple" xlink:href="https://www.w3schools.com/sql/sql_ref_exec.asp" text:style-name="Internet_20_link" text:visited-style-name="Visited_20_Internet_20_Link">EXEC</text:a></text:p>
          </table:table-cell>
          <table:table-cell table:style-name="Table5.A1" office:value-type="string">
            <text:p text:style-name="Table_20_Contents">Executes a stored procedure</text:p>
          </table:table-cell>
        </table:table-row>
        <table:table-row table:style-name="TableLine94026127304944">
          <table:table-cell table:style-name="Table5.A1" office:value-type="string">
            <text:p text:style-name="Table_20_Contents"><text:a xlink:type="simple" xlink:href="https://www.w3schools.com/sql/sql_ref_exists.asp" text:style-name="Internet_20_link" text:visited-style-name="Visited_20_Internet_20_Link">EXISTS</text:a></text:p>
          </table:table-cell>
          <table:table-cell table:style-name="Table5.A1" office:value-type="string">
            <text:p text:style-name="Table_20_Contents">Tests for the existence of any record in a subquery</text:p>
          </table:table-cell>
        </table:table-row>
        <table:table-row table:style-name="TableLine94026127305776">
          <table:table-cell table:style-name="Table5.A1" office:value-type="string">
            <text:p text:style-name="Table_20_Contents"><text:a xlink:type="simple" xlink:href="https://www.w3schools.com/sql/sql_ref_foreign_key.asp" text:style-name="Internet_20_link" text:visited-style-name="Visited_20_Internet_20_Link">FOREIGN KEY</text:a></text:p>
          </table:table-cell>
          <table:table-cell table:style-name="Table5.A1" office:value-type="string">
            <text:p text:style-name="Table_20_Contents">A constraint that is a key used to link two tables together</text:p>
          </table:table-cell>
        </table:table-row>
        <table:table-row table:style-name="TableLine94026127306608">
          <table:table-cell table:style-name="Table5.A1" office:value-type="string">
            <text:p text:style-name="Table_20_Contents"><text:a xlink:type="simple" xlink:href="https://www.w3schools.com/sql/sql_ref_from.asp" text:style-name="Internet_20_link" text:visited-style-name="Visited_20_Internet_20_Link">FROM</text:a></text:p>
          </table:table-cell>
          <table:table-cell table:style-name="Table5.A1" office:value-type="string">
            <text:p text:style-name="Table_20_Contents">Specifies which table to select or delete data from</text:p>
          </table:table-cell>
        </table:table-row>
        <table:table-row table:style-name="TableLine94026127307440">
          <table:table-cell table:style-name="Table5.A1" office:value-type="string">
            <text:p text:style-name="Table_20_Contents"><text:a xlink:type="simple" xlink:href="https://www.w3schools.com/sql/sql_ref_full_outer_join.asp" text:style-name="Internet_20_link" text:visited-style-name="Visited_20_Internet_20_Link">FULL OUTER JOIN</text:a></text:p>
          </table:table-cell>
          <table:table-cell table:style-name="Table5.A1" office:value-type="string">
            <text:p text:style-name="Table_20_Contents">Returns all rows when there is a match in either left table or right table</text:p>
          </table:table-cell>
        </table:table-row>
        <table:table-row table:style-name="TableLine94026127308272">
          <table:table-cell table:style-name="Table5.A1" office:value-type="string">
            <text:p text:style-name="Table_20_Contents"><text:a xlink:type="simple" xlink:href="https://www.w3schools.com/sql/sql_ref_group_by.asp" text:style-name="Internet_20_link" text:visited-style-name="Visited_20_Internet_20_Link">GROUP BY</text:a></text:p>
          </table:table-cell>
          <table:table-cell table:style-name="Table5.A1" office:value-type="string">
            <text:p text:style-name="Table_20_Contents">Groups the result set (used with aggregate functions: COUNT, MAX, MIN, SUM, AVG)</text:p>
          </table:table-cell>
        </table:table-row>
        <table:table-row table:style-name="TableLine94026127309104">
          <table:table-cell table:style-name="Table5.A1" office:value-type="string">
            <text:p text:style-name="Table_20_Contents"><text:a xlink:type="simple" xlink:href="https://www.w3schools.com/sql/sql_ref_having.asp" text:style-name="Internet_20_link" text:visited-style-name="Visited_20_Internet_20_Link">HAVING</text:a></text:p>
          </table:table-cell>
          <table:table-cell table:style-name="Table5.A1" office:value-type="string">
            <text:p text:style-name="Table_20_Contents">Used instead of WHERE with aggregate functions</text:p>
          </table:table-cell>
        </table:table-row>
        <table:table-row table:style-name="TableLine94026127309936">
          <table:table-cell table:style-name="Table5.A1" office:value-type="string">
            <text:p text:style-name="Table_20_Contents"><text:a xlink:type="simple" xlink:href="https://www.w3schools.com/sql/sql_ref_in.asp" text:style-name="Internet_20_link" text:visited-style-name="Visited_20_Internet_20_Link">IN</text:a></text:p>
          </table:table-cell>
          <table:table-cell table:style-name="Table5.A1" office:value-type="string">
            <text:p text:style-name="Table_20_Contents">Allows you to specify multiple values in a WHERE clause</text:p>
          </table:table-cell>
        </table:table-row>
        <table:table-row table:style-name="TableLine94026127310768">
          <table:table-cell table:style-name="Table5.A1" office:value-type="string">
            <text:p text:style-name="Table_20_Contents"><text:a xlink:type="simple" xlink:href="https://www.w3schools.com/sql/sql_ref_index.asp" text:style-name="Internet_20_link" text:visited-style-name="Visited_20_Internet_20_Link">INDEX</text:a></text:p>
          </table:table-cell>
          <table:table-cell table:style-name="Table5.A1" office:value-type="string">
            <text:p text:style-name="Table_20_Contents">Creates or deletes an index in a table </text:p>
          </table:table-cell>
        </table:table-row>
        <table:table-row table:style-name="TableLine94026127311600">
          <table:table-cell table:style-name="Table5.A1" office:value-type="string">
            <text:p text:style-name="Table_20_Contents"><text:a xlink:type="simple" xlink:href="https://www.w3schools.com/sql/sql_ref_inner_join.asp" text:style-name="Internet_20_link" text:visited-style-name="Visited_20_Internet_20_Link">INNER JOIN</text:a></text:p>
          </table:table-cell>
          <table:table-cell table:style-name="Table5.A1" office:value-type="string">
            <text:p text:style-name="Table_20_Contents">Returns rows that have matching values in both tables</text:p>
          </table:table-cell>
        </table:table-row>
        <table:table-row table:style-name="TableLine94026127312432">
          <table:table-cell table:style-name="Table5.A1" office:value-type="string">
            <text:p text:style-name="Table_20_Contents"><text:a xlink:type="simple" xlink:href="https://www.w3schools.com/sql/sql_ref_insert_into.asp" text:style-name="Internet_20_link" text:visited-style-name="Visited_20_Internet_20_Link">INSERT INTO</text:a></text:p>
          </table:table-cell>
          <table:table-cell table:style-name="Table5.A1" office:value-type="string">
            <text:p text:style-name="Table_20_Contents">Inserts new rows in a table</text:p>
          </table:table-cell>
        </table:table-row>
        <table:table-row table:style-name="TableLine94026127313264">
          <table:table-cell table:style-name="Table5.A1" office:value-type="string">
            <text:p text:style-name="Table_20_Contents"><text:a xlink:type="simple" xlink:href="https://www.w3schools.com/sql/sql_ref_insert_into_select.asp" text:style-name="Internet_20_link" text:visited-style-name="Visited_20_Internet_20_Link">INSERT INTO SELECT</text:a></text:p>
          </table:table-cell>
          <table:table-cell table:style-name="Table5.A1" office:value-type="string">
            <text:p text:style-name="Table_20_Contents">Copies data from one table into another table</text:p>
          </table:table-cell>
        </table:table-row>
        <table:table-row table:style-name="TableLine94026127314096">
          <table:table-cell table:style-name="Table5.A1" office:value-type="string">
            <text:p text:style-name="Table_20_Contents"><text:a xlink:type="simple" xlink:href="https://www.w3schools.com/sql/sql_ref_is_null.asp" text:style-name="Internet_20_link" text:visited-style-name="Visited_20_Internet_20_Link">IS NULL</text:a></text:p>
          </table:table-cell>
          <table:table-cell table:style-name="Table5.A1" office:value-type="string">
            <text:p text:style-name="Table_20_Contents">Tests for empty values</text:p>
          </table:table-cell>
        </table:table-row>
        <table:table-row table:style-name="TableLine94026127314928">
          <table:table-cell table:style-name="Table5.A1" office:value-type="string">
            <text:p text:style-name="Table_20_Contents"><text:a xlink:type="simple" xlink:href="https://www.w3schools.com/sql/sql_ref_is_not_null.asp" text:style-name="Internet_20_link" text:visited-style-name="Visited_20_Internet_20_Link">IS NOT NULL</text:a></text:p>
          </table:table-cell>
          <table:table-cell table:style-name="Table5.A1" office:value-type="string">
            <text:p text:style-name="Table_20_Contents">Tests for non-empty values</text:p>
          </table:table-cell>
        </table:table-row>
        <table:table-row table:style-name="TableLine94026127315760">
          <table:table-cell table:style-name="Table5.A1" office:value-type="string">
            <text:p text:style-name="Table_20_Contents"><text:a xlink:type="simple" xlink:href="https://www.w3schools.com/sql/sql_ref_join.asp" text:style-name="Internet_20_link" text:visited-style-name="Visited_20_Internet_20_Link">JOIN</text:a></text:p>
          </table:table-cell>
          <table:table-cell table:style-name="Table5.A1" office:value-type="string">
            <text:p text:style-name="Table_20_Contents">Joins tables</text:p>
          </table:table-cell>
        </table:table-row>
        <table:table-row table:style-name="TableLine94026127316592">
          <table:table-cell table:style-name="Table5.A1" office:value-type="string">
            <text:p text:style-name="Table_20_Contents"><text:a xlink:type="simple" xlink:href="https://www.w3schools.com/sql/sql_ref_left_join.asp" text:style-name="Internet_20_link" text:visited-style-name="Visited_20_Internet_20_Link">LEFT JOIN</text:a></text:p>
          </table:table-cell>
          <table:table-cell table:style-name="Table5.A1" office:value-type="string">
            <text:p text:style-name="Table_20_Contents">Returns all rows from the left table, and the matching rows from the right table</text:p>
          </table:table-cell>
        </table:table-row>
        <table:table-row table:style-name="TableLine94026127317424">
          <table:table-cell table:style-name="Table5.A1" office:value-type="string">
            <text:p text:style-name="Table_20_Contents"><text:a xlink:type="simple" xlink:href="https://www.w3schools.com/sql/sql_ref_like.asp" text:style-name="Internet_20_link" text:visited-style-name="Visited_20_Internet_20_Link">LIKE</text:a></text:p>
          </table:table-cell>
          <table:table-cell table:style-name="Table5.A1" office:value-type="string">
            <text:p text:style-name="Table_20_Contents">Searches for a specified pattern in a column</text:p>
          </table:table-cell>
        </table:table-row>
        <table:table-row table:style-name="TableLine94026127318256">
          <table:table-cell table:style-name="Table5.A1" office:value-type="string">
            <text:p text:style-name="Table_20_Contents"><text:a xlink:type="simple" xlink:href="https://www.w3schools.com/sql/sql_ref_limit.asp" text:style-name="Internet_20_link" text:visited-style-name="Visited_20_Internet_20_Link">LIMIT</text:a></text:p>
          </table:table-cell>
          <table:table-cell table:style-name="Table5.A1" office:value-type="string">
            <text:p text:style-name="Table_20_Contents">Specifies the number of records to return in the result set</text:p>
          </table:table-cell>
        </table:table-row>
        <table:table-row table:style-name="TableLine94026127319088">
          <table:table-cell table:style-name="Table5.A1" office:value-type="string">
            <text:p text:style-name="Table_20_Contents"><text:a xlink:type="simple" xlink:href="https://www.w3schools.com/sql/sql_ref_not.asp" text:style-name="Internet_20_link" text:visited-style-name="Visited_20_Internet_20_Link">NOT</text:a></text:p>
          </table:table-cell>
          <table:table-cell table:style-name="Table5.A1" office:value-type="string">
            <text:p text:style-name="Table_20_Contents">Only includes rows where a condition is not true</text:p>
          </table:table-cell>
        </table:table-row>
        <table:table-row table:style-name="TableLine94026127319920">
          <table:table-cell table:style-name="Table5.A1" office:value-type="string">
            <text:p text:style-name="Table_20_Contents"><text:a xlink:type="simple" xlink:href="https://www.w3schools.com/sql/sql_ref_not_null.asp" text:style-name="Internet_20_link" text:visited-style-name="Visited_20_Internet_20_Link">NOT NULL</text:a></text:p>
          </table:table-cell>
          <table:table-cell table:style-name="Table5.A1" office:value-type="string">
            <text:p text:style-name="Table_20_Contents">A constraint that enforces a column to not accept NULL values</text:p>
          </table:table-cell>
        </table:table-row>
        <table:table-row table:style-name="TableLine94026127320752">
          <table:table-cell table:style-name="Table5.A1" office:value-type="string">
            <text:p text:style-name="Table_20_Contents"><text:a xlink:type="simple" xlink:href="https://www.w3schools.com/sql/sql_ref_or.asp" text:style-name="Internet_20_link" text:visited-style-name="Visited_20_Internet_20_Link">OR</text:a></text:p>
          </table:table-cell>
          <table:table-cell table:style-name="Table5.A1" office:value-type="string">
            <text:p text:style-name="Table_20_Contents">Includes rows where either condition is true</text:p>
          </table:table-cell>
        </table:table-row>
        <table:table-row table:style-name="TableLine94026127321584">
          <table:table-cell table:style-name="Table5.A1" office:value-type="string">
            <text:p text:style-name="Table_20_Contents"><text:a xlink:type="simple" xlink:href="https://www.w3schools.com/sql/sql_ref_order_by.asp" text:style-name="Internet_20_link" text:visited-style-name="Visited_20_Internet_20_Link">ORDER BY</text:a></text:p>
          </table:table-cell>
          <table:table-cell table:style-name="Table5.A1" office:value-type="string">
            <text:p text:style-name="Table_20_Contents">Sorts the result set in ascending or descending order</text:p>
          </table:table-cell>
        </table:table-row>
        <table:table-row table:style-name="TableLine94026127322416">
          <table:table-cell table:style-name="Table5.A1" office:value-type="string">
            <text:p text:style-name="Table_20_Contents"><text:a xlink:type="simple" xlink:href="https://www.w3schools.com/sql/sql_ref_outer_join.asp" text:style-name="Internet_20_link" text:visited-style-name="Visited_20_Internet_20_Link">OUTER JOIN</text:a></text:p>
          </table:table-cell>
          <table:table-cell table:style-name="Table5.A1" office:value-type="string">
            <text:p text:style-name="Table_20_Contents">Returns all rows when there is a match in either left table or right table</text:p>
          </table:table-cell>
        </table:table-row>
        <table:table-row table:style-name="TableLine94026127323248">
          <table:table-cell table:style-name="Table5.A1" office:value-type="string">
            <text:p text:style-name="Table_20_Contents"><text:a xlink:type="simple" xlink:href="https://www.w3schools.com/sql/sql_ref_primary_key.asp" text:style-name="Internet_20_link" text:visited-style-name="Visited_20_Internet_20_Link">PRIMARY KEY</text:a></text:p>
          </table:table-cell>
          <table:table-cell table:style-name="Table5.A1" office:value-type="string">
            <text:p text:style-name="Table_20_Contents">A constraint that uniquely identifies each record in a database table</text:p>
          </table:table-cell>
        </table:table-row>
        <table:table-row table:style-name="TableLine94026127324080">
          <table:table-cell table:style-name="Table5.A1" office:value-type="string">
            <text:p text:style-name="Table_20_Contents"><text:a xlink:type="simple" xlink:href="https://www.w3schools.com/sql/sql_ref_procedure.asp" text:style-name="Internet_20_link" text:visited-style-name="Visited_20_Internet_20_Link">PROCEDURE</text:a></text:p>
          </table:table-cell>
          <table:table-cell table:style-name="Table5.A1" office:value-type="string">
            <text:p text:style-name="Table_20_Contents">A stored procedure</text:p>
          </table:table-cell>
        </table:table-row>
        <table:table-row table:style-name="TableLine94026127324912">
          <table:table-cell table:style-name="Table5.A1" office:value-type="string">
            <text:p text:style-name="Table_20_Contents"><text:a xlink:type="simple" xlink:href="https://www.w3schools.com/sql/sql_ref_right_join.asp" text:style-name="Internet_20_link" text:visited-style-name="Visited_20_Internet_20_Link">RIGHT JOIN</text:a></text:p>
          </table:table-cell>
          <table:table-cell table:style-name="Table5.A1" office:value-type="string">
            <text:p text:style-name="Table_20_Contents">Returns all rows from the right table, and the matching rows from the left table</text:p>
          </table:table-cell>
        </table:table-row>
        <table:table-row table:style-name="TableLine94026127325744">
          <table:table-cell table:style-name="Table5.A1" office:value-type="string">
            <text:p text:style-name="Table_20_Contents"><text:a xlink:type="simple" xlink:href="https://www.w3schools.com/sql/sql_ref_rownum.asp" text:style-name="Internet_20_link" text:visited-style-name="Visited_20_Internet_20_Link">ROWNUM</text:a></text:p>
          </table:table-cell>
          <table:table-cell table:style-name="Table5.A1" office:value-type="string">
            <text:p text:style-name="Table_20_Contents">Specifies the number of records to return in the result set</text:p>
          </table:table-cell>
        </table:table-row>
        <table:table-row table:style-name="TableLine94026184624368">
          <table:table-cell table:style-name="Table5.A1" office:value-type="string">
            <text:p text:style-name="Table_20_Contents"><text:a xlink:type="simple" xlink:href="https://www.w3schools.com/sql/sql_ref_select.asp" text:style-name="Internet_20_link" text:visited-style-name="Visited_20_Internet_20_Link">SELECT</text:a></text:p>
          </table:table-cell>
          <table:table-cell table:style-name="Table5.A1" office:value-type="string">
            <text:p text:style-name="Table_20_Contents">Selects data from a database</text:p>
          </table:table-cell>
        </table:table-row>
        <table:table-row table:style-name="TableLine94026184625168">
          <table:table-cell table:style-name="Table5.A1" office:value-type="string">
            <text:p text:style-name="Table_20_Contents"><text:a xlink:type="simple" xlink:href="https://www.w3schools.com/sql/sql_ref_select_distinct.asp" text:style-name="Internet_20_link" text:visited-style-name="Visited_20_Internet_20_Link">SELECT DISTINCT</text:a></text:p>
          </table:table-cell>
          <table:table-cell table:style-name="Table5.A1" office:value-type="string">
            <text:p text:style-name="Table_20_Contents">Selects only distinct (different) values</text:p>
          </table:table-cell>
        </table:table-row>
        <table:table-row table:style-name="TableLine94026184626000">
          <table:table-cell table:style-name="Table5.A1" office:value-type="string">
            <text:p text:style-name="Table_20_Contents"><text:a xlink:type="simple" xlink:href="https://www.w3schools.com/sql/sql_ref_select_into.asp" text:style-name="Internet_20_link" text:visited-style-name="Visited_20_Internet_20_Link">SELECT INTO</text:a></text:p>
          </table:table-cell>
          <table:table-cell table:style-name="Table5.A1" office:value-type="string">
            <text:p text:style-name="Table_20_Contents">Copies data from one table into a new table</text:p>
          </table:table-cell>
        </table:table-row>
        <table:table-row table:style-name="TableLine94026184626832">
          <table:table-cell table:style-name="Table5.A1" office:value-type="string">
            <text:p text:style-name="Table_20_Contents"><text:a xlink:type="simple" xlink:href="https://www.w3schools.com/sql/sql_ref_select_top.asp" text:style-name="Internet_20_link" text:visited-style-name="Visited_20_Internet_20_Link">SELECT TOP</text:a></text:p>
          </table:table-cell>
          <table:table-cell table:style-name="Table5.A1" office:value-type="string">
            <text:p text:style-name="Table_20_Contents">Specifies the number of records to return in the result set</text:p>
          </table:table-cell>
        </table:table-row>
        <table:table-row table:style-name="TableLine94026184627664">
          <table:table-cell table:style-name="Table5.A1" office:value-type="string">
            <text:p text:style-name="Table_20_Contents"><text:a xlink:type="simple" xlink:href="https://www.w3schools.com/sql/sql_ref_set.asp" text:style-name="Internet_20_link" text:visited-style-name="Visited_20_Internet_20_Link">SET</text:a></text:p>
          </table:table-cell>
          <table:table-cell table:style-name="Table5.A1" office:value-type="string">
            <text:p text:style-name="Table_20_Contents">Specifies which columns and values that should be updated in a table</text:p>
          </table:table-cell>
        </table:table-row>
        <table:table-row table:style-name="TableLine94026184628496">
          <table:table-cell table:style-name="Table5.A1" office:value-type="string">
            <text:p text:style-name="Table_20_Contents"><text:a xlink:type="simple" xlink:href="https://www.w3schools.com/sql/sql_ref_table.asp" text:style-name="Internet_20_link" text:visited-style-name="Visited_20_Internet_20_Link">TABLE</text:a></text:p>
          </table:table-cell>
          <table:table-cell table:style-name="Table5.A1" office:value-type="string">
            <text:p text:style-name="Table_20_Contents">Creates a table, or adds, deletes, or modifies columns in a table, or deletes a table or data inside a table</text:p>
          </table:table-cell>
        </table:table-row>
        <table:table-row table:style-name="TableLine94026184629328">
          <table:table-cell table:style-name="Table5.A1" office:value-type="string">
            <text:p text:style-name="Table_20_Contents"><text:a xlink:type="simple" xlink:href="https://www.w3schools.com/sql/sql_ref_top.asp" text:style-name="Internet_20_link" text:visited-style-name="Visited_20_Internet_20_Link">TOP</text:a></text:p>
          </table:table-cell>
          <table:table-cell table:style-name="Table5.A1" office:value-type="string">
            <text:p text:style-name="Table_20_Contents">Specifies the number of records to return in the result set</text:p>
          </table:table-cell>
        </table:table-row>
        <table:table-row table:style-name="TableLine94026184630160">
          <table:table-cell table:style-name="Table5.A1" office:value-type="string">
            <text:p text:style-name="Table_20_Contents"><text:a xlink:type="simple" xlink:href="https://www.w3schools.com/sql/sql_ref_truncate_table.asp" text:style-name="Internet_20_link" text:visited-style-name="Visited_20_Internet_20_Link">TRUNCATE TABLE</text:a></text:p>
          </table:table-cell>
          <table:table-cell table:style-name="Table5.A1" office:value-type="string">
            <text:p text:style-name="Table_20_Contents">Deletes the data inside a table, but not the table itself</text:p>
          </table:table-cell>
        </table:table-row>
        <table:table-row table:style-name="TableLine94026184630992">
          <table:table-cell table:style-name="Table5.A1" office:value-type="string">
            <text:p text:style-name="Table_20_Contents"><text:a xlink:type="simple" xlink:href="https://www.w3schools.com/sql/sql_ref_union.asp" text:style-name="Internet_20_link" text:visited-style-name="Visited_20_Internet_20_Link">UNION</text:a></text:p>
          </table:table-cell>
          <table:table-cell table:style-name="Table5.A1" office:value-type="string">
            <text:p text:style-name="Table_20_Contents">Combines the result set of two or more SELECT statements (only distinct values)</text:p>
          </table:table-cell>
        </table:table-row>
        <table:table-row table:style-name="TableLine94026184631824">
          <table:table-cell table:style-name="Table5.A1" office:value-type="string">
            <text:p text:style-name="Table_20_Contents"><text:a xlink:type="simple" xlink:href="https://www.w3schools.com/sql/sql_ref_union_all.asp" text:style-name="Internet_20_link" text:visited-style-name="Visited_20_Internet_20_Link">UNION ALL</text:a></text:p>
          </table:table-cell>
          <table:table-cell table:style-name="Table5.A1" office:value-type="string">
            <text:p text:style-name="Table_20_Contents">Combines the result set of two or more SELECT statements (allows duplicate values)</text:p>
          </table:table-cell>
        </table:table-row>
        <table:table-row table:style-name="TableLine94026184632656">
          <table:table-cell table:style-name="Table5.A1" office:value-type="string">
            <text:p text:style-name="Table_20_Contents"><text:a xlink:type="simple" xlink:href="https://www.w3schools.com/sql/sql_ref_unique.asp" text:style-name="Internet_20_link" text:visited-style-name="Visited_20_Internet_20_Link">UNIQUE</text:a></text:p>
          </table:table-cell>
          <table:table-cell table:style-name="Table5.A1" office:value-type="string">
            <text:p text:style-name="Table_20_Contents">A constraint that ensures that all values in a column are unique</text:p>
          </table:table-cell>
        </table:table-row>
        <text:soft-page-break/>
        <table:table-row table:style-name="TableLine94026184633488">
          <table:table-cell table:style-name="Table5.A1" office:value-type="string">
            <text:p text:style-name="Table_20_Contents"><text:a xlink:type="simple" xlink:href="https://www.w3schools.com/sql/sql_ref_update.asp" text:style-name="Internet_20_link" text:visited-style-name="Visited_20_Internet_20_Link">UPDATE</text:a></text:p>
          </table:table-cell>
          <table:table-cell table:style-name="Table5.A1" office:value-type="string">
            <text:p text:style-name="Table_20_Contents">Updates existing rows in a table</text:p>
          </table:table-cell>
        </table:table-row>
        <table:table-row table:style-name="TableLine94026184634320">
          <table:table-cell table:style-name="Table5.A1" office:value-type="string">
            <text:p text:style-name="Table_20_Contents"><text:a xlink:type="simple" xlink:href="https://www.w3schools.com/sql/sql_ref_values.asp" text:style-name="Internet_20_link" text:visited-style-name="Visited_20_Internet_20_Link">VALUES</text:a></text:p>
          </table:table-cell>
          <table:table-cell table:style-name="Table5.A1" office:value-type="string">
            <text:p text:style-name="Table_20_Contents">Specifies the values of an INSERT INTO statement</text:p>
          </table:table-cell>
        </table:table-row>
        <table:table-row table:style-name="TableLine94026184635152">
          <table:table-cell table:style-name="Table5.A1" office:value-type="string">
            <text:p text:style-name="Table_20_Contents"><text:a xlink:type="simple" xlink:href="https://www.w3schools.com/sql/sql_ref_view.asp" text:style-name="Internet_20_link" text:visited-style-name="Visited_20_Internet_20_Link">VIEW</text:a></text:p>
          </table:table-cell>
          <table:table-cell table:style-name="Table5.A1" office:value-type="string">
            <text:p text:style-name="Table_20_Contents">Creates, updates, or deletes a view</text:p>
          </table:table-cell>
        </table:table-row>
        <table:table-row table:style-name="TableLine94026184635984">
          <table:table-cell table:style-name="Table5.A1" office:value-type="string">
            <text:p text:style-name="Table_20_Contents"><text:a xlink:type="simple" xlink:href="https://www.w3schools.com/sql/sql_ref_where.asp" text:style-name="Internet_20_link" text:visited-style-name="Visited_20_Internet_20_Link">WHERE</text:a></text:p>
          </table:table-cell>
          <table:table-cell table:style-name="Table5.A1" office:value-type="string">
            <text:p text:style-name="Table_20_Contents">Filters a result set to include only records that fulfill a specified condition</text:p>
          </table:table-cell>
        </table:table-row>
      </table:table>
      <text:p text:style-name="Standard"/>
      <text:p text:style-name="Standard"/>
      <text:h text:style-name="Heading_20_2" text:outline-level="2">MS Access String Functions</text:h>
      <table:table table:name="Table2" table:style-name="Table2">
        <table:table-column table:style-name="Table2.A"/>
        <table:table-column table:style-name="Table2.B"/>
        <table:table-row table:style-name="TableLine94026184637440">
          <table:table-cell table:style-name="Table2.A1" office:value-type="string">
            <text:p text:style-name="Table_20_Heading">Function</text:p>
          </table:table-cell>
          <table:table-cell table:style-name="Table2.A1" office:value-type="string">
            <text:p text:style-name="Table_20_Heading">Description</text:p>
          </table:table-cell>
        </table:table-row>
        <table:table-row table:style-name="TableLine94026184646064">
          <table:table-cell table:style-name="Table2.A1" office:value-type="string">
            <text:p text:style-name="Table_20_Contents"><text:a xlink:type="simple" xlink:href="https://www.w3schools.com/sql/func_msaccess_asc.asp" text:style-name="Internet_20_link" text:visited-style-name="Visited_20_Internet_20_Link">Asc</text:a></text:p>
          </table:table-cell>
          <table:table-cell table:style-name="Table2.A1" office:value-type="string">
            <text:p text:style-name="Table_20_Contents">Returns the ASCII value for the specific character</text:p>
          </table:table-cell>
        </table:table-row>
        <table:table-row table:style-name="TableLine94026184670800">
          <table:table-cell table:style-name="Table2.A1" office:value-type="string">
            <text:p text:style-name="Table_20_Contents"><text:a xlink:type="simple" xlink:href="https://www.w3schools.com/sql/func_msaccess_chr.asp" text:style-name="Internet_20_link" text:visited-style-name="Visited_20_Internet_20_Link">Chr</text:a></text:p>
          </table:table-cell>
          <table:table-cell table:style-name="Table2.A1" office:value-type="string">
            <text:p text:style-name="Table_20_Contents">Returns the character for the specified ASCII number code</text:p>
          </table:table-cell>
        </table:table-row>
        <table:table-row table:style-name="TableLine94026184671328">
          <table:table-cell table:style-name="Table2.A1" office:value-type="string">
            <text:p text:style-name="Table_20_Contents"><text:a xlink:type="simple" xlink:href="https://www.w3schools.com/sql/func_msaccess_concat.asp" text:style-name="Internet_20_link" text:visited-style-name="Visited_20_Internet_20_Link">Concat with &amp;</text:a></text:p>
          </table:table-cell>
          <table:table-cell table:style-name="Table2.A1" office:value-type="string">
            <text:p text:style-name="Table_20_Contents">Adds two or more strings together</text:p>
          </table:table-cell>
        </table:table-row>
        <table:table-row table:style-name="TableLine94026184671968">
          <table:table-cell table:style-name="Table2.A1" office:value-type="string">
            <text:p text:style-name="Table_20_Contents"><text:a xlink:type="simple" xlink:href="https://www.w3schools.com/sql/func_msaccess_curdir.asp" text:style-name="Internet_20_link" text:visited-style-name="Visited_20_Internet_20_Link">CurDir</text:a></text:p>
          </table:table-cell>
          <table:table-cell table:style-name="Table2.A1" office:value-type="string">
            <text:p text:style-name="Table_20_Contents">Returns the full path for a specified drive</text:p>
          </table:table-cell>
        </table:table-row>
        <table:table-row table:style-name="TableLine94026184672608">
          <table:table-cell table:style-name="Table2.A1" office:value-type="string">
            <text:p text:style-name="Table_20_Contents"><text:a xlink:type="simple" xlink:href="https://www.w3schools.com/sql/func_msaccess_format.asp" text:style-name="Internet_20_link" text:visited-style-name="Visited_20_Internet_20_Link">Format</text:a></text:p>
          </table:table-cell>
          <table:table-cell table:style-name="Table2.A1" office:value-type="string">
            <text:p text:style-name="Table_20_Contents">Formats a value with the specified format</text:p>
          </table:table-cell>
        </table:table-row>
        <table:table-row table:style-name="TableLine94026184673200">
          <table:table-cell table:style-name="Table2.A1" office:value-type="string">
            <text:p text:style-name="Table_20_Contents"><text:a xlink:type="simple" xlink:href="https://www.w3schools.com/sql/func_msaccess_instr.asp" text:style-name="Internet_20_link" text:visited-style-name="Visited_20_Internet_20_Link">InStr</text:a></text:p>
          </table:table-cell>
          <table:table-cell table:style-name="Table2.A1" office:value-type="string">
            <text:p text:style-name="Table_20_Contents">Gets the position of the first occurrence of a string in another</text:p>
          </table:table-cell>
        </table:table-row>
        <table:table-row table:style-name="TableLine94026184673920">
          <table:table-cell table:style-name="Table2.A1" office:value-type="string">
            <text:p text:style-name="Table_20_Contents"><text:a xlink:type="simple" xlink:href="https://www.w3schools.com/sql/func_msaccess_instrrev.asp" text:style-name="Internet_20_link" text:visited-style-name="Visited_20_Internet_20_Link">InstrRev</text:a></text:p>
          </table:table-cell>
          <table:table-cell table:style-name="Table2.A1" office:value-type="string">
            <text:p text:style-name="Table_20_Contents">Gets the position of the first occurrence of a string in another, from the end of string</text:p>
          </table:table-cell>
        </table:table-row>
        <table:table-row table:style-name="TableLine94026184674720">
          <table:table-cell table:style-name="Table2.A1" office:value-type="string">
            <text:p text:style-name="Table_20_Contents"><text:a xlink:type="simple" xlink:href="https://www.w3schools.com/sql/func_msaccess_lcase.asp" text:style-name="Internet_20_link" text:visited-style-name="Visited_20_Internet_20_Link">LCase</text:a></text:p>
          </table:table-cell>
          <table:table-cell table:style-name="Table2.A1" office:value-type="string">
            <text:p text:style-name="Table_20_Contents">Converts a string to lower-case</text:p>
          </table:table-cell>
        </table:table-row>
        <table:table-row table:style-name="TableLine94026184675440">
          <table:table-cell table:style-name="Table2.A1" office:value-type="string">
            <text:p text:style-name="Table_20_Contents"><text:a xlink:type="simple" xlink:href="https://www.w3schools.com/sql/func_msaccess_left.asp" text:style-name="Internet_20_link" text:visited-style-name="Visited_20_Internet_20_Link">Left</text:a></text:p>
          </table:table-cell>
          <table:table-cell table:style-name="Table2.A1" office:value-type="string">
            <text:p text:style-name="Table_20_Contents">Extracts a number of characters from a string (starting from left)</text:p>
          </table:table-cell>
        </table:table-row>
        <table:table-row table:style-name="TableLine94026184676240">
          <table:table-cell table:style-name="Table2.A1" office:value-type="string">
            <text:p text:style-name="Table_20_Contents"><text:a xlink:type="simple" xlink:href="https://www.w3schools.com/sql/func_msaccess_len.asp" text:style-name="Internet_20_link" text:visited-style-name="Visited_20_Internet_20_Link">Len</text:a></text:p>
          </table:table-cell>
          <table:table-cell table:style-name="Table2.A1" office:value-type="string">
            <text:p text:style-name="Table_20_Contents">Returns the length of a string</text:p>
          </table:table-cell>
        </table:table-row>
        <table:table-row table:style-name="TableLine94026184677040">
          <table:table-cell table:style-name="Table2.A1" office:value-type="string">
            <text:p text:style-name="Table_20_Contents"><text:a xlink:type="simple" xlink:href="https://www.w3schools.com/sql/func_msaccess_ltrim.asp" text:style-name="Internet_20_link" text:visited-style-name="Visited_20_Internet_20_Link">LTrim</text:a></text:p>
          </table:table-cell>
          <table:table-cell table:style-name="Table2.A1" office:value-type="string">
            <text:p text:style-name="Table_20_Contents">Removes leading spaces from a string</text:p>
          </table:table-cell>
        </table:table-row>
        <table:table-row table:style-name="TableLine94026184677840">
          <table:table-cell table:style-name="Table2.A1" office:value-type="string">
            <text:p text:style-name="Table_20_Contents"><text:a xlink:type="simple" xlink:href="https://www.w3schools.com/sql/func_msaccess_mid.asp" text:style-name="Internet_20_link" text:visited-style-name="Visited_20_Internet_20_Link">Mid</text:a></text:p>
          </table:table-cell>
          <table:table-cell table:style-name="Table2.A1" office:value-type="string">
            <text:p text:style-name="Table_20_Contents">Extracts some characters from a string (starting at any position)</text:p>
          </table:table-cell>
        </table:table-row>
        <table:table-row table:style-name="TableLine94026184678640">
          <table:table-cell table:style-name="Table2.A1" office:value-type="string">
            <text:p text:style-name="Table_20_Contents"><text:a xlink:type="simple" xlink:href="https://www.w3schools.com/sql/func_msaccess_replace.asp" text:style-name="Internet_20_link" text:visited-style-name="Visited_20_Internet_20_Link">Replace</text:a></text:p>
          </table:table-cell>
          <table:table-cell table:style-name="Table2.A1" office:value-type="string">
            <text:p text:style-name="Table_20_Contents">Replaces a substring within a string, with another substring, a specified number of times</text:p>
          </table:table-cell>
        </table:table-row>
        <table:table-row table:style-name="TableLine94026184679440">
          <table:table-cell table:style-name="Table2.A1" office:value-type="string">
            <text:p text:style-name="Table_20_Contents"><text:a xlink:type="simple" xlink:href="https://www.w3schools.com/sql/func_msaccess_right.asp" text:style-name="Internet_20_link" text:visited-style-name="Visited_20_Internet_20_Link">Right</text:a></text:p>
          </table:table-cell>
          <table:table-cell table:style-name="Table2.A1" office:value-type="string">
            <text:p text:style-name="Table_20_Contents">Extracts a number of characters from a string (starting from right)</text:p>
          </table:table-cell>
        </table:table-row>
        <table:table-row table:style-name="TableLine94026184680240">
          <table:table-cell table:style-name="Table2.A1" office:value-type="string">
            <text:p text:style-name="Table_20_Contents"><text:a xlink:type="simple" xlink:href="https://www.w3schools.com/sql/func_msaccess_rtrim.asp" text:style-name="Internet_20_link" text:visited-style-name="Visited_20_Internet_20_Link">RTrim</text:a></text:p>
          </table:table-cell>
          <table:table-cell table:style-name="Table2.A1" office:value-type="string">
            <text:p text:style-name="Table_20_Contents">Removes trailing spaces from a string</text:p>
          </table:table-cell>
        </table:table-row>
        <table:table-row table:style-name="TableLine94026184681040">
          <table:table-cell table:style-name="Table2.A1" office:value-type="string">
            <text:p text:style-name="Table_20_Contents"><text:a xlink:type="simple" xlink:href="https://www.w3schools.com/sql/func_msaccess_space.asp" text:style-name="Internet_20_link" text:visited-style-name="Visited_20_Internet_20_Link">Space</text:a></text:p>
          </table:table-cell>
          <table:table-cell table:style-name="Table2.A1" office:value-type="string">
            <text:p text:style-name="Table_20_Contents">Returns a string of the specified number of space characters</text:p>
          </table:table-cell>
        </table:table-row>
        <table:table-row table:style-name="TableLine94026184681840">
          <table:table-cell table:style-name="Table2.A1" office:value-type="string">
            <text:p text:style-name="Table_20_Contents"><text:a xlink:type="simple" xlink:href="https://www.w3schools.com/sql/func_msaccess_split.asp" text:style-name="Internet_20_link" text:visited-style-name="Visited_20_Internet_20_Link">Split</text:a></text:p>
          </table:table-cell>
          <table:table-cell table:style-name="Table2.A1" office:value-type="string">
            <text:p text:style-name="Table_20_Contents">Splits a string into an array of substrings</text:p>
          </table:table-cell>
        </table:table-row>
        <table:table-row table:style-name="TableLine94026184682640">
          <table:table-cell table:style-name="Table2.A1" office:value-type="string">
            <text:p text:style-name="Table_20_Contents"><text:a xlink:type="simple" xlink:href="https://www.w3schools.com/sql/func_msaccess_str.asp" text:style-name="Internet_20_link" text:visited-style-name="Visited_20_Internet_20_Link">Str</text:a></text:p>
          </table:table-cell>
          <table:table-cell table:style-name="Table2.A1" office:value-type="string">
            <text:p text:style-name="Table_20_Contents">Returns a number as string</text:p>
          </table:table-cell>
        </table:table-row>
        <table:table-row table:style-name="TableLine94026184683440">
          <table:table-cell table:style-name="Table2.A1" office:value-type="string">
            <text:p text:style-name="Table_20_Contents"><text:a xlink:type="simple" xlink:href="https://www.w3schools.com/sql/func_msaccess_strcomp.asp" text:style-name="Internet_20_link" text:visited-style-name="Visited_20_Internet_20_Link">StrComp</text:a></text:p>
          </table:table-cell>
          <table:table-cell table:style-name="Table2.A1" office:value-type="string">
            <text:p text:style-name="Table_20_Contents">Compares two strings</text:p>
          </table:table-cell>
        </table:table-row>
        <table:table-row table:style-name="TableLine94026184684240">
          <table:table-cell table:style-name="Table2.A1" office:value-type="string">
            <text:p text:style-name="Table_20_Contents"><text:a xlink:type="simple" xlink:href="https://www.w3schools.com/sql/func_msaccess_strconv.asp" text:style-name="Internet_20_link" text:visited-style-name="Visited_20_Internet_20_Link">StrConv</text:a></text:p>
          </table:table-cell>
          <table:table-cell table:style-name="Table2.A1" office:value-type="string">
            <text:p text:style-name="Table_20_Contents">Returns a converted string</text:p>
          </table:table-cell>
        </table:table-row>
        <table:table-row table:style-name="TableLine94026184685040">
          <table:table-cell table:style-name="Table2.A1" office:value-type="string">
            <text:p text:style-name="Table_20_Contents"><text:a xlink:type="simple" xlink:href="https://www.w3schools.com/sql/func_msaccess_strreverse.asp" text:style-name="Internet_20_link" text:visited-style-name="Visited_20_Internet_20_Link">StrReverse</text:a></text:p>
          </table:table-cell>
          <table:table-cell table:style-name="Table2.A1" office:value-type="string">
            <text:p text:style-name="Table_20_Contents">Reverses a string and returns the result</text:p>
          </table:table-cell>
        </table:table-row>
        <table:table-row table:style-name="TableLine94026184685840">
          <table:table-cell table:style-name="Table2.A1" office:value-type="string">
            <text:p text:style-name="Table_20_Contents"><text:a xlink:type="simple" xlink:href="https://www.w3schools.com/sql/func_msaccess_trim.asp" text:style-name="Internet_20_link" text:visited-style-name="Visited_20_Internet_20_Link">Trim</text:a></text:p>
          </table:table-cell>
          <table:table-cell table:style-name="Table2.A1" office:value-type="string">
            <text:p text:style-name="Table_20_Contents">Removes both leading and trailing spaces from a string</text:p>
          </table:table-cell>
        </table:table-row>
        <table:table-row table:style-name="TableLine94026127392000">
          <table:table-cell table:style-name="Table2.A1" office:value-type="string">
            <text:p text:style-name="Table_20_Contents"><text:a xlink:type="simple" xlink:href="https://www.w3schools.com/sql/func_msaccess_ucase.asp" text:style-name="Internet_20_link" text:visited-style-name="Visited_20_Internet_20_Link">UCase</text:a></text:p>
          </table:table-cell>
          <table:table-cell table:style-name="Table2.A1" office:value-type="string">
            <text:p text:style-name="Table_20_Contents">Converts a string to upper-case</text:p>
          </table:table-cell>
        </table:table-row>
      </table:table>
      <text:p text:style-name="Standard"/>
      <text:p text:style-name="Standard"/>
      <text:h text:style-name="Heading_20_2" text:outline-level="2">SQL Server String Functions</text:h>
      <table:table table:name="Table3" table:style-name="Table3">
        <table:table-column table:style-name="Table3.A"/>
        <table:table-column table:style-name="Table3.B"/>
        <table:table-row table:style-name="TableLine94026184691328">
          <table:table-cell table:style-name="Table3.A1" office:value-type="string">
            <text:p text:style-name="Table_20_Heading">Function</text:p>
          </table:table-cell>
          <table:table-cell table:style-name="Table3.A1" office:value-type="string">
            <text:p text:style-name="Table_20_Heading">Description</text:p>
          </table:table-cell>
        </table:table-row>
        <table:table-row table:style-name="TableLine94026184697088">
          <table:table-cell table:style-name="Table3.A1" office:value-type="string">
            <text:p text:style-name="Table_20_Contents"><text:a xlink:type="simple" xlink:href="https://www.w3schools.com/sql/func_sqlserver_ascii.asp" text:style-name="Internet_20_link" text:visited-style-name="Visited_20_Internet_20_Link">ASCII</text:a></text:p>
          </table:table-cell>
          <table:table-cell table:style-name="Table3.A1" office:value-type="string">
            <text:p text:style-name="Table_20_Contents">Returns the ASCII value for the specific character</text:p>
          </table:table-cell>
        </table:table-row>
        <table:table-row table:style-name="TableLine94026184763776">
          <table:table-cell table:style-name="Table3.A1" office:value-type="string">
            <text:p text:style-name="Table_20_Contents"><text:a xlink:type="simple" xlink:href="https://www.w3schools.com/sql/func_sqlserver_char.asp" text:style-name="Internet_20_link" text:visited-style-name="Visited_20_Internet_20_Link">CHAR</text:a></text:p>
          </table:table-cell>
          <table:table-cell table:style-name="Table3.A1" office:value-type="string">
            <text:p text:style-name="Table_20_Contents">Returns the character based on the ASCII code</text:p>
          </table:table-cell>
        </table:table-row>
        <table:table-row table:style-name="TableLine94026184764304">
          <table:table-cell table:style-name="Table3.A1" office:value-type="string">
            <text:p text:style-name="Table_20_Contents"><text:a xlink:type="simple" xlink:href="https://www.w3schools.com/sql/func_sqlserver_charindex.asp" text:style-name="Internet_20_link" text:visited-style-name="Visited_20_Internet_20_Link">CHARINDEX</text:a></text:p>
          </table:table-cell>
          <table:table-cell table:style-name="Table3.A1" office:value-type="string">
            <text:p text:style-name="Table_20_Contents">Returns the position of a substring in a string</text:p>
          </table:table-cell>
        </table:table-row>
        <table:table-row table:style-name="TableLine94026184764944">
          <table:table-cell table:style-name="Table3.A1" office:value-type="string">
            <text:p text:style-name="Table_20_Contents"><text:a xlink:type="simple" xlink:href="https://www.w3schools.com/sql/func_sqlserver_concat.asp" text:style-name="Internet_20_link" text:visited-style-name="Visited_20_Internet_20_Link">CONCAT</text:a></text:p>
          </table:table-cell>
          <table:table-cell table:style-name="Table3.A1" office:value-type="string">
            <text:p text:style-name="Table_20_Contents">Adds two or more strings together</text:p>
          </table:table-cell>
        </table:table-row>
        <table:table-row table:style-name="TableLine94026184765584">
          <table:table-cell table:style-name="Table3.A1" office:value-type="string">
            <text:p text:style-name="Table_20_Contents"><text:a xlink:type="simple" xlink:href="https://www.w3schools.com/sql/func_sqlserver_concat_with_plus.asp" text:style-name="Internet_20_link" text:visited-style-name="Visited_20_Internet_20_Link">Concat with +</text:a></text:p>
          </table:table-cell>
          <table:table-cell table:style-name="Table3.A1" office:value-type="string">
            <text:p text:style-name="Table_20_Contents">Adds two or more strings together</text:p>
          </table:table-cell>
        </table:table-row>
        <text:soft-page-break/>
        <table:table-row table:style-name="TableLine94026184766176">
          <table:table-cell table:style-name="Table3.A1" office:value-type="string">
            <text:p text:style-name="Table_20_Contents"><text:a xlink:type="simple" xlink:href="https://www.w3schools.com/sql/func_sqlserver_concat_ws.asp" text:style-name="Internet_20_link" text:visited-style-name="Visited_20_Internet_20_Link">CONCAT_WS</text:a></text:p>
          </table:table-cell>
          <table:table-cell table:style-name="Table3.A1" office:value-type="string">
            <text:p text:style-name="Table_20_Contents">Adds two or more strings together with a separator</text:p>
          </table:table-cell>
        </table:table-row>
        <table:table-row table:style-name="TableLine94026184766896">
          <table:table-cell table:style-name="Table3.A1" office:value-type="string">
            <text:p text:style-name="Table_20_Contents"><text:a xlink:type="simple" xlink:href="https://www.w3schools.com/sql/func_sqlserver_datalength.asp" text:style-name="Internet_20_link" text:visited-style-name="Visited_20_Internet_20_Link">DATALENGTH</text:a></text:p>
          </table:table-cell>
          <table:table-cell table:style-name="Table3.A1" office:value-type="string">
            <text:p text:style-name="Table_20_Contents">Returns the number of bytes used to represent an expression</text:p>
          </table:table-cell>
        </table:table-row>
        <table:table-row table:style-name="TableLine94026184767696">
          <table:table-cell table:style-name="Table3.A1" office:value-type="string">
            <text:p text:style-name="Table_20_Contents"><text:a xlink:type="simple" xlink:href="https://www.w3schools.com/sql/func_sqlserver_difference.asp" text:style-name="Internet_20_link" text:visited-style-name="Visited_20_Internet_20_Link">DIFFERENCE</text:a></text:p>
          </table:table-cell>
          <table:table-cell table:style-name="Table3.A1" office:value-type="string">
            <text:p text:style-name="Table_20_Contents">Compares two SOUNDEX values, and returns an integer value</text:p>
          </table:table-cell>
        </table:table-row>
        <table:table-row table:style-name="TableLine94026184768416">
          <table:table-cell table:style-name="Table3.A1" office:value-type="string">
            <text:p text:style-name="Table_20_Contents"><text:a xlink:type="simple" xlink:href="https://www.w3schools.com/sql/func_sqlserver_format.asp" text:style-name="Internet_20_link" text:visited-style-name="Visited_20_Internet_20_Link">FORMAT</text:a></text:p>
          </table:table-cell>
          <table:table-cell table:style-name="Table3.A1" office:value-type="string">
            <text:p text:style-name="Table_20_Contents">Formats a value with the specified format</text:p>
          </table:table-cell>
        </table:table-row>
        <table:table-row table:style-name="TableLine94026184769216">
          <table:table-cell table:style-name="Table3.A1" office:value-type="string">
            <text:p text:style-name="Table_20_Contents"><text:a xlink:type="simple" xlink:href="https://www.w3schools.com/sql/func_sqlserver_left.asp" text:style-name="Internet_20_link" text:visited-style-name="Visited_20_Internet_20_Link">LEFT</text:a></text:p>
          </table:table-cell>
          <table:table-cell table:style-name="Table3.A1" office:value-type="string">
            <text:p text:style-name="Table_20_Contents">Extracts a number of characters from a string (starting from left)</text:p>
          </table:table-cell>
        </table:table-row>
        <table:table-row table:style-name="TableLine94026184770016">
          <table:table-cell table:style-name="Table3.A1" office:value-type="string">
            <text:p text:style-name="Table_20_Contents"><text:a xlink:type="simple" xlink:href="https://www.w3schools.com/sql/func_sqlserver_len.asp" text:style-name="Internet_20_link" text:visited-style-name="Visited_20_Internet_20_Link">LEN</text:a></text:p>
          </table:table-cell>
          <table:table-cell table:style-name="Table3.A1" office:value-type="string">
            <text:p text:style-name="Table_20_Contents">Returns the length of a string</text:p>
          </table:table-cell>
        </table:table-row>
        <table:table-row table:style-name="TableLine94026184770816">
          <table:table-cell table:style-name="Table3.A1" office:value-type="string">
            <text:p text:style-name="Table_20_Contents"><text:a xlink:type="simple" xlink:href="https://www.w3schools.com/sql/func_sqlserver_lower.asp" text:style-name="Internet_20_link" text:visited-style-name="Visited_20_Internet_20_Link">LOWER</text:a></text:p>
          </table:table-cell>
          <table:table-cell table:style-name="Table3.A1" office:value-type="string">
            <text:p text:style-name="Table_20_Contents">Converts a string to lower-case</text:p>
          </table:table-cell>
        </table:table-row>
        <table:table-row table:style-name="TableLine94026184771616">
          <table:table-cell table:style-name="Table3.A1" office:value-type="string">
            <text:p text:style-name="Table_20_Contents"><text:a xlink:type="simple" xlink:href="https://www.w3schools.com/sql/func_sqlserver_ltrim.asp" text:style-name="Internet_20_link" text:visited-style-name="Visited_20_Internet_20_Link">LTRIM</text:a></text:p>
          </table:table-cell>
          <table:table-cell table:style-name="Table3.A1" office:value-type="string">
            <text:p text:style-name="Table_20_Contents">Removes leading spaces from a string</text:p>
          </table:table-cell>
        </table:table-row>
        <table:table-row table:style-name="TableLine94026184772416">
          <table:table-cell table:style-name="Table3.A1" office:value-type="string">
            <text:p text:style-name="Table_20_Contents"><text:a xlink:type="simple" xlink:href="https://www.w3schools.com/sql/func_sqlserver_nchar.asp" text:style-name="Internet_20_link" text:visited-style-name="Visited_20_Internet_20_Link">NCHAR</text:a></text:p>
          </table:table-cell>
          <table:table-cell table:style-name="Table3.A1" office:value-type="string">
            <text:p text:style-name="Table_20_Contents">Returns the Unicode character based on the number code</text:p>
          </table:table-cell>
        </table:table-row>
        <table:table-row table:style-name="TableLine94026184773216">
          <table:table-cell table:style-name="Table3.A1" office:value-type="string">
            <text:p text:style-name="Table_20_Contents"><text:a xlink:type="simple" xlink:href="https://www.w3schools.com/sql/func_sqlserver_patindex.asp" text:style-name="Internet_20_link" text:visited-style-name="Visited_20_Internet_20_Link">PATINDEX</text:a></text:p>
          </table:table-cell>
          <table:table-cell table:style-name="Table3.A1" office:value-type="string">
            <text:p text:style-name="Table_20_Contents">Returns the position of a pattern in a string</text:p>
          </table:table-cell>
        </table:table-row>
        <table:table-row table:style-name="TableLine94026184774016">
          <table:table-cell table:style-name="Table3.A1" office:value-type="string">
            <text:p text:style-name="Table_20_Contents"><text:a xlink:type="simple" xlink:href="https://www.w3schools.com/sql/func_sqlserver_quotename.asp" text:style-name="Internet_20_link" text:visited-style-name="Visited_20_Internet_20_Link">QUOTENAME</text:a></text:p>
          </table:table-cell>
          <table:table-cell table:style-name="Table3.A1" office:value-type="string">
            <text:p text:style-name="Table_20_Contents">Returns a Unicode string with delimiters added to make the string a valid SQL Server delimited identifier</text:p>
          </table:table-cell>
        </table:table-row>
        <table:table-row table:style-name="TableLine94026184774816">
          <table:table-cell table:style-name="Table3.A1" office:value-type="string">
            <text:p text:style-name="Table_20_Contents"><text:a xlink:type="simple" xlink:href="https://www.w3schools.com/sql/func_sqlserver_replace.asp" text:style-name="Internet_20_link" text:visited-style-name="Visited_20_Internet_20_Link">REPLACE</text:a></text:p>
          </table:table-cell>
          <table:table-cell table:style-name="Table3.A1" office:value-type="string">
            <text:p text:style-name="Table_20_Contents">Replaces all occurrences of a substring within a string, with a new substring</text:p>
          </table:table-cell>
        </table:table-row>
        <table:table-row table:style-name="TableLine94026184775616">
          <table:table-cell table:style-name="Table3.A1" office:value-type="string">
            <text:p text:style-name="Table_20_Contents"><text:a xlink:type="simple" xlink:href="https://www.w3schools.com/sql/func_sqlserver_replicate.asp" text:style-name="Internet_20_link" text:visited-style-name="Visited_20_Internet_20_Link">REPLICATE</text:a></text:p>
          </table:table-cell>
          <table:table-cell table:style-name="Table3.A1" office:value-type="string">
            <text:p text:style-name="Table_20_Contents">Repeats a string a specified number of times</text:p>
          </table:table-cell>
        </table:table-row>
        <table:table-row table:style-name="TableLine94026184776416">
          <table:table-cell table:style-name="Table3.A1" office:value-type="string">
            <text:p text:style-name="Table_20_Contents"><text:a xlink:type="simple" xlink:href="https://www.w3schools.com/sql/func_sqlserver_reverse.asp" text:style-name="Internet_20_link" text:visited-style-name="Visited_20_Internet_20_Link">REVERSE</text:a></text:p>
          </table:table-cell>
          <table:table-cell table:style-name="Table3.A1" office:value-type="string">
            <text:p text:style-name="Table_20_Contents">Reverses a string and returns the result</text:p>
          </table:table-cell>
        </table:table-row>
        <table:table-row table:style-name="TableLine94026184777216">
          <table:table-cell table:style-name="Table3.A1" office:value-type="string">
            <text:p text:style-name="Table_20_Contents"><text:a xlink:type="simple" xlink:href="https://www.w3schools.com/sql/func_sqlserver_right.asp" text:style-name="Internet_20_link" text:visited-style-name="Visited_20_Internet_20_Link">RIGHT</text:a></text:p>
          </table:table-cell>
          <table:table-cell table:style-name="Table3.A1" office:value-type="string">
            <text:p text:style-name="Table_20_Contents">Extracts a number of characters from a string (starting from right)</text:p>
          </table:table-cell>
        </table:table-row>
        <table:table-row table:style-name="TableLine94026184778016">
          <table:table-cell table:style-name="Table3.A1" office:value-type="string">
            <text:p text:style-name="Table_20_Contents"><text:a xlink:type="simple" xlink:href="https://www.w3schools.com/sql/func_sqlserver_rtrim.asp" text:style-name="Internet_20_link" text:visited-style-name="Visited_20_Internet_20_Link">RTRIM</text:a></text:p>
          </table:table-cell>
          <table:table-cell table:style-name="Table3.A1" office:value-type="string">
            <text:p text:style-name="Table_20_Contents">Removes trailing spaces from a string</text:p>
          </table:table-cell>
        </table:table-row>
        <table:table-row table:style-name="TableLine94026184778816">
          <table:table-cell table:style-name="Table3.A1" office:value-type="string">
            <text:p text:style-name="Table_20_Contents"><text:a xlink:type="simple" xlink:href="https://www.w3schools.com/sql/func_sqlserver_soundex.asp" text:style-name="Internet_20_link" text:visited-style-name="Visited_20_Internet_20_Link">SOUNDEX</text:a></text:p>
          </table:table-cell>
          <table:table-cell table:style-name="Table3.A1" office:value-type="string">
            <text:p text:style-name="Table_20_Contents">Returns a four-character code to evaluate the similarity of two strings</text:p>
          </table:table-cell>
        </table:table-row>
        <table:table-row table:style-name="TableLine94026184779616">
          <table:table-cell table:style-name="Table3.A1" office:value-type="string">
            <text:p text:style-name="Table_20_Contents"><text:a xlink:type="simple" xlink:href="https://www.w3schools.com/sql/func_sqlserver_space.asp" text:style-name="Internet_20_link" text:visited-style-name="Visited_20_Internet_20_Link">SPACE</text:a></text:p>
          </table:table-cell>
          <table:table-cell table:style-name="Table3.A1" office:value-type="string">
            <text:p text:style-name="Table_20_Contents">Returns a string of the specified number of space characters</text:p>
          </table:table-cell>
        </table:table-row>
        <table:table-row table:style-name="TableLine94026184780416">
          <table:table-cell table:style-name="Table3.A1" office:value-type="string">
            <text:p text:style-name="Table_20_Contents"><text:a xlink:type="simple" xlink:href="https://www.w3schools.com/sql/func_sqlserver_str.asp" text:style-name="Internet_20_link" text:visited-style-name="Visited_20_Internet_20_Link">STR</text:a></text:p>
          </table:table-cell>
          <table:table-cell table:style-name="Table3.A1" office:value-type="string">
            <text:p text:style-name="Table_20_Contents">Returns a number as string</text:p>
          </table:table-cell>
        </table:table-row>
        <table:table-row table:style-name="TableLine94026184781216">
          <table:table-cell table:style-name="Table3.A1" office:value-type="string">
            <text:p text:style-name="Table_20_Contents"><text:a xlink:type="simple" xlink:href="https://www.w3schools.com/sql/func_sqlserver_stuff.asp" text:style-name="Internet_20_link" text:visited-style-name="Visited_20_Internet_20_Link">STUFF</text:a></text:p>
          </table:table-cell>
          <table:table-cell table:style-name="Table3.A1" office:value-type="string">
            <text:p text:style-name="Table_20_Contents">Deletes a part of a string and then inserts another part into the string, starting at a specified position</text:p>
          </table:table-cell>
        </table:table-row>
        <table:table-row table:style-name="TableLine94026184782016">
          <table:table-cell table:style-name="Table3.A1" office:value-type="string">
            <text:p text:style-name="Table_20_Contents"><text:a xlink:type="simple" xlink:href="https://www.w3schools.com/sql/func_sqlserver_substring.asp" text:style-name="Internet_20_link" text:visited-style-name="Visited_20_Internet_20_Link">SUBSTRING</text:a></text:p>
          </table:table-cell>
          <table:table-cell table:style-name="Table3.A1" office:value-type="string">
            <text:p text:style-name="Table_20_Contents">Extracts some characters from a string</text:p>
          </table:table-cell>
        </table:table-row>
        <table:table-row table:style-name="TableLine94026184782816">
          <table:table-cell table:style-name="Table3.A1" office:value-type="string">
            <text:p text:style-name="Table_20_Contents"><text:a xlink:type="simple" xlink:href="https://www.w3schools.com/sql/func_sqlserver_translate.asp" text:style-name="Internet_20_link" text:visited-style-name="Visited_20_Internet_20_Link">TRANSLATE</text:a></text:p>
          </table:table-cell>
          <table:table-cell table:style-name="Table3.A1" office:value-type="string">
            <text:p text:style-name="Table_20_Contents">Returns the string from the first argument after the characters specified in the second argument are translated into the characters specified in the third argument.</text:p>
          </table:table-cell>
        </table:table-row>
        <table:table-row table:style-name="TableLine94026184783616">
          <table:table-cell table:style-name="Table3.A1" office:value-type="string">
            <text:p text:style-name="Table_20_Contents"><text:a xlink:type="simple" xlink:href="https://www.w3schools.com/sql/func_sqlserver_trim.asp" text:style-name="Internet_20_link" text:visited-style-name="Visited_20_Internet_20_Link">TRIM</text:a></text:p>
          </table:table-cell>
          <table:table-cell table:style-name="Table3.A1" office:value-type="string">
            <text:p text:style-name="Table_20_Contents">Removes leading and trailing spaces (or other specified characters) from a string</text:p>
          </table:table-cell>
        </table:table-row>
        <table:table-row table:style-name="TableLine94026184784416">
          <table:table-cell table:style-name="Table3.A1" office:value-type="string">
            <text:p text:style-name="Table_20_Contents"><text:a xlink:type="simple" xlink:href="https://www.w3schools.com/sql/func_sqlserver_unicode.asp" text:style-name="Internet_20_link" text:visited-style-name="Visited_20_Internet_20_Link">UNICODE</text:a></text:p>
          </table:table-cell>
          <table:table-cell table:style-name="Table3.A1" office:value-type="string">
            <text:p text:style-name="Table_20_Contents">Returns the Unicode value for the first character of the input expression</text:p>
          </table:table-cell>
        </table:table-row>
        <table:table-row table:style-name="TableLine94026184785248">
          <table:table-cell table:style-name="Table3.A1" office:value-type="string">
            <text:p text:style-name="Table_20_Contents"><text:a xlink:type="simple" xlink:href="https://www.w3schools.com/sql/func_sqlserver_upper.asp" text:style-name="Internet_20_link" text:visited-style-name="Visited_20_Internet_20_Link">UPPER</text:a></text:p>
          </table:table-cell>
          <table:table-cell table:style-name="Table3.A1" office:value-type="string">
            <text:p text:style-name="Table_20_Contents">Converts a string to upper-case</text:p>
          </table:table-cell>
        </table:table-row>
      </table:table>
      <text:p text:style-name="Standard"/>
      <text:h text:style-name="Heading_20_2" text:outline-level="2">SQL Server Math/Numeric Functions</text:h>
      <table:table table:name="Table7" table:style-name="Table7">
        <table:table-column table:style-name="Table7.A"/>
        <table:table-column table:style-name="Table7.B"/>
        <table:table-row table:style-name="TableLine94026229719936">
          <table:table-cell table:style-name="Table7.A1" office:value-type="string">
            <text:p text:style-name="Table_20_Heading">Function</text:p>
          </table:table-cell>
          <table:table-cell table:style-name="Table7.A1" office:value-type="string">
            <text:p text:style-name="Table_20_Heading">Description</text:p>
          </table:table-cell>
        </table:table-row>
        <table:table-row table:style-name="TableLine94026229719936">
          <table:table-cell table:style-name="Table7.A1" office:value-type="string">
            <text:p text:style-name="Table_20_Contents"><text:a xlink:type="simple" xlink:href="https://www.w3schools.com/sql/func_sqlserver_abs.asp" text:style-name="Internet_20_link" text:visited-style-name="Visited_20_Internet_20_Link">ABS</text:a></text:p>
          </table:table-cell>
          <table:table-cell table:style-name="Table7.A1" office:value-type="string">
            <text:p text:style-name="Table_20_Contents">Returns the absolute value of a number</text:p>
          </table:table-cell>
        </table:table-row>
        <table:table-row table:style-name="TableLine94026229719936">
          <table:table-cell table:style-name="Table7.A1" office:value-type="string">
            <text:p text:style-name="Table_20_Contents"><text:a xlink:type="simple" xlink:href="https://www.w3schools.com/sql/func_sqlserver_acos.asp" text:style-name="Internet_20_link" text:visited-style-name="Visited_20_Internet_20_Link">ACOS</text:a></text:p>
          </table:table-cell>
          <table:table-cell table:style-name="Table7.A1" office:value-type="string">
            <text:p text:style-name="Table_20_Contents">Returns the arc cosine of a number</text:p>
          </table:table-cell>
        </table:table-row>
        <table:table-row table:style-name="TableLine94026229719936">
          <table:table-cell table:style-name="Table7.A1" office:value-type="string">
            <text:p text:style-name="Table_20_Contents"><text:a xlink:type="simple" xlink:href="https://www.w3schools.com/sql/func_sqlserver_asin.asp" text:style-name="Internet_20_link" text:visited-style-name="Visited_20_Internet_20_Link">ASIN</text:a></text:p>
          </table:table-cell>
          <table:table-cell table:style-name="Table7.A1" office:value-type="string">
            <text:p text:style-name="Table_20_Contents">Returns the arc sine of a number</text:p>
          </table:table-cell>
        </table:table-row>
        <table:table-row table:style-name="TableLine94026229719936">
          <table:table-cell table:style-name="Table7.A1" office:value-type="string">
            <text:p text:style-name="Table_20_Contents"><text:a xlink:type="simple" xlink:href="https://www.w3schools.com/sql/func_sqlserver_atan.asp" text:style-name="Internet_20_link" text:visited-style-name="Visited_20_Internet_20_Link">ATAN</text:a></text:p>
          </table:table-cell>
          <table:table-cell table:style-name="Table7.A1" office:value-type="string">
            <text:p text:style-name="Table_20_Contents">Returns the arc tangent of a number</text:p>
          </table:table-cell>
        </table:table-row>
        <table:table-row table:style-name="TableLine94026229719936">
          <table:table-cell table:style-name="Table7.A1" office:value-type="string">
            <text:p text:style-name="Table_20_Contents"><text:a xlink:type="simple" xlink:href="https://www.w3schools.com/sql/func_sqlserver_atn2.asp" text:style-name="Internet_20_link" text:visited-style-name="Visited_20_Internet_20_Link">ATN2</text:a></text:p>
          </table:table-cell>
          <table:table-cell table:style-name="Table7.A1" office:value-type="string">
            <text:p text:style-name="Table_20_Contents">Returns the arc tangent of two numbers</text:p>
          </table:table-cell>
        </table:table-row>
        <table:table-row table:style-name="TableLine94026229719936">
          <table:table-cell table:style-name="Table7.A1" office:value-type="string">
            <text:p text:style-name="Table_20_Contents"><text:a xlink:type="simple" xlink:href="https://www.w3schools.com/sql/func_sqlserver_avg.asp" text:style-name="Internet_20_link" text:visited-style-name="Visited_20_Internet_20_Link">AVG</text:a></text:p>
          </table:table-cell>
          <table:table-cell table:style-name="Table7.A1" office:value-type="string">
            <text:p text:style-name="Table_20_Contents">Returns the average value of an expression</text:p>
          </table:table-cell>
        </table:table-row>
        <table:table-row table:style-name="TableLine94026229719936">
          <table:table-cell table:style-name="Table7.A1" office:value-type="string">
            <text:p text:style-name="Table_20_Contents"><text:a xlink:type="simple" xlink:href="https://www.w3schools.com/sql/func_sqlserver_ceiling.asp" text:style-name="Internet_20_link" text:visited-style-name="Visited_20_Internet_20_Link">CEILING</text:a></text:p>
          </table:table-cell>
          <table:table-cell table:style-name="Table7.A1" office:value-type="string">
            <text:p text:style-name="Table_20_Contents">Returns the smallest integer value that is &gt;= a number</text:p>
          </table:table-cell>
        </table:table-row>
        <table:table-row table:style-name="TableLine94026229719936">
          <table:table-cell table:style-name="Table7.A1" office:value-type="string">
            <text:p text:style-name="Table_20_Contents"><text:a xlink:type="simple" xlink:href="https://www.w3schools.com/sql/func_sqlserver_count.asp" text:style-name="Internet_20_link" text:visited-style-name="Visited_20_Internet_20_Link">COUNT</text:a></text:p>
          </table:table-cell>
          <table:table-cell table:style-name="Table7.A1" office:value-type="string">
            <text:p text:style-name="Table_20_Contents">Returns the number of records returned by a select query</text:p>
          </table:table-cell>
        </table:table-row>
        <table:table-row table:style-name="TableLine94026229719936">
          <table:table-cell table:style-name="Table7.A1" office:value-type="string">
            <text:p text:style-name="Table_20_Contents"><text:a xlink:type="simple" xlink:href="https://www.w3schools.com/sql/func_sqlserver_cos.asp" text:style-name="Internet_20_link" text:visited-style-name="Visited_20_Internet_20_Link">COS</text:a></text:p>
          </table:table-cell>
          <table:table-cell table:style-name="Table7.A1" office:value-type="string">
            <text:p text:style-name="Table_20_Contents">Returns the cosine of a number</text:p>
          </table:table-cell>
        </table:table-row>
        <table:table-row table:style-name="TableLine94026229719936">
          <table:table-cell table:style-name="Table7.A1" office:value-type="string">
            <text:p text:style-name="Table_20_Contents"><text:a xlink:type="simple" xlink:href="https://www.w3schools.com/sql/func_sqlserver_cot.asp" text:style-name="Internet_20_link" text:visited-style-name="Visited_20_Internet_20_Link">COT</text:a></text:p>
          </table:table-cell>
          <table:table-cell table:style-name="Table7.A1" office:value-type="string">
            <text:p text:style-name="Table_20_Contents">Returns the cotangent of a number</text:p>
          </table:table-cell>
        </table:table-row>
        <table:table-row table:style-name="TableLine94026229719936">
          <table:table-cell table:style-name="Table7.A1" office:value-type="string">
            <text:p text:style-name="Table_20_Contents"><text:a xlink:type="simple" xlink:href="https://www.w3schools.com/sql/func_sqlserver_degrees.asp" text:style-name="Internet_20_link" text:visited-style-name="Visited_20_Internet_20_Link">DEGREES</text:a></text:p>
          </table:table-cell>
          <table:table-cell table:style-name="Table7.A1" office:value-type="string">
            <text:p text:style-name="Table_20_Contents">Converts a value in radians to degrees</text:p>
          </table:table-cell>
        </table:table-row>
        <table:table-row table:style-name="TableLine94026229719936">
          <table:table-cell table:style-name="Table7.A1" office:value-type="string">
            <text:p text:style-name="Table_20_Contents"><text:a xlink:type="simple" xlink:href="https://www.w3schools.com/sql/func_sqlserver_exp.asp" text:style-name="Internet_20_link" text:visited-style-name="Visited_20_Internet_20_Link">EXP</text:a></text:p>
          </table:table-cell>
          <table:table-cell table:style-name="Table7.A1" office:value-type="string">
            <text:p text:style-name="Table_20_Contents">Returns e raised to the power of a specified number</text:p>
          </table:table-cell>
        </table:table-row>
        <text:soft-page-break/>
        <table:table-row table:style-name="TableLine94026229719936">
          <table:table-cell table:style-name="Table7.A1" office:value-type="string">
            <text:p text:style-name="Table_20_Contents"><text:a xlink:type="simple" xlink:href="https://www.w3schools.com/sql/func_sqlserver_floor.asp" text:style-name="Internet_20_link" text:visited-style-name="Visited_20_Internet_20_Link">FLOOR</text:a></text:p>
          </table:table-cell>
          <table:table-cell table:style-name="Table7.A1" office:value-type="string">
            <text:p text:style-name="Table_20_Contents">Returns the largest integer value that is &lt;= to a number</text:p>
          </table:table-cell>
        </table:table-row>
        <table:table-row table:style-name="TableLine94026229719936">
          <table:table-cell table:style-name="Table7.A1" office:value-type="string">
            <text:p text:style-name="Table_20_Contents"><text:a xlink:type="simple" xlink:href="https://www.w3schools.com/sql/func_sqlserver_log.asp" text:style-name="Internet_20_link" text:visited-style-name="Visited_20_Internet_20_Link">LOG</text:a></text:p>
          </table:table-cell>
          <table:table-cell table:style-name="Table7.A1" office:value-type="string">
            <text:p text:style-name="Table_20_Contents">Returns the natural logarithm of a number, or the logarithm of a number to a specified base</text:p>
          </table:table-cell>
        </table:table-row>
        <table:table-row table:style-name="TableLine94026229719936">
          <table:table-cell table:style-name="Table7.A1" office:value-type="string">
            <text:p text:style-name="Table_20_Contents"><text:a xlink:type="simple" xlink:href="https://www.w3schools.com/sql/func_sqlserver_log10.asp" text:style-name="Internet_20_link" text:visited-style-name="Visited_20_Internet_20_Link">LOG10</text:a></text:p>
          </table:table-cell>
          <table:table-cell table:style-name="Table7.A1" office:value-type="string">
            <text:p text:style-name="Table_20_Contents">Returns the natural logarithm of a number to base 10</text:p>
          </table:table-cell>
        </table:table-row>
        <table:table-row table:style-name="TableLine94026229719936">
          <table:table-cell table:style-name="Table7.A1" office:value-type="string">
            <text:p text:style-name="Table_20_Contents"><text:a xlink:type="simple" xlink:href="https://www.w3schools.com/sql/func_sqlserver_max.asp" text:style-name="Internet_20_link" text:visited-style-name="Visited_20_Internet_20_Link">MAX</text:a></text:p>
          </table:table-cell>
          <table:table-cell table:style-name="Table7.A1" office:value-type="string">
            <text:p text:style-name="Table_20_Contents">Returns the maximum value in a set of values</text:p>
          </table:table-cell>
        </table:table-row>
        <table:table-row table:style-name="TableLine94026229719936">
          <table:table-cell table:style-name="Table7.A1" office:value-type="string">
            <text:p text:style-name="Table_20_Contents"><text:a xlink:type="simple" xlink:href="https://www.w3schools.com/sql/func_sqlserver_min.asp" text:style-name="Internet_20_link" text:visited-style-name="Visited_20_Internet_20_Link">MIN</text:a></text:p>
          </table:table-cell>
          <table:table-cell table:style-name="Table7.A1" office:value-type="string">
            <text:p text:style-name="Table_20_Contents">Returns the minimum value in a set of values</text:p>
          </table:table-cell>
        </table:table-row>
        <table:table-row table:style-name="TableLine94026229719936">
          <table:table-cell table:style-name="Table7.A1" office:value-type="string">
            <text:p text:style-name="Table_20_Contents"><text:a xlink:type="simple" xlink:href="https://www.w3schools.com/sql/func_sqlserver_pi.asp" text:style-name="Internet_20_link" text:visited-style-name="Visited_20_Internet_20_Link">PI</text:a></text:p>
          </table:table-cell>
          <table:table-cell table:style-name="Table7.A1" office:value-type="string">
            <text:p text:style-name="Table_20_Contents">Returns the value of PI</text:p>
          </table:table-cell>
        </table:table-row>
        <table:table-row table:style-name="TableLine94026229719936">
          <table:table-cell table:style-name="Table7.A1" office:value-type="string">
            <text:p text:style-name="Table_20_Contents"><text:a xlink:type="simple" xlink:href="https://www.w3schools.com/sql/func_sqlserver_power.asp" text:style-name="Internet_20_link" text:visited-style-name="Visited_20_Internet_20_Link">POWER</text:a></text:p>
          </table:table-cell>
          <table:table-cell table:style-name="Table7.A1" office:value-type="string">
            <text:p text:style-name="Table_20_Contents">Returns the value of a number raised to the power of another number</text:p>
          </table:table-cell>
        </table:table-row>
        <table:table-row table:style-name="TableLine94026229719936">
          <table:table-cell table:style-name="Table7.A1" office:value-type="string">
            <text:p text:style-name="Table_20_Contents"><text:a xlink:type="simple" xlink:href="https://www.w3schools.com/sql/func_sqlserver_radians.asp" text:style-name="Internet_20_link" text:visited-style-name="Visited_20_Internet_20_Link">RADIANS</text:a></text:p>
          </table:table-cell>
          <table:table-cell table:style-name="Table7.A1" office:value-type="string">
            <text:p text:style-name="Table_20_Contents">Converts a degree value into radians</text:p>
          </table:table-cell>
        </table:table-row>
        <table:table-row table:style-name="TableLine94026229719936">
          <table:table-cell table:style-name="Table7.A1" office:value-type="string">
            <text:p text:style-name="Table_20_Contents"><text:a xlink:type="simple" xlink:href="https://www.w3schools.com/sql/func_sqlserver_rand.asp" text:style-name="Internet_20_link" text:visited-style-name="Visited_20_Internet_20_Link">RAND</text:a></text:p>
          </table:table-cell>
          <table:table-cell table:style-name="Table7.A1" office:value-type="string">
            <text:p text:style-name="Table_20_Contents">Returns a random number</text:p>
          </table:table-cell>
        </table:table-row>
        <table:table-row table:style-name="TableLine94026229719936">
          <table:table-cell table:style-name="Table7.A1" office:value-type="string">
            <text:p text:style-name="Table_20_Contents"><text:a xlink:type="simple" xlink:href="https://www.w3schools.com/sql/func_sqlserver_round.asp" text:style-name="Internet_20_link" text:visited-style-name="Visited_20_Internet_20_Link">ROUND</text:a></text:p>
          </table:table-cell>
          <table:table-cell table:style-name="Table7.A1" office:value-type="string">
            <text:p text:style-name="Table_20_Contents">Rounds a number to a specified number of decimal places</text:p>
          </table:table-cell>
        </table:table-row>
        <table:table-row table:style-name="TableLine94026229719936">
          <table:table-cell table:style-name="Table7.A1" office:value-type="string">
            <text:p text:style-name="Table_20_Contents"><text:a xlink:type="simple" xlink:href="https://www.w3schools.com/sql/func_sqlserver_sign.asp" text:style-name="Internet_20_link" text:visited-style-name="Visited_20_Internet_20_Link">SIGN</text:a></text:p>
          </table:table-cell>
          <table:table-cell table:style-name="Table7.A1" office:value-type="string">
            <text:p text:style-name="Table_20_Contents">Returns the sign of a number</text:p>
          </table:table-cell>
        </table:table-row>
        <table:table-row table:style-name="TableLine94026229719936">
          <table:table-cell table:style-name="Table7.A1" office:value-type="string">
            <text:p text:style-name="Table_20_Contents"><text:a xlink:type="simple" xlink:href="https://www.w3schools.com/sql/func_sqlserver_sin.asp" text:style-name="Internet_20_link" text:visited-style-name="Visited_20_Internet_20_Link">SIN</text:a></text:p>
          </table:table-cell>
          <table:table-cell table:style-name="Table7.A1" office:value-type="string">
            <text:p text:style-name="Table_20_Contents">Returns the sine of a number</text:p>
          </table:table-cell>
        </table:table-row>
        <table:table-row table:style-name="TableLine94026229719936">
          <table:table-cell table:style-name="Table7.A1" office:value-type="string">
            <text:p text:style-name="Table_20_Contents"><text:a xlink:type="simple" xlink:href="https://www.w3schools.com/sql/func_sqlserver_sqrt.asp" text:style-name="Internet_20_link" text:visited-style-name="Visited_20_Internet_20_Link">SQRT</text:a></text:p>
          </table:table-cell>
          <table:table-cell table:style-name="Table7.A1" office:value-type="string">
            <text:p text:style-name="Table_20_Contents">Returns the square root of a number</text:p>
          </table:table-cell>
        </table:table-row>
        <table:table-row table:style-name="TableLine94026229719936">
          <table:table-cell table:style-name="Table7.A1" office:value-type="string">
            <text:p text:style-name="Table_20_Contents"><text:a xlink:type="simple" xlink:href="https://www.w3schools.com/sql/func_sqlserver_square.asp" text:style-name="Internet_20_link" text:visited-style-name="Visited_20_Internet_20_Link">SQUARE</text:a></text:p>
          </table:table-cell>
          <table:table-cell table:style-name="Table7.A1" office:value-type="string">
            <text:p text:style-name="Table_20_Contents">Returns the square of a number</text:p>
          </table:table-cell>
        </table:table-row>
        <table:table-row table:style-name="TableLine94026229719936">
          <table:table-cell table:style-name="Table7.A1" office:value-type="string">
            <text:p text:style-name="Table_20_Contents"><text:a xlink:type="simple" xlink:href="https://www.w3schools.com/sql/func_sqlserver_sum.asp" text:style-name="Internet_20_link" text:visited-style-name="Visited_20_Internet_20_Link">SUM</text:a></text:p>
          </table:table-cell>
          <table:table-cell table:style-name="Table7.A1" office:value-type="string">
            <text:p text:style-name="Table_20_Contents">Calculates the sum of a set of values</text:p>
          </table:table-cell>
        </table:table-row>
        <table:table-row table:style-name="TableLine94026229719936">
          <table:table-cell table:style-name="Table7.A1" office:value-type="string">
            <text:p text:style-name="Table_20_Contents"><text:a xlink:type="simple" xlink:href="https://www.w3schools.com/sql/func_sqlserver_tan.asp" text:style-name="Internet_20_link" text:visited-style-name="Visited_20_Internet_20_Link">TAN</text:a></text:p>
          </table:table-cell>
          <table:table-cell table:style-name="Table7.A1" office:value-type="string">
            <text:p text:style-name="Table_20_Contents">Returns the tangent of a number</text:p>
          </table:table-cell>
        </table:table-row>
      </table:table>
      <text:p text:style-name="Horizontal_20_Line"/>
      <text:h text:style-name="Heading_20_2" text:outline-level="2">SQL Server Date Functions</text:h>
      <table:table table:name="Table8" table:style-name="Table8">
        <table:table-column table:style-name="Table8.A"/>
        <table:table-column table:style-name="Table8.B"/>
        <table:table-row table:style-name="TableLine94026217117424">
          <table:table-cell table:style-name="Table8.A1" office:value-type="string">
            <text:p text:style-name="Table_20_Heading">Function</text:p>
          </table:table-cell>
          <table:table-cell table:style-name="Table8.A1" office:value-type="string">
            <text:p text:style-name="Table_20_Heading">Description</text:p>
          </table:table-cell>
        </table:table-row>
        <table:table-row table:style-name="TableLine94026217117424">
          <table:table-cell table:style-name="Table8.A1" office:value-type="string">
            <text:p text:style-name="Table_20_Contents"><text:a xlink:type="simple" xlink:href="https://www.w3schools.com/sql/func_sqlserver_current_timestamp.asp" text:style-name="Internet_20_link" text:visited-style-name="Visited_20_Internet_20_Link">CURRENT_TIMESTAMP</text:a></text:p>
          </table:table-cell>
          <table:table-cell table:style-name="Table8.A1" office:value-type="string">
            <text:p text:style-name="Table_20_Contents">Returns the current date and time</text:p>
          </table:table-cell>
        </table:table-row>
        <table:table-row table:style-name="TableLine94026217117424">
          <table:table-cell table:style-name="Table8.A1" office:value-type="string">
            <text:p text:style-name="Table_20_Contents"><text:a xlink:type="simple" xlink:href="https://www.w3schools.com/sql/func_sqlserver_dateadd.asp" text:style-name="Internet_20_link" text:visited-style-name="Visited_20_Internet_20_Link">DATEADD</text:a></text:p>
          </table:table-cell>
          <table:table-cell table:style-name="Table8.A1" office:value-type="string">
            <text:p text:style-name="Table_20_Contents">Adds a time/date interval to a date and then returns the date</text:p>
          </table:table-cell>
        </table:table-row>
        <table:table-row table:style-name="TableLine94026217117424">
          <table:table-cell table:style-name="Table8.A1" office:value-type="string">
            <text:p text:style-name="Table_20_Contents"><text:a xlink:type="simple" xlink:href="https://www.w3schools.com/sql/func_sqlserver_datediff.asp" text:style-name="Internet_20_link" text:visited-style-name="Visited_20_Internet_20_Link">DATEDIFF</text:a></text:p>
          </table:table-cell>
          <table:table-cell table:style-name="Table8.A1" office:value-type="string">
            <text:p text:style-name="Table_20_Contents">Returns the difference between two dates</text:p>
          </table:table-cell>
        </table:table-row>
        <table:table-row table:style-name="TableLine94026217117424">
          <table:table-cell table:style-name="Table8.A1" office:value-type="string">
            <text:p text:style-name="Table_20_Contents"><text:a xlink:type="simple" xlink:href="https://www.w3schools.com/sql/func_sqlserver_datefromparts.asp" text:style-name="Internet_20_link" text:visited-style-name="Visited_20_Internet_20_Link">DATEFROMPARTS</text:a></text:p>
          </table:table-cell>
          <table:table-cell table:style-name="Table8.A1" office:value-type="string">
            <text:p text:style-name="Table_20_Contents">Returns a date from the specified parts (year, month, and day values)</text:p>
          </table:table-cell>
        </table:table-row>
        <table:table-row table:style-name="TableLine94026217117424">
          <table:table-cell table:style-name="Table8.A1" office:value-type="string">
            <text:p text:style-name="Table_20_Contents"><text:a xlink:type="simple" xlink:href="https://www.w3schools.com/sql/func_sqlserver_datename.asp" text:style-name="Internet_20_link" text:visited-style-name="Visited_20_Internet_20_Link">DATENAME</text:a></text:p>
          </table:table-cell>
          <table:table-cell table:style-name="Table8.A1" office:value-type="string">
            <text:p text:style-name="Table_20_Contents">Returns a specified part of a date (as string)</text:p>
          </table:table-cell>
        </table:table-row>
        <table:table-row table:style-name="TableLine94026217117424">
          <table:table-cell table:style-name="Table8.A1" office:value-type="string">
            <text:p text:style-name="Table_20_Contents"><text:a xlink:type="simple" xlink:href="https://www.w3schools.com/sql/func_sqlserver_datepart.asp" text:style-name="Internet_20_link" text:visited-style-name="Visited_20_Internet_20_Link">DATEPART</text:a></text:p>
          </table:table-cell>
          <table:table-cell table:style-name="Table8.A1" office:value-type="string">
            <text:p text:style-name="Table_20_Contents">Returns a specified part of a date (as integer)</text:p>
          </table:table-cell>
        </table:table-row>
        <table:table-row table:style-name="TableLine94026217117424">
          <table:table-cell table:style-name="Table8.A1" office:value-type="string">
            <text:p text:style-name="Table_20_Contents"><text:a xlink:type="simple" xlink:href="https://www.w3schools.com/sql/func_sqlserver_day.asp" text:style-name="Internet_20_link" text:visited-style-name="Visited_20_Internet_20_Link">DAY</text:a></text:p>
          </table:table-cell>
          <table:table-cell table:style-name="Table8.A1" office:value-type="string">
            <text:p text:style-name="Table_20_Contents">Returns the day of the month for a specified date</text:p>
          </table:table-cell>
        </table:table-row>
        <table:table-row table:style-name="TableLine94026217117424">
          <table:table-cell table:style-name="Table8.A1" office:value-type="string">
            <text:p text:style-name="Table_20_Contents"><text:a xlink:type="simple" xlink:href="https://www.w3schools.com/sql/func_sqlserver_getdate.asp" text:style-name="Internet_20_link" text:visited-style-name="Visited_20_Internet_20_Link">GETDATE</text:a></text:p>
          </table:table-cell>
          <table:table-cell table:style-name="Table8.A1" office:value-type="string">
            <text:p text:style-name="Table_20_Contents">Returns the current database system date and time</text:p>
          </table:table-cell>
        </table:table-row>
        <table:table-row table:style-name="TableLine94026217117424">
          <table:table-cell table:style-name="Table8.A1" office:value-type="string">
            <text:p text:style-name="Table_20_Contents"><text:a xlink:type="simple" xlink:href="https://www.w3schools.com/sql/func_sqlserver_getutcdate.asp" text:style-name="Internet_20_link" text:visited-style-name="Visited_20_Internet_20_Link">GETUTCDATE</text:a></text:p>
          </table:table-cell>
          <table:table-cell table:style-name="Table8.A1" office:value-type="string">
            <text:p text:style-name="Table_20_Contents">Returns the current database system UTC date and time</text:p>
          </table:table-cell>
        </table:table-row>
        <table:table-row table:style-name="TableLine94026217117424">
          <table:table-cell table:style-name="Table8.A1" office:value-type="string">
            <text:p text:style-name="Table_20_Contents"><text:a xlink:type="simple" xlink:href="https://www.w3schools.com/sql/func_sqlserver_isdate.asp" text:style-name="Internet_20_link" text:visited-style-name="Visited_20_Internet_20_Link">ISDATE</text:a></text:p>
          </table:table-cell>
          <table:table-cell table:style-name="Table8.A1" office:value-type="string">
            <text:p text:style-name="Table_20_Contents">Checks an expression and returns 1 if it is a valid date, otherwise 0</text:p>
          </table:table-cell>
        </table:table-row>
        <table:table-row table:style-name="TableLine94026217117424">
          <table:table-cell table:style-name="Table8.A1" office:value-type="string">
            <text:p text:style-name="Table_20_Contents"><text:a xlink:type="simple" xlink:href="https://www.w3schools.com/sql/func_sqlserver_month.asp" text:style-name="Internet_20_link" text:visited-style-name="Visited_20_Internet_20_Link">MONTH</text:a></text:p>
          </table:table-cell>
          <table:table-cell table:style-name="Table8.A1" office:value-type="string">
            <text:p text:style-name="Table_20_Contents">Returns the month part for a specified date (a number from 1 to 12)</text:p>
          </table:table-cell>
        </table:table-row>
        <table:table-row table:style-name="TableLine94026217117424">
          <table:table-cell table:style-name="Table8.A1" office:value-type="string">
            <text:p text:style-name="Table_20_Contents"><text:a xlink:type="simple" xlink:href="https://www.w3schools.com/sql/func_sqlserver_sysdatetime.asp" text:style-name="Internet_20_link" text:visited-style-name="Visited_20_Internet_20_Link">SYSDATETIME</text:a></text:p>
          </table:table-cell>
          <table:table-cell table:style-name="Table8.A1" office:value-type="string">
            <text:p text:style-name="Table_20_Contents">Returns the date and time of the SQL Server</text:p>
          </table:table-cell>
        </table:table-row>
        <table:table-row table:style-name="TableLine94026217117424">
          <table:table-cell table:style-name="Table8.A1" office:value-type="string">
            <text:p text:style-name="Table_20_Contents"><text:a xlink:type="simple" xlink:href="https://www.w3schools.com/sql/func_sqlserver_year.asp" text:style-name="Internet_20_link" text:visited-style-name="Visited_20_Internet_20_Link">YEAR</text:a></text:p>
          </table:table-cell>
          <table:table-cell table:style-name="Table8.A1" office:value-type="string">
            <text:p text:style-name="Table_20_Contents">Returns the year part for a specified date</text:p>
          </table:table-cell>
        </table:table-row>
      </table:table>
      <text:p text:style-name="Horizontal_20_Line"/>
      <text:h text:style-name="Heading_20_2" text:outline-level="2">SQL Server Advanced Functions</text:h>
      <table:table table:name="Table9" table:style-name="Table9">
        <table:table-column table:style-name="Table9.A"/>
        <table:table-column table:style-name="Table9.B"/>
        <table:table-row table:style-name="TableLine94026228519696">
          <table:table-cell table:style-name="Table9.A1" office:value-type="string">
            <text:p text:style-name="Table_20_Heading">Function</text:p>
          </table:table-cell>
          <table:table-cell table:style-name="Table9.A1" office:value-type="string">
            <text:p text:style-name="Table_20_Heading">Description</text:p>
          </table:table-cell>
        </table:table-row>
        <table:table-row table:style-name="TableLine94026228519696">
          <table:table-cell table:style-name="Table9.A1" office:value-type="string">
            <text:p text:style-name="Table_20_Contents"><text:a xlink:type="simple" xlink:href="https://www.w3schools.com/sql/func_sqlserver_cast.asp" text:style-name="Internet_20_link" text:visited-style-name="Visited_20_Internet_20_Link">CAST</text:a></text:p>
          </table:table-cell>
          <table:table-cell table:style-name="Table9.A1" office:value-type="string">
            <text:p text:style-name="Table_20_Contents">Converts a value (of any type) into a specified datatype</text:p>
          </table:table-cell>
        </table:table-row>
        <table:table-row table:style-name="TableLine94026228519696">
          <table:table-cell table:style-name="Table9.A1" office:value-type="string">
            <text:p text:style-name="Table_20_Contents"><text:a xlink:type="simple" xlink:href="https://www.w3schools.com/sql/func_sqlserver_coalesce.asp" text:style-name="Internet_20_link" text:visited-style-name="Visited_20_Internet_20_Link">COALESCE</text:a></text:p>
          </table:table-cell>
          <table:table-cell table:style-name="Table9.A1" office:value-type="string">
            <text:p text:style-name="Table_20_Contents">Returns the first non-null value in a list</text:p>
          </table:table-cell>
        </table:table-row>
        <table:table-row table:style-name="TableLine94026228519696">
          <table:table-cell table:style-name="Table9.A1" office:value-type="string">
            <text:p text:style-name="Table_20_Contents"><text:a xlink:type="simple" xlink:href="https://www.w3schools.com/sql/func_sqlserver_convert.asp" text:style-name="Internet_20_link" text:visited-style-name="Visited_20_Internet_20_Link">CONVERT</text:a></text:p>
          </table:table-cell>
          <table:table-cell table:style-name="Table9.A1" office:value-type="string">
            <text:p text:style-name="Table_20_Contents">Converts a value (of any type) into a specified datatype</text:p>
          </table:table-cell>
        </table:table-row>
        <table:table-row table:style-name="TableLine94026228519696">
          <table:table-cell table:style-name="Table9.A1" office:value-type="string">
            <text:p text:style-name="Table_20_Contents"><text:a xlink:type="simple" xlink:href="https://www.w3schools.com/sql/func_sqlserver_current_user.asp" text:style-name="Internet_20_link" text:visited-style-name="Visited_20_Internet_20_Link">CURRENT_USER</text:a></text:p>
          </table:table-cell>
          <table:table-cell table:style-name="Table9.A1" office:value-type="string">
            <text:p text:style-name="Table_20_Contents">Returns the name of the current user in the SQL Server database</text:p>
          </table:table-cell>
        </table:table-row>
        <table:table-row table:style-name="TableLine94026228519696">
          <table:table-cell table:style-name="Table9.A1" office:value-type="string">
            <text:p text:style-name="Table_20_Contents"><text:a xlink:type="simple" xlink:href="https://www.w3schools.com/sql/func_sqlserver_iif.asp" text:style-name="Internet_20_link" text:visited-style-name="Visited_20_Internet_20_Link">IIF</text:a></text:p>
          </table:table-cell>
          <table:table-cell table:style-name="Table9.A1" office:value-type="string">
            <text:p text:style-name="Table_20_Contents">Returns a value if a condition is TRUE, or another value if a condition is <text:soft-page-break/>FALSE</text:p>
          </table:table-cell>
        </table:table-row>
        <table:table-row table:style-name="TableLine94026228519696">
          <table:table-cell table:style-name="Table9.A1" office:value-type="string">
            <text:p text:style-name="Table_20_Contents"><text:a xlink:type="simple" xlink:href="https://www.w3schools.com/sql/func_sqlserver_isnull.asp" text:style-name="Internet_20_link" text:visited-style-name="Visited_20_Internet_20_Link">ISNULL</text:a></text:p>
          </table:table-cell>
          <table:table-cell table:style-name="Table9.A1" office:value-type="string">
            <text:p text:style-name="Table_20_Contents">Return a specified value if the expression is NULL, otherwise return the expression</text:p>
          </table:table-cell>
        </table:table-row>
        <table:table-row table:style-name="TableLine94026228519696">
          <table:table-cell table:style-name="Table9.A1" office:value-type="string">
            <text:p text:style-name="Table_20_Contents"><text:a xlink:type="simple" xlink:href="https://www.w3schools.com/sql/func_sqlserver_isnumeric.asp" text:style-name="Internet_20_link" text:visited-style-name="Visited_20_Internet_20_Link">ISNUMERIC</text:a></text:p>
          </table:table-cell>
          <table:table-cell table:style-name="Table9.A1" office:value-type="string">
            <text:p text:style-name="Table_20_Contents">Tests whether an expression is numeric</text:p>
          </table:table-cell>
        </table:table-row>
        <table:table-row table:style-name="TableLine94026228519696">
          <table:table-cell table:style-name="Table9.A1" office:value-type="string">
            <text:p text:style-name="Table_20_Contents"><text:a xlink:type="simple" xlink:href="https://www.w3schools.com/sql/func_sqlserver_nullif.asp" text:style-name="Internet_20_link" text:visited-style-name="Visited_20_Internet_20_Link">NULLIF</text:a></text:p>
          </table:table-cell>
          <table:table-cell table:style-name="Table9.A1" office:value-type="string">
            <text:p text:style-name="Table_20_Contents">Returns NULL if two expressions are equal</text:p>
          </table:table-cell>
        </table:table-row>
        <table:table-row table:style-name="TableLine94026228519696">
          <table:table-cell table:style-name="Table9.A1" office:value-type="string">
            <text:p text:style-name="Table_20_Contents"><text:a xlink:type="simple" xlink:href="https://www.w3schools.com/sql/func_sqlserver_session_user.asp" text:style-name="Internet_20_link" text:visited-style-name="Visited_20_Internet_20_Link">SESSION_USER</text:a></text:p>
          </table:table-cell>
          <table:table-cell table:style-name="Table9.A1" office:value-type="string">
            <text:p text:style-name="Table_20_Contents">Returns the name of the current user in the SQL Server database</text:p>
          </table:table-cell>
        </table:table-row>
        <table:table-row table:style-name="TableLine94026228519696">
          <table:table-cell table:style-name="Table9.A1" office:value-type="string">
            <text:p text:style-name="Table_20_Contents"><text:a xlink:type="simple" xlink:href="https://www.w3schools.com/sql/func_sqlserver_sessionproperty.asp" text:style-name="Internet_20_link" text:visited-style-name="Visited_20_Internet_20_Link">SESSIONPROPERTY</text:a></text:p>
          </table:table-cell>
          <table:table-cell table:style-name="Table9.A1" office:value-type="string">
            <text:p text:style-name="Table_20_Contents">Returns the session settings for a specified option</text:p>
          </table:table-cell>
        </table:table-row>
        <table:table-row table:style-name="TableLine94026228519696">
          <table:table-cell table:style-name="Table9.A1" office:value-type="string">
            <text:p text:style-name="Table_20_Contents"><text:a xlink:type="simple" xlink:href="https://www.w3schools.com/sql/func_sqlserver_system_user.asp" text:style-name="Internet_20_link" text:visited-style-name="Visited_20_Internet_20_Link">SYSTEM_USER</text:a></text:p>
          </table:table-cell>
          <table:table-cell table:style-name="Table9.A1" office:value-type="string">
            <text:p text:style-name="Table_20_Contents">Returns the login name for the current user</text:p>
          </table:table-cell>
        </table:table-row>
        <table:table-row table:style-name="TableLine94026228519696">
          <table:table-cell table:style-name="Table9.A1" office:value-type="string">
            <text:p text:style-name="Table_20_Contents"><text:a xlink:type="simple" xlink:href="https://www.w3schools.com/sql/func_sqlserver_user_name.asp" text:style-name="Internet_20_link" text:visited-style-name="Visited_20_Internet_20_Link">USER_NAME</text:a></text:p>
          </table:table-cell>
          <table:table-cell table:style-name="Table9.A1" office:value-type="string">
            <text:p text:style-name="Table_20_Contents">Returns the database user name based on the specified id</text:p>
          </table:table-cell>
        </table:table-row>
      </table:table>
      <text:p text:style-name="P41"/>
      <text:p text:style-name="Standard"/>
      <text:h text:style-name="Heading_20_2" text:outline-level="2">MS Access String Functions</text:h>
      <table:table table:name="Table4" table:style-name="Table4">
        <table:table-column table:style-name="Table4.A"/>
        <table:table-column table:style-name="Table4.B"/>
        <table:table-row table:style-name="TableLine94026184786704">
          <table:table-cell table:style-name="Table4.A1" office:value-type="string">
            <text:p text:style-name="Table_20_Heading">Function</text:p>
          </table:table-cell>
          <table:table-cell table:style-name="Table4.A1" office:value-type="string">
            <text:p text:style-name="Table_20_Heading">Description</text:p>
          </table:table-cell>
        </table:table-row>
        <table:table-row table:style-name="TableLine94026184797904">
          <table:table-cell table:style-name="Table4.A1" office:value-type="string">
            <text:p text:style-name="Table_20_Contents"><text:a xlink:type="simple" xlink:href="https://www.w3schools.com/sql/func_msaccess_asc.asp" text:style-name="Internet_20_link" text:visited-style-name="Visited_20_Internet_20_Link">Asc</text:a></text:p>
          </table:table-cell>
          <table:table-cell table:style-name="Table4.A1" office:value-type="string">
            <text:p text:style-name="Table_20_Contents">Returns the ASCII value for the specific character</text:p>
          </table:table-cell>
        </table:table-row>
        <table:table-row table:style-name="TableLine94026216726400">
          <table:table-cell table:style-name="Table4.A1" office:value-type="string">
            <text:p text:style-name="Table_20_Contents"><text:a xlink:type="simple" xlink:href="https://www.w3schools.com/sql/func_msaccess_chr.asp" text:style-name="Internet_20_link" text:visited-style-name="Visited_20_Internet_20_Link">Chr</text:a></text:p>
          </table:table-cell>
          <table:table-cell table:style-name="Table4.A1" office:value-type="string">
            <text:p text:style-name="Table_20_Contents">Returns the character for the specified ASCII number code</text:p>
          </table:table-cell>
        </table:table-row>
        <table:table-row table:style-name="TableLine94026216726928">
          <table:table-cell table:style-name="Table4.A1" office:value-type="string">
            <text:p text:style-name="Table_20_Contents"><text:a xlink:type="simple" xlink:href="https://www.w3schools.com/sql/func_msaccess_concat.asp" text:style-name="Internet_20_link" text:visited-style-name="Visited_20_Internet_20_Link">Concat with &amp;</text:a></text:p>
          </table:table-cell>
          <table:table-cell table:style-name="Table4.A1" office:value-type="string">
            <text:p text:style-name="Table_20_Contents">Adds two or more strings together</text:p>
          </table:table-cell>
        </table:table-row>
        <table:table-row table:style-name="TableLine94026216727568">
          <table:table-cell table:style-name="Table4.A1" office:value-type="string">
            <text:p text:style-name="Table_20_Contents"><text:a xlink:type="simple" xlink:href="https://www.w3schools.com/sql/func_msaccess_curdir.asp" text:style-name="Internet_20_link" text:visited-style-name="Visited_20_Internet_20_Link">CurDir</text:a></text:p>
          </table:table-cell>
          <table:table-cell table:style-name="Table4.A1" office:value-type="string">
            <text:p text:style-name="Table_20_Contents">Returns the full path for a specified drive</text:p>
          </table:table-cell>
        </table:table-row>
        <table:table-row table:style-name="TableLine94026216728208">
          <table:table-cell table:style-name="Table4.A1" office:value-type="string">
            <text:p text:style-name="Table_20_Contents"><text:a xlink:type="simple" xlink:href="https://www.w3schools.com/sql/func_msaccess_format.asp" text:style-name="Internet_20_link" text:visited-style-name="Visited_20_Internet_20_Link">Format</text:a></text:p>
          </table:table-cell>
          <table:table-cell table:style-name="Table4.A1" office:value-type="string">
            <text:p text:style-name="Table_20_Contents">Formats a value with the specified format</text:p>
          </table:table-cell>
        </table:table-row>
        <table:table-row table:style-name="TableLine94026216728800">
          <table:table-cell table:style-name="Table4.A1" office:value-type="string">
            <text:p text:style-name="Table_20_Contents"><text:a xlink:type="simple" xlink:href="https://www.w3schools.com/sql/func_msaccess_instr.asp" text:style-name="Internet_20_link" text:visited-style-name="Visited_20_Internet_20_Link">InStr</text:a></text:p>
          </table:table-cell>
          <table:table-cell table:style-name="Table4.A1" office:value-type="string">
            <text:p text:style-name="Table_20_Contents">Gets the position of the first occurrence of a string in another</text:p>
          </table:table-cell>
        </table:table-row>
        <table:table-row table:style-name="TableLine94026216729520">
          <table:table-cell table:style-name="Table4.A1" office:value-type="string">
            <text:p text:style-name="Table_20_Contents"><text:a xlink:type="simple" xlink:href="https://www.w3schools.com/sql/func_msaccess_instrrev.asp" text:style-name="Internet_20_link" text:visited-style-name="Visited_20_Internet_20_Link">InstrRev</text:a></text:p>
          </table:table-cell>
          <table:table-cell table:style-name="Table4.A1" office:value-type="string">
            <text:p text:style-name="Table_20_Contents">Gets the position of the first occurrence of a string in another, from the end of string</text:p>
          </table:table-cell>
        </table:table-row>
        <table:table-row table:style-name="TableLine94026216730320">
          <table:table-cell table:style-name="Table4.A1" office:value-type="string">
            <text:p text:style-name="Table_20_Contents"><text:a xlink:type="simple" xlink:href="https://www.w3schools.com/sql/func_msaccess_lcase.asp" text:style-name="Internet_20_link" text:visited-style-name="Visited_20_Internet_20_Link">LCase</text:a></text:p>
          </table:table-cell>
          <table:table-cell table:style-name="Table4.A1" office:value-type="string">
            <text:p text:style-name="Table_20_Contents">Converts a string to lower-case</text:p>
          </table:table-cell>
        </table:table-row>
        <table:table-row table:style-name="TableLine94026216731040">
          <table:table-cell table:style-name="Table4.A1" office:value-type="string">
            <text:p text:style-name="Table_20_Contents"><text:a xlink:type="simple" xlink:href="https://www.w3schools.com/sql/func_msaccess_left.asp" text:style-name="Internet_20_link" text:visited-style-name="Visited_20_Internet_20_Link">Left</text:a></text:p>
          </table:table-cell>
          <table:table-cell table:style-name="Table4.A1" office:value-type="string">
            <text:p text:style-name="Table_20_Contents">Extracts a number of characters from a string (starting from left)</text:p>
          </table:table-cell>
        </table:table-row>
        <table:table-row table:style-name="TableLine94026216731840">
          <table:table-cell table:style-name="Table4.A1" office:value-type="string">
            <text:p text:style-name="Table_20_Contents"><text:a xlink:type="simple" xlink:href="https://www.w3schools.com/sql/func_msaccess_len.asp" text:style-name="Internet_20_link" text:visited-style-name="Visited_20_Internet_20_Link">Len</text:a></text:p>
          </table:table-cell>
          <table:table-cell table:style-name="Table4.A1" office:value-type="string">
            <text:p text:style-name="Table_20_Contents">Returns the length of a string</text:p>
          </table:table-cell>
        </table:table-row>
        <table:table-row table:style-name="TableLine94026216732640">
          <table:table-cell table:style-name="Table4.A1" office:value-type="string">
            <text:p text:style-name="Table_20_Contents"><text:a xlink:type="simple" xlink:href="https://www.w3schools.com/sql/func_msaccess_ltrim.asp" text:style-name="Internet_20_link" text:visited-style-name="Visited_20_Internet_20_Link">LTrim</text:a></text:p>
          </table:table-cell>
          <table:table-cell table:style-name="Table4.A1" office:value-type="string">
            <text:p text:style-name="Table_20_Contents">Removes leading spaces from a string</text:p>
          </table:table-cell>
        </table:table-row>
        <table:table-row table:style-name="TableLine94026216733440">
          <table:table-cell table:style-name="Table4.A1" office:value-type="string">
            <text:p text:style-name="Table_20_Contents"><text:a xlink:type="simple" xlink:href="https://www.w3schools.com/sql/func_msaccess_mid.asp" text:style-name="Internet_20_link" text:visited-style-name="Visited_20_Internet_20_Link">Mid</text:a></text:p>
          </table:table-cell>
          <table:table-cell table:style-name="Table4.A1" office:value-type="string">
            <text:p text:style-name="Table_20_Contents">Extracts some characters from a string (starting at any position)</text:p>
          </table:table-cell>
        </table:table-row>
        <table:table-row table:style-name="TableLine94026216734240">
          <table:table-cell table:style-name="Table4.A1" office:value-type="string">
            <text:p text:style-name="Table_20_Contents"><text:a xlink:type="simple" xlink:href="https://www.w3schools.com/sql/func_msaccess_replace.asp" text:style-name="Internet_20_link" text:visited-style-name="Visited_20_Internet_20_Link">Replace</text:a></text:p>
          </table:table-cell>
          <table:table-cell table:style-name="Table4.A1" office:value-type="string">
            <text:p text:style-name="Table_20_Contents">Replaces a substring within a string, with another substring, a specified number of times</text:p>
          </table:table-cell>
        </table:table-row>
        <table:table-row table:style-name="TableLine94026216735040">
          <table:table-cell table:style-name="Table4.A1" office:value-type="string">
            <text:p text:style-name="Table_20_Contents"><text:a xlink:type="simple" xlink:href="https://www.w3schools.com/sql/func_msaccess_right.asp" text:style-name="Internet_20_link" text:visited-style-name="Visited_20_Internet_20_Link">Right</text:a></text:p>
          </table:table-cell>
          <table:table-cell table:style-name="Table4.A1" office:value-type="string">
            <text:p text:style-name="Table_20_Contents">Extracts a number of characters from a string (starting from right)</text:p>
          </table:table-cell>
        </table:table-row>
        <table:table-row table:style-name="TableLine94026216735840">
          <table:table-cell table:style-name="Table4.A1" office:value-type="string">
            <text:p text:style-name="Table_20_Contents"><text:a xlink:type="simple" xlink:href="https://www.w3schools.com/sql/func_msaccess_rtrim.asp" text:style-name="Internet_20_link" text:visited-style-name="Visited_20_Internet_20_Link">RTrim</text:a></text:p>
          </table:table-cell>
          <table:table-cell table:style-name="Table4.A1" office:value-type="string">
            <text:p text:style-name="Table_20_Contents">Removes trailing spaces from a string</text:p>
          </table:table-cell>
        </table:table-row>
        <table:table-row table:style-name="TableLine94026216736640">
          <table:table-cell table:style-name="Table4.A1" office:value-type="string">
            <text:p text:style-name="Table_20_Contents"><text:a xlink:type="simple" xlink:href="https://www.w3schools.com/sql/func_msaccess_space.asp" text:style-name="Internet_20_link" text:visited-style-name="Visited_20_Internet_20_Link">Space</text:a></text:p>
          </table:table-cell>
          <table:table-cell table:style-name="Table4.A1" office:value-type="string">
            <text:p text:style-name="Table_20_Contents">Returns a string of the specified number of space characters</text:p>
          </table:table-cell>
        </table:table-row>
        <table:table-row table:style-name="TableLine94026216737440">
          <table:table-cell table:style-name="Table4.A1" office:value-type="string">
            <text:p text:style-name="Table_20_Contents"><text:a xlink:type="simple" xlink:href="https://www.w3schools.com/sql/func_msaccess_split.asp" text:style-name="Internet_20_link" text:visited-style-name="Visited_20_Internet_20_Link">Split</text:a></text:p>
          </table:table-cell>
          <table:table-cell table:style-name="Table4.A1" office:value-type="string">
            <text:p text:style-name="Table_20_Contents">Splits a string into an array of substrings</text:p>
          </table:table-cell>
        </table:table-row>
        <table:table-row table:style-name="TableLine94026216738240">
          <table:table-cell table:style-name="Table4.A1" office:value-type="string">
            <text:p text:style-name="Table_20_Contents"><text:a xlink:type="simple" xlink:href="https://www.w3schools.com/sql/func_msaccess_str.asp" text:style-name="Internet_20_link" text:visited-style-name="Visited_20_Internet_20_Link">Str</text:a></text:p>
          </table:table-cell>
          <table:table-cell table:style-name="Table4.A1" office:value-type="string">
            <text:p text:style-name="Table_20_Contents">Returns a number as string</text:p>
          </table:table-cell>
        </table:table-row>
        <table:table-row table:style-name="TableLine94026216739040">
          <table:table-cell table:style-name="Table4.A1" office:value-type="string">
            <text:p text:style-name="Table_20_Contents"><text:a xlink:type="simple" xlink:href="https://www.w3schools.com/sql/func_msaccess_strcomp.asp" text:style-name="Internet_20_link" text:visited-style-name="Visited_20_Internet_20_Link">StrComp</text:a></text:p>
          </table:table-cell>
          <table:table-cell table:style-name="Table4.A1" office:value-type="string">
            <text:p text:style-name="Table_20_Contents">Compares two strings</text:p>
          </table:table-cell>
        </table:table-row>
        <table:table-row table:style-name="TableLine94026216739840">
          <table:table-cell table:style-name="Table4.A1" office:value-type="string">
            <text:p text:style-name="Table_20_Contents"><text:a xlink:type="simple" xlink:href="https://www.w3schools.com/sql/func_msaccess_strconv.asp" text:style-name="Internet_20_link" text:visited-style-name="Visited_20_Internet_20_Link">StrConv</text:a></text:p>
          </table:table-cell>
          <table:table-cell table:style-name="Table4.A1" office:value-type="string">
            <text:p text:style-name="Table_20_Contents">Returns a converted string</text:p>
          </table:table-cell>
        </table:table-row>
        <table:table-row table:style-name="TableLine94026216740640">
          <table:table-cell table:style-name="Table4.A1" office:value-type="string">
            <text:p text:style-name="Table_20_Contents"><text:a xlink:type="simple" xlink:href="https://www.w3schools.com/sql/func_msaccess_strreverse.asp" text:style-name="Internet_20_link" text:visited-style-name="Visited_20_Internet_20_Link">StrReverse</text:a></text:p>
          </table:table-cell>
          <table:table-cell table:style-name="Table4.A1" office:value-type="string">
            <text:p text:style-name="Table_20_Contents">Reverses a string and returns the result</text:p>
          </table:table-cell>
        </table:table-row>
        <table:table-row table:style-name="TableLine94026216741440">
          <table:table-cell table:style-name="Table4.A1" office:value-type="string">
            <text:p text:style-name="Table_20_Contents"><text:a xlink:type="simple" xlink:href="https://www.w3schools.com/sql/func_msaccess_trim.asp" text:style-name="Internet_20_link" text:visited-style-name="Visited_20_Internet_20_Link">Trim</text:a></text:p>
          </table:table-cell>
          <table:table-cell table:style-name="Table4.A1" office:value-type="string">
            <text:p text:style-name="Table_20_Contents">Removes both leading and trailing spaces from a string</text:p>
          </table:table-cell>
        </table:table-row>
        <table:table-row table:style-name="TableLine94026216742240">
          <table:table-cell table:style-name="Table4.A1" office:value-type="string">
            <text:p text:style-name="Table_20_Contents"><text:a xlink:type="simple" xlink:href="https://www.w3schools.com/sql/func_msaccess_ucase.asp" text:style-name="Internet_20_link" text:visited-style-name="Visited_20_Internet_20_Link">UCase</text:a></text:p>
          </table:table-cell>
          <table:table-cell table:style-name="Table4.A1" office:value-type="string">
            <text:p text:style-name="Table_20_Contents">Converts a string to upper-case</text:p>
          </table:table-cell>
        </table:table-row>
      </table:table>
      <text:p text:style-name="Standard"/>
      <text:h text:style-name="Heading_20_2" text:outline-level="2">MS Access Numeric Functions</text:h>
      <table:table table:name="Table10" table:style-name="Table10">
        <table:table-column table:style-name="Table10.A"/>
        <table:table-column table:style-name="Table10.B"/>
        <table:table-row table:style-name="TableLine94026229739360">
          <table:table-cell table:style-name="Table10.A1" office:value-type="string">
            <text:p text:style-name="Table_20_Heading">Function</text:p>
          </table:table-cell>
          <table:table-cell table:style-name="Table10.A1" office:value-type="string">
            <text:p text:style-name="Table_20_Heading">Description</text:p>
          </table:table-cell>
        </table:table-row>
        <table:table-row table:style-name="TableLine94026229739360">
          <table:table-cell table:style-name="Table10.A1" office:value-type="string">
            <text:p text:style-name="Table_20_Contents"><text:a xlink:type="simple" xlink:href="https://www.w3schools.com/sql/func_msaccess_abs.asp" text:style-name="Internet_20_link" text:visited-style-name="Visited_20_Internet_20_Link">Abs</text:a></text:p>
          </table:table-cell>
          <table:table-cell table:style-name="Table10.A1" office:value-type="string">
            <text:p text:style-name="Table_20_Contents">Returns the absolute value of a number</text:p>
          </table:table-cell>
        </table:table-row>
        <table:table-row table:style-name="TableLine94026229739360">
          <table:table-cell table:style-name="Table10.A1" office:value-type="string">
            <text:p text:style-name="Table_20_Contents"><text:a xlink:type="simple" xlink:href="https://www.w3schools.com/sql/func_msaccess_atn.asp" text:style-name="Internet_20_link" text:visited-style-name="Visited_20_Internet_20_Link">Atn</text:a></text:p>
          </table:table-cell>
          <table:table-cell table:style-name="Table10.A1" office:value-type="string">
            <text:p text:style-name="Table_20_Contents">Returns the arc tangent of a number</text:p>
          </table:table-cell>
        </table:table-row>
        <text:soft-page-break/>
        <table:table-row table:style-name="TableLine94026229739360">
          <table:table-cell table:style-name="Table10.A1" office:value-type="string">
            <text:p text:style-name="Table_20_Contents"><text:a xlink:type="simple" xlink:href="https://www.w3schools.com/sql/func_msaccess_avg.asp" text:style-name="Internet_20_link" text:visited-style-name="Visited_20_Internet_20_Link">Avg</text:a></text:p>
          </table:table-cell>
          <table:table-cell table:style-name="Table10.A1" office:value-type="string">
            <text:p text:style-name="Table_20_Contents">Returns the average value of an expression</text:p>
          </table:table-cell>
        </table:table-row>
        <table:table-row table:style-name="TableLine94026229739360">
          <table:table-cell table:style-name="Table10.A1" office:value-type="string">
            <text:p text:style-name="Table_20_Contents"><text:a xlink:type="simple" xlink:href="https://www.w3schools.com/sql/func_msaccess_cos.asp" text:style-name="Internet_20_link" text:visited-style-name="Visited_20_Internet_20_Link">Cos</text:a></text:p>
          </table:table-cell>
          <table:table-cell table:style-name="Table10.A1" office:value-type="string">
            <text:p text:style-name="Table_20_Contents">Returns the cosine of an angle</text:p>
          </table:table-cell>
        </table:table-row>
        <table:table-row table:style-name="TableLine94026229739360">
          <table:table-cell table:style-name="Table10.A1" office:value-type="string">
            <text:p text:style-name="Table_20_Contents"><text:a xlink:type="simple" xlink:href="https://www.w3schools.com/sql/func_msaccess_count.asp" text:style-name="Internet_20_link" text:visited-style-name="Visited_20_Internet_20_Link">Count</text:a></text:p>
          </table:table-cell>
          <table:table-cell table:style-name="Table10.A1" office:value-type="string">
            <text:p text:style-name="Table_20_Contents">Returns the number of records returned by a select query</text:p>
          </table:table-cell>
        </table:table-row>
        <table:table-row table:style-name="TableLine94026229739360">
          <table:table-cell table:style-name="Table10.A1" office:value-type="string">
            <text:p text:style-name="Table_20_Contents"><text:a xlink:type="simple" xlink:href="https://www.w3schools.com/sql/func_msaccess_exp.asp" text:style-name="Internet_20_link" text:visited-style-name="Visited_20_Internet_20_Link">Exp</text:a></text:p>
          </table:table-cell>
          <table:table-cell table:style-name="Table10.A1" office:value-type="string">
            <text:p text:style-name="Table_20_Contents">Returns e raised to the power of a specified number</text:p>
          </table:table-cell>
        </table:table-row>
        <table:table-row table:style-name="TableLine94026229739360">
          <table:table-cell table:style-name="Table10.A1" office:value-type="string">
            <text:p text:style-name="Table_20_Contents"><text:a xlink:type="simple" xlink:href="https://www.w3schools.com/sql/func_msaccess_fix.asp" text:style-name="Internet_20_link" text:visited-style-name="Visited_20_Internet_20_Link">Fix</text:a></text:p>
          </table:table-cell>
          <table:table-cell table:style-name="Table10.A1" office:value-type="string">
            <text:p text:style-name="Table_20_Contents">Returns the integer part of a number</text:p>
          </table:table-cell>
        </table:table-row>
        <table:table-row table:style-name="TableLine94026229739360">
          <table:table-cell table:style-name="Table10.A1" office:value-type="string">
            <text:p text:style-name="Table_20_Contents"><text:a xlink:type="simple" xlink:href="https://www.w3schools.com/sql/func_msaccess_format_number.asp" text:style-name="Internet_20_link" text:visited-style-name="Visited_20_Internet_20_Link">Format</text:a></text:p>
          </table:table-cell>
          <table:table-cell table:style-name="Table10.A1" office:value-type="string">
            <text:p text:style-name="Table_20_Contents">Formats a numeric value with the specified format</text:p>
          </table:table-cell>
        </table:table-row>
        <table:table-row table:style-name="TableLine94026229739360">
          <table:table-cell table:style-name="Table10.A1" office:value-type="string">
            <text:p text:style-name="Table_20_Contents"><text:a xlink:type="simple" xlink:href="https://www.w3schools.com/sql/func_msaccess_int.asp" text:style-name="Internet_20_link" text:visited-style-name="Visited_20_Internet_20_Link">Int</text:a></text:p>
          </table:table-cell>
          <table:table-cell table:style-name="Table10.A1" office:value-type="string">
            <text:p text:style-name="Table_20_Contents">Returns the integer part of a number</text:p>
          </table:table-cell>
        </table:table-row>
        <table:table-row table:style-name="TableLine94026229739360">
          <table:table-cell table:style-name="Table10.A1" office:value-type="string">
            <text:p text:style-name="Table_20_Contents"><text:a xlink:type="simple" xlink:href="https://www.w3schools.com/sql/func_msaccess_max.asp" text:style-name="Internet_20_link" text:visited-style-name="Visited_20_Internet_20_Link">Max</text:a></text:p>
          </table:table-cell>
          <table:table-cell table:style-name="Table10.A1" office:value-type="string">
            <text:p text:style-name="Table_20_Contents">Returns the maximum value in a set of values</text:p>
          </table:table-cell>
        </table:table-row>
        <table:table-row table:style-name="TableLine94026229739360">
          <table:table-cell table:style-name="Table10.A1" office:value-type="string">
            <text:p text:style-name="Table_20_Contents"><text:a xlink:type="simple" xlink:href="https://www.w3schools.com/sql/func_msaccess_min.asp" text:style-name="Internet_20_link" text:visited-style-name="Visited_20_Internet_20_Link">Min</text:a></text:p>
          </table:table-cell>
          <table:table-cell table:style-name="Table10.A1" office:value-type="string">
            <text:p text:style-name="Table_20_Contents">Returns the minimum value in a set of values</text:p>
          </table:table-cell>
        </table:table-row>
        <table:table-row table:style-name="TableLine94026229739360">
          <table:table-cell table:style-name="Table10.A1" office:value-type="string">
            <text:p text:style-name="Table_20_Contents"><text:a xlink:type="simple" xlink:href="https://www.w3schools.com/sql/func_msaccess_randomize.asp" text:style-name="Internet_20_link" text:visited-style-name="Visited_20_Internet_20_Link">Randomize</text:a></text:p>
          </table:table-cell>
          <table:table-cell table:style-name="Table10.A1" office:value-type="string">
            <text:p text:style-name="Table_20_Contents">Initializes the random number generator (used by Rnd()) with a seed</text:p>
          </table:table-cell>
        </table:table-row>
        <table:table-row table:style-name="TableLine94026229739360">
          <table:table-cell table:style-name="Table10.A1" office:value-type="string">
            <text:p text:style-name="Table_20_Contents"><text:a xlink:type="simple" xlink:href="https://www.w3schools.com/sql/func_msaccess_rnd.asp" text:style-name="Internet_20_link" text:visited-style-name="Visited_20_Internet_20_Link">Rnd</text:a></text:p>
          </table:table-cell>
          <table:table-cell table:style-name="Table10.A1" office:value-type="string">
            <text:p text:style-name="Table_20_Contents">Returns a random number</text:p>
          </table:table-cell>
        </table:table-row>
        <table:table-row table:style-name="TableLine94026229739360">
          <table:table-cell table:style-name="Table10.A1" office:value-type="string">
            <text:p text:style-name="Table_20_Contents"><text:a xlink:type="simple" xlink:href="https://www.w3schools.com/sql/func_msaccess_round.asp" text:style-name="Internet_20_link" text:visited-style-name="Visited_20_Internet_20_Link">Round</text:a></text:p>
          </table:table-cell>
          <table:table-cell table:style-name="Table10.A1" office:value-type="string">
            <text:p text:style-name="Table_20_Contents">Rounds a number to a specified number of decimal places</text:p>
          </table:table-cell>
        </table:table-row>
        <table:table-row table:style-name="TableLine94026229739360">
          <table:table-cell table:style-name="Table10.A1" office:value-type="string">
            <text:p text:style-name="Table_20_Contents"><text:a xlink:type="simple" xlink:href="https://www.w3schools.com/sql/func_msaccess_sgn.asp" text:style-name="Internet_20_link" text:visited-style-name="Visited_20_Internet_20_Link">Sgn</text:a></text:p>
          </table:table-cell>
          <table:table-cell table:style-name="Table10.A1" office:value-type="string">
            <text:p text:style-name="Table_20_Contents">Returns the sign of a number</text:p>
          </table:table-cell>
        </table:table-row>
        <table:table-row table:style-name="TableLine94026229739360">
          <table:table-cell table:style-name="Table10.A1" office:value-type="string">
            <text:p text:style-name="Table_20_Contents"><text:a xlink:type="simple" xlink:href="https://www.w3schools.com/sql/func_msaccess_sqr.asp" text:style-name="Internet_20_link" text:visited-style-name="Visited_20_Internet_20_Link">Sqr</text:a></text:p>
          </table:table-cell>
          <table:table-cell table:style-name="Table10.A1" office:value-type="string">
            <text:p text:style-name="Table_20_Contents">Returns the square root of a number</text:p>
          </table:table-cell>
        </table:table-row>
        <table:table-row table:style-name="TableLine94026229739360">
          <table:table-cell table:style-name="Table10.A1" office:value-type="string">
            <text:p text:style-name="Table_20_Contents"><text:a xlink:type="simple" xlink:href="https://www.w3schools.com/sql/func_msaccess_sum.asp" text:style-name="Internet_20_link" text:visited-style-name="Visited_20_Internet_20_Link">Sum</text:a></text:p>
          </table:table-cell>
          <table:table-cell table:style-name="Table10.A1" office:value-type="string">
            <text:p text:style-name="Table_20_Contents">Calculates the sum of a set of values</text:p>
          </table:table-cell>
        </table:table-row>
        <table:table-row table:style-name="TableLine94026229739360">
          <table:table-cell table:style-name="Table10.A1" office:value-type="string">
            <text:p text:style-name="Table_20_Contents"><text:a xlink:type="simple" xlink:href="https://www.w3schools.com/sql/func_msaccess_val.asp" text:style-name="Internet_20_link" text:visited-style-name="Visited_20_Internet_20_Link">Val</text:a></text:p>
          </table:table-cell>
          <table:table-cell table:style-name="Table10.A1" office:value-type="string">
            <text:p text:style-name="Table_20_Contents">Reads a string and returns the numbers found in the string</text:p>
          </table:table-cell>
        </table:table-row>
      </table:table>
      <text:p text:style-name="Horizontal_20_Line"/>
      <text:h text:style-name="Heading_20_2" text:outline-level="2">MS Access Date Functions</text:h>
      <table:table table:name="Table12" table:style-name="Table12">
        <table:table-column table:style-name="Table12.A"/>
        <table:table-column table:style-name="Table12.B"/>
        <table:table-row table:style-name="TableLine94026231707056">
          <table:table-cell table:style-name="Table12.A1" office:value-type="string">
            <text:p text:style-name="Table_20_Heading">Function</text:p>
          </table:table-cell>
          <table:table-cell table:style-name="Table12.A1" office:value-type="string">
            <text:p text:style-name="Table_20_Heading">Description</text:p>
          </table:table-cell>
        </table:table-row>
        <table:table-row table:style-name="TableLine94026231707056">
          <table:table-cell table:style-name="Table12.A1" office:value-type="string">
            <text:p text:style-name="Table_20_Contents"><text:a xlink:type="simple" xlink:href="https://www.w3schools.com/sql/func_msaccess_date.asp" text:style-name="Internet_20_link" text:visited-style-name="Visited_20_Internet_20_Link">Date</text:a></text:p>
          </table:table-cell>
          <table:table-cell table:style-name="Table12.A1" office:value-type="string">
            <text:p text:style-name="Table_20_Contents">Returns the current system date</text:p>
          </table:table-cell>
        </table:table-row>
        <table:table-row table:style-name="TableLine94026231707056">
          <table:table-cell table:style-name="Table12.A1" office:value-type="string">
            <text:p text:style-name="Table_20_Contents"><text:a xlink:type="simple" xlink:href="https://www.w3schools.com/sql/func_msaccess_dateadd.asp" text:style-name="Internet_20_link" text:visited-style-name="Visited_20_Internet_20_Link">DateAdd</text:a></text:p>
          </table:table-cell>
          <table:table-cell table:style-name="Table12.A1" office:value-type="string">
            <text:p text:style-name="Table_20_Contents">Adds a time/date interval to a date and then returns the date</text:p>
          </table:table-cell>
        </table:table-row>
        <table:table-row table:style-name="TableLine94026231707056">
          <table:table-cell table:style-name="Table12.A1" office:value-type="string">
            <text:p text:style-name="Table_20_Contents"><text:a xlink:type="simple" xlink:href="https://www.w3schools.com/sql/func_msaccess_datediff.asp" text:style-name="Internet_20_link" text:visited-style-name="Visited_20_Internet_20_Link">DateDiff</text:a></text:p>
          </table:table-cell>
          <table:table-cell table:style-name="Table12.A1" office:value-type="string">
            <text:p text:style-name="Table_20_Contents">Returns the difference between two dates</text:p>
          </table:table-cell>
        </table:table-row>
        <table:table-row table:style-name="TableLine94026231707056">
          <table:table-cell table:style-name="Table12.A1" office:value-type="string">
            <text:p text:style-name="Table_20_Contents"><text:a xlink:type="simple" xlink:href="https://www.w3schools.com/sql/func_msaccess_datepart.asp" text:style-name="Internet_20_link" text:visited-style-name="Visited_20_Internet_20_Link">DatePart</text:a></text:p>
          </table:table-cell>
          <table:table-cell table:style-name="Table12.A1" office:value-type="string">
            <text:p text:style-name="Table_20_Contents">Returns a specified part of a date (as an integer)</text:p>
          </table:table-cell>
        </table:table-row>
        <table:table-row table:style-name="TableLine94026231707056">
          <table:table-cell table:style-name="Table12.A1" office:value-type="string">
            <text:p text:style-name="Table_20_Contents"><text:a xlink:type="simple" xlink:href="https://www.w3schools.com/sql/func_msaccess_dateserial.asp" text:style-name="Internet_20_link" text:visited-style-name="Visited_20_Internet_20_Link">DateSerial</text:a></text:p>
          </table:table-cell>
          <table:table-cell table:style-name="Table12.A1" office:value-type="string">
            <text:p text:style-name="Table_20_Contents">Returns a date from the specified parts (year, month, and day values)</text:p>
          </table:table-cell>
        </table:table-row>
        <table:table-row table:style-name="TableLine94026231707056">
          <table:table-cell table:style-name="Table12.A1" office:value-type="string">
            <text:p text:style-name="Table_20_Contents"><text:a xlink:type="simple" xlink:href="https://www.w3schools.com/sql/func_msaccess_datevalue.asp" text:style-name="Internet_20_link" text:visited-style-name="Visited_20_Internet_20_Link">DateValue</text:a></text:p>
          </table:table-cell>
          <table:table-cell table:style-name="Table12.A1" office:value-type="string">
            <text:p text:style-name="Table_20_Contents">Returns a date based on a string</text:p>
          </table:table-cell>
        </table:table-row>
        <table:table-row table:style-name="TableLine94026231707056">
          <table:table-cell table:style-name="Table12.A1" office:value-type="string">
            <text:p text:style-name="Table_20_Contents"><text:a xlink:type="simple" xlink:href="https://www.w3schools.com/sql/func_msaccess_day.asp" text:style-name="Internet_20_link" text:visited-style-name="Visited_20_Internet_20_Link">Day</text:a></text:p>
          </table:table-cell>
          <table:table-cell table:style-name="Table12.A1" office:value-type="string">
            <text:p text:style-name="Table_20_Contents">Returns the day of the month for a given date</text:p>
          </table:table-cell>
        </table:table-row>
        <table:table-row table:style-name="TableLine94026231707056">
          <table:table-cell table:style-name="Table12.A1" office:value-type="string">
            <text:p text:style-name="Table_20_Contents"><text:a xlink:type="simple" xlink:href="https://www.w3schools.com/sql/func_msaccess_format_date.asp" text:style-name="Internet_20_link" text:visited-style-name="Visited_20_Internet_20_Link">Format</text:a></text:p>
          </table:table-cell>
          <table:table-cell table:style-name="Table12.A1" office:value-type="string">
            <text:p text:style-name="Table_20_Contents">Formats a date value with the specified format</text:p>
          </table:table-cell>
        </table:table-row>
        <table:table-row table:style-name="TableLine94026231707056">
          <table:table-cell table:style-name="Table12.A1" office:value-type="string">
            <text:p text:style-name="Table_20_Contents"><text:a xlink:type="simple" xlink:href="https://www.w3schools.com/sql/func_msaccess_hour.asp" text:style-name="Internet_20_link" text:visited-style-name="Visited_20_Internet_20_Link">Hour</text:a></text:p>
          </table:table-cell>
          <table:table-cell table:style-name="Table12.A1" office:value-type="string">
            <text:p text:style-name="Table_20_Contents">Returns the hour part of a time/datetime</text:p>
          </table:table-cell>
        </table:table-row>
        <table:table-row table:style-name="TableLine94026231707056">
          <table:table-cell table:style-name="Table12.A1" office:value-type="string">
            <text:p text:style-name="Table_20_Contents"><text:a xlink:type="simple" xlink:href="https://www.w3schools.com/sql/func_msaccess_minute.asp" text:style-name="Internet_20_link" text:visited-style-name="Visited_20_Internet_20_Link">Minute</text:a></text:p>
          </table:table-cell>
          <table:table-cell table:style-name="Table12.A1" office:value-type="string">
            <text:p text:style-name="Table_20_Contents">Returns the minute part of a time/datetime</text:p>
          </table:table-cell>
        </table:table-row>
        <table:table-row table:style-name="TableLine94026231707056">
          <table:table-cell table:style-name="Table12.A1" office:value-type="string">
            <text:p text:style-name="Table_20_Contents"><text:a xlink:type="simple" xlink:href="https://www.w3schools.com/sql/func_msaccess_month.asp" text:style-name="Internet_20_link" text:visited-style-name="Visited_20_Internet_20_Link">Month</text:a></text:p>
          </table:table-cell>
          <table:table-cell table:style-name="Table12.A1" office:value-type="string">
            <text:p text:style-name="Table_20_Contents">Returns the month part of a given date</text:p>
          </table:table-cell>
        </table:table-row>
        <table:table-row table:style-name="TableLine94026231707056">
          <table:table-cell table:style-name="Table12.A1" office:value-type="string">
            <text:p text:style-name="Table_20_Contents"><text:a xlink:type="simple" xlink:href="https://www.w3schools.com/sql/func_msaccess_monthname.asp" text:style-name="Internet_20_link" text:visited-style-name="Visited_20_Internet_20_Link">MonthName</text:a></text:p>
          </table:table-cell>
          <table:table-cell table:style-name="Table12.A1" office:value-type="string">
            <text:p text:style-name="Table_20_Contents">Returns the name of the month based on a number</text:p>
          </table:table-cell>
        </table:table-row>
        <table:table-row table:style-name="TableLine94026231707056">
          <table:table-cell table:style-name="Table12.A1" office:value-type="string">
            <text:p text:style-name="Table_20_Contents"><text:a xlink:type="simple" xlink:href="https://www.w3schools.com/sql/func_msaccess_now.asp" text:style-name="Internet_20_link" text:visited-style-name="Visited_20_Internet_20_Link">Now</text:a></text:p>
          </table:table-cell>
          <table:table-cell table:style-name="Table12.A1" office:value-type="string">
            <text:p text:style-name="Table_20_Contents">Returns the current date and time based on the computer's system date and time</text:p>
          </table:table-cell>
        </table:table-row>
        <table:table-row table:style-name="TableLine94026231707056">
          <table:table-cell table:style-name="Table12.A1" office:value-type="string">
            <text:p text:style-name="Table_20_Contents"><text:a xlink:type="simple" xlink:href="https://www.w3schools.com/sql/func_msaccess_second.asp" text:style-name="Internet_20_link" text:visited-style-name="Visited_20_Internet_20_Link">Second</text:a></text:p>
          </table:table-cell>
          <table:table-cell table:style-name="Table12.A1" office:value-type="string">
            <text:p text:style-name="Table_20_Contents">Returns the seconds part of a time/datetime</text:p>
          </table:table-cell>
        </table:table-row>
        <table:table-row table:style-name="TableLine94026231707056">
          <table:table-cell table:style-name="Table12.A1" office:value-type="string">
            <text:p text:style-name="Table_20_Contents"><text:a xlink:type="simple" xlink:href="https://www.w3schools.com/sql/func_msaccess_time.asp" text:style-name="Internet_20_link" text:visited-style-name="Visited_20_Internet_20_Link">Time</text:a></text:p>
          </table:table-cell>
          <table:table-cell table:style-name="Table12.A1" office:value-type="string">
            <text:p text:style-name="Table_20_Contents">Returns the current system time</text:p>
          </table:table-cell>
        </table:table-row>
        <table:table-row table:style-name="TableLine94026231707056">
          <table:table-cell table:style-name="Table12.A1" office:value-type="string">
            <text:p text:style-name="Table_20_Contents"><text:a xlink:type="simple" xlink:href="https://www.w3schools.com/sql/func_msaccess_timeserial.asp" text:style-name="Internet_20_link" text:visited-style-name="Visited_20_Internet_20_Link">TimeSerial</text:a></text:p>
          </table:table-cell>
          <table:table-cell table:style-name="Table12.A1" office:value-type="string">
            <text:p text:style-name="Table_20_Contents">Returns a time from the specified parts (hour, minute, and second value)</text:p>
          </table:table-cell>
        </table:table-row>
        <table:table-row table:style-name="TableLine94026231707056">
          <table:table-cell table:style-name="Table12.A1" office:value-type="string">
            <text:p text:style-name="Table_20_Contents"><text:a xlink:type="simple" xlink:href="https://www.w3schools.com/sql/func_msaccess_timevalue.asp" text:style-name="Internet_20_link" text:visited-style-name="Visited_20_Internet_20_Link">TimeValue</text:a></text:p>
          </table:table-cell>
          <table:table-cell table:style-name="Table12.A1" office:value-type="string">
            <text:p text:style-name="Table_20_Contents">Returns a time based on a string</text:p>
          </table:table-cell>
        </table:table-row>
        <table:table-row table:style-name="TableLine94026231707056">
          <table:table-cell table:style-name="Table12.A1" office:value-type="string">
            <text:p text:style-name="Table_20_Contents"><text:a xlink:type="simple" xlink:href="https://www.w3schools.com/sql/func_msaccess_weekday.asp" text:style-name="Internet_20_link" text:visited-style-name="Visited_20_Internet_20_Link">Weekday</text:a></text:p>
          </table:table-cell>
          <table:table-cell table:style-name="Table12.A1" office:value-type="string">
            <text:p text:style-name="Table_20_Contents">Returns the weekday number for a given date</text:p>
          </table:table-cell>
        </table:table-row>
        <table:table-row table:style-name="TableLine94026231707056">
          <table:table-cell table:style-name="Table12.A1" office:value-type="string">
            <text:p text:style-name="Table_20_Contents"><text:a xlink:type="simple" xlink:href="https://www.w3schools.com/sql/func_msaccess_weekdayname.asp" text:style-name="Internet_20_link" text:visited-style-name="Visited_20_Internet_20_Link">WeekdayName</text:a></text:p>
          </table:table-cell>
          <table:table-cell table:style-name="Table12.A1" office:value-type="string">
            <text:p text:style-name="Table_20_Contents">Returns the weekday name based on a number</text:p>
          </table:table-cell>
        </table:table-row>
        <table:table-row table:style-name="TableLine94026231707056">
          <table:table-cell table:style-name="Table12.A1" office:value-type="string">
            <text:p text:style-name="Table_20_Contents"><text:a xlink:type="simple" xlink:href="https://www.w3schools.com/sql/func_msaccess_year.asp" text:style-name="Internet_20_link" text:visited-style-name="Visited_20_Internet_20_Link">Year</text:a></text:p>
          </table:table-cell>
          <table:table-cell table:style-name="Table12.A1" office:value-type="string">
            <text:p text:style-name="Table_20_Contents">Returns the year part of a given date</text:p>
          </table:table-cell>
        </table:table-row>
      </table:table>
      <text:p text:style-name="Horizontal_20_Line"/>
      <text:h text:style-name="Heading_20_2" text:outline-level="2"><text:soft-page-break/>MS Access Some Other Functions</text:h>
      <table:table table:name="Table13" table:style-name="Table13">
        <table:table-column table:style-name="Table13.A"/>
        <table:table-column table:style-name="Table13.B"/>
        <table:table-row table:style-name="TableLine94026230494416">
          <table:table-cell table:style-name="Table13.A1" office:value-type="string">
            <text:p text:style-name="Table_20_Heading">Function</text:p>
          </table:table-cell>
          <table:table-cell table:style-name="Table13.A1" office:value-type="string">
            <text:p text:style-name="Table_20_Heading">Description</text:p>
          </table:table-cell>
        </table:table-row>
        <table:table-row table:style-name="TableLine94026230494416">
          <table:table-cell table:style-name="Table13.A1" office:value-type="string">
            <text:p text:style-name="Table_20_Contents"><text:a xlink:type="simple" xlink:href="https://www.w3schools.com/sql/func_msaccess_currentuser.asp" text:style-name="Internet_20_link" text:visited-style-name="Visited_20_Internet_20_Link">CurrentUser</text:a></text:p>
          </table:table-cell>
          <table:table-cell table:style-name="Table13.A1" office:value-type="string">
            <text:p text:style-name="Table_20_Contents">Returns the name of the current database user</text:p>
          </table:table-cell>
        </table:table-row>
        <table:table-row table:style-name="TableLine94026230494416">
          <table:table-cell table:style-name="Table13.A1" office:value-type="string">
            <text:p text:style-name="Table_20_Contents"><text:a xlink:type="simple" xlink:href="https://www.w3schools.com/sql/func_msaccess_environ.asp" text:style-name="Internet_20_link" text:visited-style-name="Visited_20_Internet_20_Link">Environ</text:a></text:p>
          </table:table-cell>
          <table:table-cell table:style-name="Table13.A1" office:value-type="string">
            <text:p text:style-name="Table_20_Contents">Returns a string that contains the value of an operating system environment variable</text:p>
          </table:table-cell>
        </table:table-row>
        <table:table-row table:style-name="TableLine94026230494416">
          <table:table-cell table:style-name="Table13.A1" office:value-type="string">
            <text:p text:style-name="Table_20_Contents"><text:a xlink:type="simple" xlink:href="https://www.w3schools.com/sql/func_msaccess_isdate.asp" text:style-name="Internet_20_link" text:visited-style-name="Visited_20_Internet_20_Link">IsDate</text:a></text:p>
          </table:table-cell>
          <table:table-cell table:style-name="Table13.A1" office:value-type="string">
            <text:p text:style-name="Table_20_Contents">Checks whether an expression can be converted to a date</text:p>
          </table:table-cell>
        </table:table-row>
        <table:table-row table:style-name="TableLine94026230494416">
          <table:table-cell table:style-name="Table13.A1" office:value-type="string">
            <text:p text:style-name="Table_20_Contents"><text:a xlink:type="simple" xlink:href="https://www.w3schools.com/sql/func_msaccess_isnull.asp" text:style-name="Internet_20_link" text:visited-style-name="Visited_20_Internet_20_Link">IsNull</text:a></text:p>
          </table:table-cell>
          <table:table-cell table:style-name="Table13.A1" office:value-type="string">
            <text:p text:style-name="Table_20_Contents">Checks whether an expression contains Null (no data)</text:p>
          </table:table-cell>
        </table:table-row>
        <table:table-row table:style-name="TableLine94026230494416">
          <table:table-cell table:style-name="Table13.A1" office:value-type="string">
            <text:p text:style-name="Table_20_Contents"><text:a xlink:type="simple" xlink:href="https://www.w3schools.com/sql/func_msaccess_isnumeric.asp" text:style-name="Internet_20_link" text:visited-style-name="Visited_20_Internet_20_Link">IsNumeric</text:a></text:p>
          </table:table-cell>
          <table:table-cell table:style-name="Table13.A1" office:value-type="string">
            <text:p text:style-name="Table_20_Contents">Checks whether an expression is a valid number</text:p>
          </table:table-cell>
        </table:table-row>
      </table:table>
      <text:p text:style-name="P41"/>
      <text:p text:style-name="P41"/>
      <text:p text:style-name="P41"/>
      <text:p text:style-name="P5">!!! The USING clause specifies which columns to test for equality when two tables are joined. It can be used instead of an ON clause in the JOIN operations that have an explicit join clause.</text:p>
      <text:p text:style-name="P4"><text:span text:style-name="T6">What is the difference between on and using clause? </text:span><text:span text:style-name="T5">The USING clause: This allows you to specify the join key by name.</text:span><text:span text:style-name="T4"> </text:span><text:span text:style-name="T5">The ON clause: This syntax allows you to specify the column names for join keys in both tables</text:span><text:span text:style-name="T4">.</text:span></text:p>
      <text:p text:style-name="P6"/>
      <text:p text:style-name="Standard"/>
      <text:p text:style-name="Preformatted_20_Text"><text:span text:style-name="Source_20_Text">select department_name, city</text:span></text:p>
      <text:p text:style-name="Preformatted_20_Text"><text:span text:style-name="Source_20_Text">from departments</text:span></text:p>
      <text:p text:style-name="Preformatted_20_Text"><text:span text:style-name="Source_20_Text">JOIN locations</text:span></text:p>
      <text:p text:style-name="Preformatted_20_Text"><text:span text:style-name="Source_20_Text">USING (location_id); -- specify the same column name </text:span></text:p>
      <text:p text:style-name="Preformatted_20_Text"><text:span text:style-name="Source_20_Text"><text:s text:c="21"/>-- for both of the tables for the join</text:span></text:p>
      <text:p text:style-name="Preformatted_20_Text"><text:span text:style-name="Source_20_Text">select department_name, city</text:span></text:p>
      <text:p text:style-name="Preformatted_20_Text"><text:span text:style-name="Source_20_Text">from departments dept</text:span></text:p>
      <text:p text:style-name="Preformatted_20_Text"><text:span text:style-name="Source_20_Text">join locations loc</text:span></text:p>
      <text:p text:style-name="Preformatted_20_Text"><text:span text:style-name="Source_20_Text">on (dept.location_id = loc.id); -- specify different column name </text:span></text:p>
      <text:p text:style-name="P3"><text:span text:style-name="Source_20_Text"><text:s text:c="32"/>-- for the tables for the join.</text:span></text:p>
      <text:p text:style-name="P3"><text:span text:style-name="Source_20_Text"/></text:p>
      <text:p text:style-name="Standard">-------------------------------------------------------------------------------------------------------</text:p>
      <text:p text:style-name="Standard"/>
      <text:p text:style-name="P8">REGEXP</text:p>
      <text:p text:style-name="P13"><text:span text:style-name="Source_20_Text"><text:span text:style-name="T7">SELECT statements... WHERE fieldname REGEXP 'pattern';</text:span></text:span></text:p>
      <text:p text:style-name="P13"><text:span text:style-name="Source_20_Text"><text:span text:style-name="T7">SELECT statements... WHERE fieldname LIKE 'pattern';</text:span></text:span></text:p>
      <text:p text:style-name="P7"/>
      <text:p text:style-name="P14">MySQL supports another type of pattern matching operation based on the regular expressions and the REGEXP operator.</text:p>
      <text:list xml:id="list3360771861" text:style-name="L1">
        <text:list-item>
          <text:p text:style-name="P42">It provide a powerful and flexible pattern match that can help us implement power search utilities for our database systems.</text:p>
        </text:list-item>
        <text:list-item>
          <text:p text:style-name="P42">REGEXP is the operator used when performing regular expression pattern matches. RLIKE is the synonym.</text:p>
        </text:list-item>
        <text:list-item>
          <text:p text:style-name="P42">It also supports a number of metacharacters which allow more flexibility and control when performing pattern matching.</text:p>
        </text:list-item>
        <text:list-item>
          <text:p text:style-name="P42">The backslash is used as an escape character. It’s only considered in the pattern match if double backslashes have used.</text:p>
        </text:list-item>
        <text:list-item>
          <text:p text:style-name="P29">Not case sensitive.</text:p>
        </text:list-item>
      </text:list>
      <table:table table:name="Table6" table:style-name="Table6">
        <table:table-column table:style-name="Table6.A"/>
        <table:table-column table:style-name="Table6.B"/>
        <table:table-header-rows>
          <text:soft-page-break/>
          <table:table-row table:style-name="TableLine94026216775760">
            <table:table-cell table:style-name="Table6.A1" office:value-type="string">
              <text:p text:style-name="Table_20_Heading">Pattern</text:p>
            </table:table-cell>
            <table:table-cell table:style-name="Table6.A1" office:value-type="string">
              <text:p text:style-name="Table_20_Heading">What the Pattern matches</text:p>
            </table:table-cell>
          </table:table-row>
        </table:table-header-rows>
        <table:table-row table:style-name="TableLine94026216808576">
          <table:table-cell table:style-name="Table6.A1" office:value-type="string">
            <text:p text:style-name="Table_20_Contents">*</text:p>
          </table:table-cell>
          <table:table-cell table:style-name="Table6.A1" office:value-type="string">
            <text:p text:style-name="Table_20_Contents">Zero or more instances of string preceding it</text:p>
          </table:table-cell>
        </table:table-row>
        <table:table-row table:style-name="TableLine94026216808928">
          <table:table-cell table:style-name="Table6.A1" office:value-type="string">
            <text:p text:style-name="Table_20_Contents">+</text:p>
          </table:table-cell>
          <table:table-cell table:style-name="Table6.A1" office:value-type="string">
            <text:p text:style-name="Table_20_Contents">One or more instances of strings preceding it</text:p>
          </table:table-cell>
        </table:table-row>
        <table:table-row table:style-name="TableLine94026216809456">
          <table:table-cell table:style-name="Table6.A1" office:value-type="string">
            <text:p text:style-name="Table_20_Contents">.</text:p>
          </table:table-cell>
          <table:table-cell table:style-name="Table6.A1" office:value-type="string">
            <text:p text:style-name="Table_20_Contents">Any single character</text:p>
          </table:table-cell>
        </table:table-row>
        <table:table-row table:style-name="TableLine94026216810176">
          <table:table-cell table:style-name="Table6.A1" office:value-type="string">
            <text:p text:style-name="Table_20_Contents">?</text:p>
          </table:table-cell>
          <table:table-cell table:style-name="Table6.A1" office:value-type="string">
            <text:p text:style-name="Table_20_Contents">Match zero or one instances of the strings preceding it.</text:p>
          </table:table-cell>
        </table:table-row>
        <table:table-row table:style-name="TableLine94026216810976">
          <table:table-cell table:style-name="Table6.A1" office:value-type="string">
            <text:p text:style-name="Table_20_Contents">^</text:p>
          </table:table-cell>
          <table:table-cell table:style-name="Table6.A1" office:value-type="string">
            <text:p text:style-name="Table_20_Contents">caret(^) matches Beginning of string</text:p>
          </table:table-cell>
        </table:table-row>
        <table:table-row table:style-name="TableLine94026216811728">
          <table:table-cell table:style-name="Table6.A1" office:value-type="string">
            <text:p text:style-name="Table_20_Contents">$</text:p>
          </table:table-cell>
          <table:table-cell table:style-name="Table6.A1" office:value-type="string">
            <text:p text:style-name="Table_20_Contents">End of string</text:p>
          </table:table-cell>
        </table:table-row>
        <table:table-row table:style-name="TableLine94026216812528">
          <table:table-cell table:style-name="Table6.A1" office:value-type="string">
            <text:p text:style-name="Table_20_Contents">[abc]</text:p>
          </table:table-cell>
          <table:table-cell table:style-name="Table6.A1" office:value-type="string">
            <text:p text:style-name="Table_20_Contents">Any character listed between the square brackets</text:p>
          </table:table-cell>
        </table:table-row>
        <table:table-row table:style-name="TableLine94026216813328">
          <table:table-cell table:style-name="Table6.A1" office:value-type="string">
            <text:p text:style-name="Table_20_Contents">[^abc]</text:p>
          </table:table-cell>
          <table:table-cell table:style-name="Table6.A1" office:value-type="string">
            <text:p text:style-name="Table_20_Contents">Any character not listed between the square brackets</text:p>
          </table:table-cell>
        </table:table-row>
        <table:table-row table:style-name="TableLine94026216814320">
          <table:table-cell table:style-name="Table6.A1" office:value-type="string">
            <text:p text:style-name="Table_20_Contents">[A-Z]</text:p>
          </table:table-cell>
          <table:table-cell table:style-name="Table6.A1" office:value-type="string">
            <text:p text:style-name="Table_20_Contents">match any upper case letter.</text:p>
          </table:table-cell>
        </table:table-row>
        <table:table-row table:style-name="TableLine94026216815120">
          <table:table-cell table:style-name="Table6.A1" office:value-type="string">
            <text:p text:style-name="Table_20_Contents">[a-z]</text:p>
          </table:table-cell>
          <table:table-cell table:style-name="Table6.A1" office:value-type="string">
            <text:p text:style-name="Table_20_Contents">match any lower case letter</text:p>
          </table:table-cell>
        </table:table-row>
        <table:table-row table:style-name="TableLine94026216815920">
          <table:table-cell table:style-name="Table6.A1" office:value-type="string">
            <text:p text:style-name="Table_20_Contents">[0-9]</text:p>
          </table:table-cell>
          <table:table-cell table:style-name="Table6.A1" office:value-type="string">
            <text:p text:style-name="Table_20_Contents">match any digit from 0 through to 9.</text:p>
          </table:table-cell>
        </table:table-row>
        <table:table-row table:style-name="TableLine94026216816720">
          <table:table-cell table:style-name="Table6.A1" office:value-type="string">
            <text:p text:style-name="Table_20_Contents">[[:&lt;:]]</text:p>
          </table:table-cell>
          <table:table-cell table:style-name="Table6.A1" office:value-type="string">
            <text:p text:style-name="Table_20_Contents">matches the beginning of words.</text:p>
          </table:table-cell>
        </table:table-row>
        <table:table-row table:style-name="TableLine94026216817520">
          <table:table-cell table:style-name="Table6.A1" office:value-type="string">
            <text:p text:style-name="Table_20_Contents">[[:&gt;:]]</text:p>
          </table:table-cell>
          <table:table-cell table:style-name="Table6.A1" office:value-type="string">
            <text:p text:style-name="Table_20_Contents">matches the end of words.</text:p>
          </table:table-cell>
        </table:table-row>
        <table:table-row table:style-name="TableLine94026216818320">
          <table:table-cell table:style-name="Table6.A1" office:value-type="string">
            <text:p text:style-name="Table_20_Contents">[:class:]</text:p>
          </table:table-cell>
          <table:table-cell table:style-name="Table6.A1" office:value-type="string">
            <text:p text:style-name="Table_20_Contents">matches a character class i.e. [:alpha:] to match letters, [:space:] to match white space, [:punct:] is match punctuations and [:upper:] for upper class letters.</text:p>
          </table:table-cell>
        </table:table-row>
        <table:table-row table:style-name="TableLine94026216819120">
          <table:table-cell table:style-name="Table6.A1" office:value-type="string">
            <text:p text:style-name="Table_20_Contents">p1|p2|p3</text:p>
          </table:table-cell>
          <table:table-cell table:style-name="Table6.A1" office:value-type="string">
            <text:p text:style-name="Table_20_Contents">Alternation; matches any of the patterns p1, p2, or p3</text:p>
          </table:table-cell>
        </table:table-row>
        <table:table-row table:style-name="TableLine94026216819920">
          <table:table-cell table:style-name="Table6.A1" office:value-type="string">
            <text:p text:style-name="Table_20_Contents">{n}</text:p>
          </table:table-cell>
          <table:table-cell table:style-name="Table6.A1" office:value-type="string">
            <text:p text:style-name="Table_20_Contents">n instances of preceding element</text:p>
          </table:table-cell>
        </table:table-row>
        <table:table-row table:style-name="TableLine94026216820720">
          <table:table-cell table:style-name="Table6.A1" office:value-type="string">
            <text:p text:style-name="Table_20_Contents">{m,n}</text:p>
          </table:table-cell>
          <table:table-cell table:style-name="Table6.A1" office:value-type="string">
            <text:p text:style-name="Table_20_Contents">m through n instances of preceding element</text:p>
          </table:table-cell>
        </table:table-row>
      </table:table>
      <text:p text:style-name="Text_20_body"><text:span text:style-name="Strong_20_Emphasis"/></text:p>
      <text:p text:style-name="Text_20_body"><text:span text:style-name="Strong_20_Emphasis">Examples with explanation :</text:span></text:p>
      <text:list xml:id="list717812704" text:style-name="L2">
        <text:list-item>
          <text:p text:style-name="P30"><text:span text:style-name="Strong_20_Emphasis">Match beginning of string(^):</text:span> Gives all the names starting with ‘sa’.Example- sam,samarth.</text:p>
        </text:list-item>
      </text:list>
      <text:p text:style-name="P3">SELECT name FROM student_tbl WHERE name REGEXP '^sa';</text:p>
      <text:list xml:id="list3760013081" text:style-name="L3">
        <text:list-item>
          <text:p text:style-name="P31"><text:span text:style-name="Strong_20_Emphasis">Match the end of a string($):</text:span> Gives all the names ending with ‘on’.Example – norton,merton.</text:p>
        </text:list-item>
      </text:list>
      <text:p text:style-name="P3">SELECT name FROM student_tbl WHERE name REGEXP 'on$';</text:p>
      <text:list xml:id="list3191717636" text:style-name="L4">
        <text:list-item>
          <text:p text:style-name="P32"><text:span text:style-name="Strong_20_Emphasis">Match zero or one instance of the strings preceding it(?):</text:span> Gives all the titles containing ‘com’.Example – comedy , romantic comedy.</text:p>
        </text:list-item>
      </text:list>
      <text:p text:style-name="P3">SELECT title FROM movies_tbl WHERE title REGEXP 'com?'; </text:p>
      <text:list xml:id="list3499723321" text:style-name="L5">
        <text:list-item>
          <text:p text:style-name="P33"><text:span text:style-name="Strong_20_Emphasis">matches any of the patterns p1, p2, or p3(p1|p2|p3):</text:span> Gives all the names containing ‘be’ or ‘ae’.Example – Abel, Baer.</text:p>
        </text:list-item>
      </text:list>
      <text:p text:style-name="P3">SELECT name FROM student_tbl WHERE name REGEXP 'be|ae' ;</text:p>
      <text:list xml:id="list835987858" text:style-name="L6">
        <text:list-item>
          <text:p text:style-name="P34"><text:span text:style-name="Strong_20_Emphasis">Matches any character listed between the square brackets([abc]):</text:span> Gives all the names containing ‘j’ or ‘z’.Example – Lorentz, Rajs.</text:p>
        </text:list-item>
      </text:list>
      <text:p text:style-name="P3">SELECT name FROM student_tbl WHERE name REGEXP '[jz]' ;</text:p>
      <text:list xml:id="list2783475780" text:style-name="L7">
        <text:list-item>
          <text:p text:style-name="P35"><text:span text:style-name="Strong_20_Emphasis">Matches any lower case letter between ‘a’ to ‘z’- ([a-z]) ([a-z] and (.)):</text:span> Retrieve all names that contain a letter in the range of ‘b’ and ‘g’, followed by any character, followed by the letter ‘a’.Example – Tobias, sewall. Matches any single character(.)</text:p>
        </text:list-item>
      </text:list>
      <text:p text:style-name="P3"><text:soft-page-break/>SELECT name FROM student_tbl WHERE name REGEXP '[b-g].[a]' ;</text:p>
      <text:list xml:id="list909680570" text:style-name="L8">
        <text:list-item>
          <text:p text:style-name="P36"><text:span text:style-name="Strong_20_Emphasis">Matches any character not listed between the square brackets.([^abc]):</text:span> Gives all the names not containing ‘j’ or ‘z’. Example – nerton, sewall.</text:p>
        </text:list-item>
      </text:list>
      <text:p text:style-name="P3">SELECT name FROM student_tbl WHERE name REGEXP '[^jz]' ;</text:p>
      <text:list xml:id="list2166566629" text:style-name="L9">
        <text:list-item>
          <text:p text:style-name="P37"><text:span text:style-name="Strong_20_Emphasis">Matches the end of words[[:&gt;:]]:</text:span> Gives all the titles ending with character “ack”. Example – Black.</text:p>
        </text:list-item>
      </text:list>
      <text:p text:style-name="P3">SELECT title FROM movies_tbl WHERE REGEXP 'ack[[:&gt;:]]'; </text:p>
      <text:list xml:id="list1960195677" text:style-name="L10">
        <text:list-item>
          <text:p text:style-name="P38"><text:span text:style-name="Strong_20_Emphasis">Matches the beginning of words[[:&lt;:]]:</text:span> Gives all the titles starting with character “for”. Example – Forgetting Sarah Marshal.</text:p>
        </text:list-item>
      </text:list>
      <text:p text:style-name="P3">SELECT title FROM movies_tbl WHERE title REGEXP '[[:&lt;:]]for'; </text:p>
      <text:list xml:id="list1155948878" text:style-name="L11">
        <text:list-item>
          <text:p text:style-name="P39"><text:span text:style-name="Strong_20_Emphasis">Matches a character class[:class:]:</text:span> i.e [:lower:]- lowercase character ,[:digit:] – digit characters etc. Gives all the titles containing alphabetic character only. Example – stranger things, Avengers.</text:p>
        </text:list-item>
      </text:list>
      <text:p text:style-name="P3">SELECT title FROM movies_tbl WHERE REGEXP '[:alpha:]' ;</text:p>
      <text:list xml:id="list3965824662" text:style-name="L12">
        <text:list-item>
          <text:p text:style-name="P40"><text:span text:style-name="Strong_20_Emphasis">Matches the beginning of all words by any character listed between the square brackets.(^[abc]):</text:span> Gives all the names starting with ‘n’ or ‘s’. Example – nerton, sewall.</text:p>
        </text:list-item>
      </text:list>
      <text:p text:style-name="P3">SELECT name FROM student_tbl WHERE name REGEXP '^[ns]' ;</text:p>
      <text:p text:style-name="P11">--------------------------------------------------------------------------------------------------------</text:p>
      <text:p text:style-name="P11"/>
      <text:p text:style-name="P15">1. Deterministic functions :<text:line-break/>Deterministic functions always result in the same output every time they are called with a fixed set of input values and given the same condition of the database. For example, AVG() function always results the same result given the qualifications stated above.</text:p>
      <text:p text:style-name="Text_20_body"><text:span text:style-name="T1">2. Nondeterministic functions :</text:span><text:line-break/>Nondeterministic functions result in different output each time they are called with a fixed set of input values even if the database state that they access remains the same. For example, GETDATE() function, results the current date and time value, always a different value.</text:p>
      <text:p text:style-name="Text_20_body"><text:span text:style-name="T1">Built-in Function Determinism :</text:span><text:line-break/>You cannot impact the determinism of any built-in function. The built-in function might be deterministic or nondeterministic based on the property of the function, implemented by SQL Server. For example, using an ORDER BY clause in any query do not change the determinism of the function that is used in the query.</text:p>
      <text:p text:style-name="Text_20_body"><text:span text:style-name="Strong_20_Emphasis"><text:span text:style-name="T10">Example1: </text:span></text:span><text:span text:style-name="Strong_20_Emphasis"><text:span text:style-name="T11">SELECT GetDate()</text:span></text:span><text:line-break/><text:span text:style-name="T10">Every time we execute the above SQL Query, it will give a different result</text:span></text:p>
      <text:p text:style-name="Text_20_body"><text:span text:style-name="Strong_20_Emphasis"><text:span text:style-name="T10">Example2: </text:span></text:span><text:span text:style-name="Strong_20_Emphasis"><text:span text:style-name="T11">SELECT Current_timestamp</text:span></text:span><text:line-break/><text:span text:style-name="T10">Every time the results will vary, it will return the date and time of the SQL Server</text:span></text:p>
      <text:p text:style-name="P16">The RAND() function is a Non-Deterministic function but if we provide the seed value the function becomes deterministic as the same value gets returned for the same seed value.</text:p>
      <text:p text:style-name="Text_20_body"><text:soft-page-break/><text:span text:style-name="Strong_20_Emphasis"><text:span text:style-name="T10">Example1: </text:span></text:span><text:span text:style-name="Strong_20_Emphasis"><text:span text:style-name="T11">SELECT Rand(1)</text:span></text:span><text:line-break/><text:span text:style-name="T10">Deterministic as it returns the same value every time</text:span></text:p>
      <text:p text:style-name="Text_20_body"><text:span text:style-name="Strong_20_Emphasis"><text:span text:style-name="T10">Example2: </text:span></text:span><text:span text:style-name="Strong_20_Emphasis"><text:span text:style-name="T11">SELECT Rand()</text:span></text:span><text:line-break/><text:span text:style-name="T10">Non-deterministic as the returned values change every time</text:span></text:p>
      <text:p text:style-name="Text_20_body"/>
      <text:p text:style-name="P11">-----------------------------------------------------------------------------------------------------------</text:p>
      <text:p text:style-name="P10"><text:span text:style-name="T15">create </text:span><text:span text:style-name="T14">FUNCTION, </text:span><text:span text:style-name="T16">PROCEDURE</text:span></text:p>
      <text:p text:style-name="P17"><text:span text:style-name="T2">Initial sum:</text:span> 1000</text:p>
      <text:p text:style-name="P17"><text:span text:style-name="T2">Yearly Interest rate:</text:span> 50%</text:p>
      <text:p text:style-name="P17"><text:span text:style-name="T2">years:</text:span> 5</text:p>
      <text:p text:style-name="P22">ufn_calculate_future_value(1000, 0.5, 5)</text:p>
      <text:p text:style-name="P23">output: 7593.7500</text:p>
      <text:p text:style-name="P11"/>
      <text:p text:style-name="P27">DELIMITER &amp;&amp;</text:p>
      <text:p text:style-name="P9"><text:span text:style-name="T14">CREATE FUNCTION</text:span><text:span text:style-name="T12"> ufn_calculate_future_value(sum DECIMAL(19, 4), yearly_interest DOUBLE, yers INT)</text:span></text:p>
      <text:p text:style-name="P9"><text:span text:style-name="T14">RETURNS</text:span><text:span text:style-name="T12"> DECIMAL(19, 4)</text:span></text:p>
      <text:p text:style-name="P27">DETERMINISTIC</text:p>
      <text:p text:style-name="P27">BEGIN</text:p>
      <text:p text:style-name="P9"><text:span text:style-name="T12"><text:tab/></text:span><text:span text:style-name="T14">DECLARE</text:span><text:span text:style-name="T12"> future_sum DECIMAL(19, 4);</text:span></text:p>
      <text:p text:style-name="P9"><text:span text:style-name="T12"><text:s text:c="4"/></text:span><text:span text:style-name="T14">SET future_sum := sum * POW(1 + yearly_interest, yers);</text:span></text:p>
      <text:p text:style-name="P9"><text:span text:style-name="T12"><text:s text:c="4"/></text:span><text:span text:style-name="T14">RETURN</text:span><text:span text:style-name="T13"> </text:span><text:span text:style-name="T12">future_sum;</text:span></text:p>
      <text:p text:style-name="P27">END &amp;&amp;</text:p>
      <text:p text:style-name="P27">DELIMITER ;</text:p>
      <text:p text:style-name="P27"/>
      <text:p text:style-name="P20"><text:span text:style-name="Code_20_Char"><text:span text:style-name="T9">The procedure</text:span></text:span><text:span text:style-name="Code_20_Char"><text:span text:style-name="T8"> </text:span></text:span><text:span text:style-name="T8">uses the function from the previous problem to give an interest to a person's account for 5 years</text:span></text:p>
      <text:p text:style-name="P24">DELIMITER &amp;&amp;</text:p>
      <text:p text:style-name="P19"><text:span text:style-name="T17">CREATE PROCEDURE</text:span><text:span text:style-name="T12"> usp_calculate_future_value_for_account(id INT, interest_rate DECIMAL(19,4))</text:span></text:p>
      <text:p text:style-name="P24">BEGIN</text:p>
      <text:p text:style-name="P19"><text:span text:style-name="T12"><text:tab/></text:span><text:span text:style-name="T17">SELECT</text:span><text:span text:style-name="T12"> a.`id` AS 'account_id', ah.`first_name`, ah.`last_name`, </text:span></text:p>
      <text:p text:style-name="P25"><text:tab/>a.`balance` AS 'current_balance', ufn_calculate_future_value(a.balance, interest_rate, 5) AS 'balance_in_5_years'</text:p>
      <text:p text:style-name="P19"><text:span text:style-name="T12"><text:tab/></text:span><text:span text:style-name="T17">FROM</text:span><text:span text:style-name="T12"> `account_holders` AS ah</text:span></text:p>
      <text:p text:style-name="P19"><text:span text:style-name="T12"><text:tab/></text:span><text:span text:style-name="T17">JOIN </text:span><text:span text:style-name="T12">`accounts` AS a ON a.`account_holder_id` = ah.`id`</text:span></text:p>
      <text:p text:style-name="P19"><text:span text:style-name="T12"><text:tab/></text:span><text:span text:style-name="T17">WHERE</text:span><text:span text:style-name="T12"> a.`id` = id;</text:span></text:p>
      <text:p text:style-name="P24">END &amp;&amp;</text:p>
      <text:p text:style-name="P24">DELIMITER ;</text:p>
      <text:p text:style-name="P12">Here is the result for <text:span text:style-name="T3">account_id = 1 </text:span><text:span text:style-name="T18">and</text:span><text:span text:style-name="T3"> interest_rate = 0.1</text:span><text:span text:style-name="T2">.</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26">account_id</text:p>
          </table:table-cell>
          <table:table-cell table:style-name="Table11.A1" office:value-type="string">
            <text:p text:style-name="P26">fist_name</text:p>
          </table:table-cell>
          <table:table-cell table:style-name="Table11.A1" office:value-type="string">
            <text:p text:style-name="P26">last_name</text:p>
          </table:table-cell>
          <table:table-cell table:style-name="Table11.A1" office:value-type="string">
            <text:p text:style-name="P26">current_balance</text:p>
          </table:table-cell>
          <table:table-cell table:style-name="Table11.A1" office:value-type="string">
            <text:p text:style-name="P26">balance_in_5_years</text:p>
          </table:table-cell>
        </table:table-row>
        <table:table-row table:style-name="Table11.1">
          <table:table-cell table:style-name="Table11.A2" office:value-type="string">
            <text:p text:style-name="P18">1</text:p>
          </table:table-cell>
          <table:table-cell table:style-name="Table11.B2" office:value-type="string">
            <text:p text:style-name="P18">Susan</text:p>
          </table:table-cell>
          <table:table-cell table:style-name="Table11.C2" office:value-type="string">
            <text:p text:style-name="P18">Cane</text:p>
          </table:table-cell>
          <table:table-cell table:style-name="Table11.D2" office:value-type="string">
            <text:p text:style-name="P18">123.1200</text:p>
          </table:table-cell>
          <table:table-cell table:style-name="Table11.E2" office:value-type="string">
            <text:p text:style-name="P18">198.2860</text:p>
          </table:table-cell>
        </table:table-row>
      </table:table>
      <text:h text:style-name="P21" text:outline-level="2"><text:soft-page-break/>============================================</text:h>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margin-left="0.19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margin-left="0.6972in"/>
        </style:list-level-properties>
      </text:list-level-style-number>
      <text:list-level-style-number text:level="3" style:num-format="i" text:display-levels="2">
        <style:list-level-properties text:list-level-position-and-space-mode="label-alignment">
          <style:list-level-label-alignment text:label-followed-by="listtab" fo:margin-left="1.322in"/>
        </style:list-level-properties>
      </text:list-level-style-number>
      <text:list-level-style-number text:level="4" style:num-format="1" text:display-levels="2">
        <style:list-level-properties text:list-level-position-and-space-mode="label-alignment">
          <style:list-level-label-alignment text:label-followed-by="listtab" fo:margin-left="1.69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margin-left="2.1972in"/>
        </style:list-level-properties>
      </text:list-level-style-number>
      <text:list-level-style-number text:level="6" style:num-format="i" text:display-levels="2">
        <style:list-level-properties text:list-level-position-and-space-mode="label-alignment">
          <style:list-level-label-alignment text:label-followed-by="listtab" fo:margin-left="2.822in"/>
        </style:list-level-properties>
      </text:list-level-style-number>
      <text:list-level-style-number text:level="7" style:num-format="1" text:display-levels="2">
        <style:list-level-properties text:list-level-position-and-space-mode="label-alignment">
          <style:list-level-label-alignment text:label-followed-by="listtab" fo:margin-left="3.19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3.6972in"/>
        </style:list-level-properties>
      </text:list-level-style-number>
      <text:list-level-style-number text:level="9" style:num-format="i" text:display-levels="2">
        <style:list-level-properties text:list-level-position-and-space-mode="label-alignment">
          <style:list-level-label-alignment text:label-followed-by="listtab" fo:margin-left="4.3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4T14:51:07.093058585</meta:creation-date>
    <dc:date>2023-05-27T08:19:00.451608233</dc:date>
    <meta:editing-duration>PT43M56S</meta:editing-duration>
    <meta:editing-cycles>8</meta:editing-cycles>
    <meta:generator>LibreOffice/6.4.7.2$Linux_X86_64 LibreOffice_project/40$Build-2</meta:generator>
    <meta:document-statistic meta:table-count="13" meta:image-count="0" meta:object-count="0" meta:page-count="15" meta:paragraph-count="743" meta:word-count="4047" meta:character-count="25109" meta:non-whitespace-character-count="21729"/>
  </office:meta>
</office:document-meta>
</file>